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827in"/>
    </style:style>
    <style:style style:name="co2" style:family="table-column">
      <style:table-column-properties fo:break-before="auto" style:column-width="1.0535in"/>
    </style:style>
    <style:style style:name="co3" style:family="table-column">
      <style:table-column-properties fo:break-before="auto" style:column-width="1.9016in"/>
    </style:style>
    <style:style style:name="co4" style:family="table-column">
      <style:table-column-properties fo:break-before="auto" style:column-width="1.7598in"/>
    </style:style>
    <style:style style:name="co5" style:family="table-column">
      <style:table-column-properties fo:break-before="auto" style:column-width="0.6035in"/>
    </style:style>
    <style:style style:name="co6" style:family="table-column">
      <style:table-column-properties fo:break-before="auto" style:column-width="3.8028in"/>
    </style:style>
    <style:style style:name="co7" style:family="table-column">
      <style:table-column-properties fo:break-before="auto" style:column-width="1.6189in"/>
    </style:style>
    <style:style style:name="co8" style:family="table-column">
      <style:table-column-properties fo:break-before="auto" style:column-width="0.7063in"/>
    </style:style>
    <style:style style:name="co9" style:family="table-column">
      <style:table-column-properties fo:break-before="auto" style:column-width="0.8925in"/>
    </style:style>
    <style:style style:name="co10" style:family="table-column">
      <style:table-column-properties fo:break-before="auto" style:column-width="1.7854in"/>
    </style:style>
    <style:style style:name="co11" style:family="table-column">
      <style:table-column-properties fo:break-before="auto" style:column-width="1.6575in"/>
    </style:style>
    <style:style style:name="co12" style:family="table-column">
      <style:table-column-properties fo:break-before="auto" style:column-width="1.5283in"/>
    </style:style>
    <style:style style:name="co13" style:family="table-column">
      <style:table-column-properties fo:break-before="auto" style:column-width="1.1047in"/>
    </style:style>
    <style:style style:name="co14" style:family="table-column">
      <style:table-column-properties fo:break-before="auto" style:column-width="1.9138in"/>
    </style:style>
    <style:style style:name="co15" style:family="table-column">
      <style:table-column-properties fo:break-before="auto" style:column-width="1.4772in"/>
    </style:style>
    <style:style style:name="co16" style:family="table-column">
      <style:table-column-properties fo:break-before="auto" style:column-width="1.8118in"/>
    </style:style>
    <style:style style:name="co17" style:family="table-column">
      <style:table-column-properties fo:break-before="auto" style:column-width="1.7984in"/>
    </style:style>
    <style:style style:name="co18" style:family="table-column">
      <style:table-column-properties fo:break-before="auto" style:column-width="0.6807in"/>
    </style:style>
    <style:style style:name="ro1" style:family="table-row">
      <style:table-row-properties style:row-height="0.5in" fo:break-before="auto" style:use-optimal-row-height="false"/>
    </style:style>
    <style:style style:name="ro2" style:family="table-row">
      <style:table-row-properties style:row-height="0.4717in" fo:break-before="auto" style:use-optimal-row-height="true"/>
    </style:style>
    <style:style style:name="ro3" style:family="table-row">
      <style:table-row-properties style:row-height="0.1689in" fo:break-before="auto" style:use-optimal-row-height="true"/>
    </style:style>
    <style:style style:name="ro4" style:family="table-row">
      <style:table-row-properties style:row-height="0.6228in" fo:break-before="auto" style:use-optimal-row-height="true"/>
    </style:style>
    <style:style style:name="ro5" style:family="table-row">
      <style:table-row-properties style:row-height="0.3201in" fo:break-before="auto" style:use-optimal-row-height="true"/>
    </style:style>
    <style:style style:name="ro6" style:family="table-row">
      <style:table-row-properties style:row-height="0.9256in" fo:break-before="auto" style:use-optimal-row-height="true"/>
    </style:style>
    <style:style style:name="ro7" style:family="table-row">
      <style:table-row-properties style:row-height="0.7744in" fo:break-before="auto" style:use-optimal-row-height="true"/>
    </style:style>
    <style:style style:name="ro8" style:family="table-row">
      <style:table-row-properties style:row-height="1.2283in" fo:break-before="auto" style:use-optimal-row-height="true"/>
    </style:style>
    <style:style style:name="ro9" style:family="table-row">
      <style:table-row-properties style:row-height="0.3472in" fo:break-before="auto" style:use-optimal-row-height="false"/>
    </style:style>
    <style:style style:name="ro10" style:family="table-row">
      <style:table-row-properties style:row-height="1.0772in" fo:break-before="auto" style:use-optimal-row-height="true"/>
    </style:style>
    <style:style style:name="ta1" style:family="table" style:master-page-name="PageStyle_5f_licenses">
      <style:table-properties table:display="true" style:writing-mode="lr-tb"/>
    </style:style>
    <style:style style:name="ta2" style:family="table" style:master-page-name="PageStyle_5f_FSF">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style>
    <style:style style:name="ce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dd0806"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style>
    <style:style style:name="ce7"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dd0806" style:text-outline="false" style:text-line-through-styl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dd0806" style:text-outline="false" style:text-line-through-style="none" style:font-name="Arial1" fo:font-size="9pt" fo:font-style="italic" fo:text-shadow="none" style:text-underline-style="solid" style:text-underline-width="auto" style:text-underline-color="font-color" fo:font-weight="normal" style:font-size-asian="9pt" style:font-style-asian="italic" style:font-weight-asian="normal" style:font-name-complex="Arial1" style:font-size-complex="9pt" style:font-style-complex="italic" style:font-weight-complex="normal"/>
    </style:style>
    <style:style style:name="ce9"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2"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data-style-name="N0">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italic" fo:text-shadow="none" style:text-underline-style="none" fo:font-weight="normal" style:font-size-asian="9pt" style:font-style-asian="italic" style:font-weight-asian="normal" style:font-name-complex="Arial1" style:font-size-complex="9pt" style:font-style-complex="italic" style:font-weight-complex="normal"/>
    </style:style>
    <style:style style:name="ce17"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italic" fo:text-shadow="none" style:text-underline-style="none" fo:font-weight="normal" style:font-size-asian="9pt" style:font-style-asian="italic" style:font-weight-asian="normal" style:font-name-complex="Arial1" style:font-size-complex="9pt" style:font-style-complex="italic" style:font-weight-complex="normal"/>
    </style:style>
    <style:style style:name="ce18"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19" style:family="table-cell" style:parent-style-name="Default" style:data-style-name="N0">
      <style:table-cell-properties style:glyph-orientation-vertical="0" style:diagonal-bl-tr="none" style:diagonal-tl-br="none" style:text-align-source="fix" style:repeat-content="false" fo:background-color="transparent" fo:wrap-option="no-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0"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style>
    <style:style style:name="ce21"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top"/>
      <style:paragraph-properties fo:text-align="start" fo:margin-left="0in" style:writing-mode="page"/>
    </style:style>
    <style:style style:name="ce22"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text-properties fo:color="#dd0806"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data-style-name="N100">
      <style:table-cell-properties style:glyph-orientation-vertical="0" fo:border-bottom="0.0008in solid #000000" fo:background-color="#c0c0c0" style:diagonal-bl-tr="none" style:diagonal-tl-br="none" style:text-align-source="fix" style:repeat-content="false" fo:wrap-option="wrap" fo:border-left="none" style:direction="ltr" fo:border-right="none"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5" style:family="table-cell" style:parent-style-name="Default" style:data-style-name="N100">
      <style:table-cell-properties style:glyph-orientation-vertical="0" fo:border-bottom="0.0008in solid #000000" style:diagonal-bl-tr="none" style:diagonal-tl-br="none" style:text-align-source="fix" style:repeat-content="false" fo:wrap-option="wrap" fo:border-left="none" style:direction="ltr" fo:border-right="none" style:rotation-angle="0" style:rotation-align="none" style:shrink-to-fit="false" fo:border-top="0.0008in solid #000000" style:vertical-align="top"/>
      <style:paragraph-properties fo:text-align="start" fo:margin-left="0in" style:writing-mode="page"/>
      <style:text-properties fo:color="#0000d4"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 style:family="table-cell" style:parent-style-name="Default" style:data-style-name="N100">
      <style:table-cell-properties style:glyph-orientation-vertical="0" fo:border-bottom="0.0008in solid #000000" style:diagonal-bl-tr="none" style:diagonal-tl-br="none" style:text-align-source="fix" style:repeat-content="false" fo:wrap-option="wrap" fo:border-left="none" style:direction="ltr" fo:border-right="none" style:rotation-angle="0" style:rotation-align="none" style:shrink-to-fit="false" fo:border-top="0.0008in solid #000000" style:vertical-align="top"/>
      <style:paragraph-properties fo:text-align="start" fo:margin-left="0in" style:writing-mode="page"/>
    </style:style>
    <style:style style:name="ce2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28" style:family="table-cell" style:parent-style-name="Excel_5f_BuiltIn_5f_Hyperlink" style:data-style-name="N100">
      <style:table-cell-properties style:glyph-orientation-vertical="0" fo:border-bottom="0.0008in solid #000000"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0008in solid #000000" style:vertical-align="top"/>
      <style:paragraph-properties fo:text-align="start" fo:margin-left="0in" style:writing-mode="page"/>
      <style:text-properties fo:color="#0000d4"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29" style:family="table-cell" style:parent-style-name="Excel_5f_BuiltIn_5f_Hyperlink" style:data-style-name="N100">
      <style:table-cell-properties style:glyph-orientation-vertical="0" fo:border-bottom="0.0008in solid #000000"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0008in solid #000000" style:vertical-align="top"/>
      <style:paragraph-properties fo:text-align="start" fo:margin-left="0in" style:writing-mode="page"/>
    </style:style>
    <style:style style:name="ce30" style:family="table-cell" style:parent-style-name="Excel_5f_BuiltIn_5f_Hyperlink" style:data-style-name="N100">
      <style:table-cell-properties style:glyph-orientation-vertical="0" fo:border-bottom="0.0008in solid #000000"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0008in solid #000000" style:vertical-align="top"/>
      <style:paragraph-properties fo:text-align="start" fo:margin-left="0in" style:writing-mode="page"/>
      <style:text-properties fo:color="#0000d4"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 style:family="table-cell" style:parent-style-name="Default" style:data-style-name="N100">
      <style:table-cell-properties style:glyph-orientation-vertical="0" fo:border-bottom="0.0008in solid #000000" style:diagonal-bl-tr="none" style:diagonal-tl-br="none" style:text-align-source="fix" style:repeat-content="false" fo:wrap-option="wrap" fo:border-left="none" style:direction="ltr" fo:border-right="none"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 style:family="text">
      <style:text-properties fo:color="#0000d4"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dd0806"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d4" style:text-outline="false" style:text-line-through-style="none" style:font-name="Arial2"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licenses" table:style-name="ta1" table:print="false">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18"/>
        <table:table-column table:style-name="co7" table:default-cell-style-name="ce18"/>
        <table:table-column table:style-name="co8" table:number-columns-repeated="249" table:default-cell-style-name="ce18"/>
        <table:table-column table:style-name="co9" table:number-columns-repeated="768" table:default-cell-style-name="Default"/>
        <table:table-row table:style-name="ro1">
          <table:table-cell table:style-name="ce1" office:value-type="string">
            <text:p>Full name of License</text:p>
          </table:table-cell>
          <table:table-cell table:style-name="ce1" office:value-type="string">
            <text:p>License Identifier</text:p>
          </table:table-cell>
          <table:table-cell table:style-name="ce1" office:value-type="string">
            <text:p>Source/url</text:p>
          </table:table-cell>
          <table:table-cell table:style-name="ce1" office:value-type="string">
            <text:p>Notes</text:p>
          </table:table-cell>
          <table:table-cell table:style-name="ce1" office:value-type="string">
            <text:p>OSI Approved</text:p>
          </table:table-cell>
          <table:table-cell table:style-name="ce11" office:value-type="string">
            <text:p>Standard License Header</text:p>
          </table:table-cell>
          <table:table-cell table:style-name="ce19" office:value-type="string">
            <text:p>Text</text:p>
          </table:table-cell>
          <table:table-cell table:number-columns-repeated="1017"/>
        </table:table-row>
        <table:table-row table:style-name="ro1">
          <table:table-cell table:style-name="ce2" office:value-type="string">
            <text:p>Academic Free License v1.1</text:p>
          </table:table-cell>
          <table:table-cell table:style-name="ce2" office:value-type="string">
            <text:p>AFL-1.1</text:p>
          </table:table-cell>
          <table:table-cell table:style-name="ce5" table:formula="of:=HYPERLINK(&quot;http://opensource.linux-mirror.org/licenses/afl-1.1.txt&quot;;&quot;http://opensource.linux-mirror.org/licenses/afl-1.1.txt&quot;)" office:value-type="string" office:string-value="http://opensource.linux-mirror.org/licenses/afl-1.1.txt">
            <text:p>http://opensource.linux-mirror.org/licenses/afl-1.1.txt</text:p>
          </table:table-cell>
          <table:table-cell table:style-name="ce2" office:value-type="string">
            <text:p>This license has been superseded by later versions.</text:p>
            <text:p/>
          </table:table-cell>
          <table:table-cell table:style-name="ce2" office:value-type="string">
            <text:p>YES</text:p>
          </table:table-cell>
          <table:table-cell table:style-name="ce12" office:value-type="string">
            <text:p>Licensed under the Academic Free License version 1.1.</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䙁ⵌ⸱⸱硴t⸺㨮楌牢牡㩹慃档獥䄺灰慄慴䰺捯污䴺捩潲潳瑦场湩潤獷吺浥潰慲祲䤠瑮牥敮⁴楆敬㩳潄畣敭瑮㩳楍牣獯景⁴獕牥䐠瑡㩡慓敶⁤瑁慴档敭瑮㩳䙁ⵌ⸱⸱硴t">AFL-1.1.txt</text:a></text:span></text:p>
          </table:table-cell>
          <table:table-cell table:number-columns-repeated="1017"/>
        </table:table-row>
        <table:table-row table:style-name="ro1">
          <table:table-cell table:style-name="ce2" office:value-type="string">
            <text:p>Academic Free License v1.2</text:p>
          </table:table-cell>
          <table:table-cell table:style-name="ce2" office:value-type="string">
            <text:p>AFL-1.2</text:p>
          </table:table-cell>
          <table:table-cell table:style-name="ce5" table:formula="of:=HYPERLINK(&quot;http://opensource.linux-mirror.org/licenses/afl-1.2.txt&quot;;&quot;http://opensource.linux-mirror.org/licenses/afl-1.2.txt&quot;)" office:value-type="string" office:string-value="http://opensource.linux-mirror.org/licenses/afl-1.2.txt">
            <text:p>http://opensource.linux-mirror.org/licenses/afl-1.2.txt</text:p>
          </table:table-cell>
          <table:table-cell table:style-name="ce2" office:value-type="string">
            <text:p>This license has been superseded by later versions.</text:p>
            <text:p/>
          </table:table-cell>
          <table:table-cell table:style-name="ce2" office:value-type="string">
            <text:p>YES</text:p>
          </table:table-cell>
          <table:table-cell table:style-name="ce12" office:value-type="string">
            <text:p>Licensed under the Academic Free License version 1.2</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䙁ⵌ⸱⸲硴t⸺㨮楌牢牡㩹慃档獥䄺灰慄慴䰺捯污䴺捩潲潳瑦场湩潤獷吺浥潰慲祲䤠瑮牥敮⁴楆敬㩳潄畣敭瑮㩳楍牣獯景⁴獕牥䐠瑡㩡慓敶⁤瑁慴档敭瑮㩳䙁ⵌ⸱⸲硴t">AFL-1.2.txt</text:a></text:span></text:p>
          </table:table-cell>
          <table:table-cell table:number-columns-repeated="1017"/>
        </table:table-row>
        <table:table-row table:style-name="ro1">
          <table:table-cell table:style-name="ce2" office:value-type="string">
            <text:p>Academic Free License v2.0</text:p>
          </table:table-cell>
          <table:table-cell table:style-name="ce2" office:value-type="string">
            <text:p>AFL-2.0</text:p>
          </table:table-cell>
          <table:table-cell table:style-name="ce5" table:formula="of:=HYPERLINK(&quot;http://opensource.linux-mirror.org/licenses/afl-2.0.txt&quot;;&quot;http://opensource.linux-mirror.org/licenses/afl-2.0.txt&quot;)" office:value-type="string" office:string-value="http://opensource.linux-mirror.org/licenses/afl-2.0.txt">
            <text:p>http://opensource.linux-mirror.org/licenses/afl-2.0.txt</text:p>
          </table:table-cell>
          <table:table-cell table:style-name="ce2"/>
          <table:table-cell table:style-name="ce2" office:value-type="string">
            <text:p>YES</text:p>
          </table:table-cell>
          <table:table-cell table:style-name="ce12" office:value-type="string">
            <text:p>Licensed under the Academic Free License version 2.0</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䙁ⵌ⸲⸰硴t⸺㨮楌牢牡㩹慃档獥䄺灰慄慴䰺捯污䴺捩潲潳瑦场湩潤獷吺浥潰慲祲䤠瑮牥敮⁴楆敬㩳潄畣敭瑮㩳楍牣獯景⁴獕牥䐠瑡㩡慓敶⁤瑁慴档敭瑮㩳䙁ⵌ⸲⸰硴t">AFL-2.0.txt</text:a></text:span></text:p>
          </table:table-cell>
          <table:table-cell table:number-columns-repeated="1017"/>
        </table:table-row>
        <table:table-row table:style-name="ro1">
          <table:table-cell table:style-name="ce2" office:value-type="string">
            <text:p>Academic Free License v2.1</text:p>
          </table:table-cell>
          <table:table-cell table:style-name="ce2" office:value-type="string">
            <text:p>AFL-2.1</text:p>
          </table:table-cell>
          <table:table-cell table:style-name="ce5" table:formula="of:=HYPERLINK(&quot;http://opensource.linux-mirror.org/licenses/afl-2.1.txt&quot;;&quot;http://opensource.linux-mirror.org/licenses/afl-2.1.txt&quot;)" office:value-type="string" office:string-value="http://opensource.linux-mirror.org/licenses/afl-2.1.txt">
            <text:p>http://opensource.linux-mirror.org/licenses/afl-2.1.txt</text:p>
          </table:table-cell>
          <table:table-cell table:style-name="ce2"/>
          <table:table-cell table:style-name="ce2" office:value-type="string">
            <text:p>YES</text:p>
          </table:table-cell>
          <table:table-cell table:style-name="ce12" office:value-type="string">
            <text:p>Licensed under the Academic Free License version 2.1</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䙁ⵌ⸲⸱硴t⸺㨮楌牢牡㩹慃档獥䄺灰慄慴䰺捯污䴺捩潲潳瑦场湩潤獷吺浥潰慲祲䤠瑮牥敮⁴楆敬㩳潄畣敭瑮㩳楍牣獯景⁴獕牥䐠瑡㩡慓敶⁤瑁慴档敭瑮㩳䙁ⵌ⸲⸱硴t">AFL-2.1.txt</text:a></text:span></text:p>
          </table:table-cell>
          <table:table-cell table:number-columns-repeated="1017"/>
        </table:table-row>
        <table:table-row table:style-name="ro1">
          <table:table-cell table:style-name="ce2" office:value-type="string">
            <text:p>Academic Free License v3.0</text:p>
          </table:table-cell>
          <table:table-cell table:style-name="ce2" office:value-type="string">
            <text:p>AFL-3.0</text:p>
          </table:table-cell>
          <table:table-cell table:style-name="ce5" office:value-type="string">
            <text:p>http://www.rosenlaw.com/AFL3.0.htm</text:p>
            <text:p>http://www.opensource.org/licenses/afl-3.0</text:p>
          </table:table-cell>
          <table:table-cell table:style-name="ce2"/>
          <table:table-cell table:style-name="ce2" office:value-type="string">
            <text:p>YES</text:p>
          </table:table-cell>
          <table:table-cell table:style-name="ce12" office:value-type="string">
            <text:p>Licensed under the Academic Free License version 3.0</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䙁ⵌ⸳⸰硴t⸺㨮楌牢牡㩹慃档獥䄺灰慄慴䰺捯污䴺捩潲潳瑦场湩潤獷吺浥潰慲祲䤠瑮牥敮⁴楆敬㩳潄畣敭瑮㩳楍牣獯景⁴獕牥䐠瑡㩡慓敶⁤瑁慴档敭瑮㩳䙁ⵌ⸳⸰硴t">AFL-3.0.txt</text:a></text:span></text:p>
          </table:table-cell>
          <table:table-cell table:number-columns-repeated="1017"/>
        </table:table-row>
        <table:table-row table:style-name="ro1">
          <table:table-cell table:style-name="ce2" office:value-type="string">
            <text:p>Adaptive Public License 1.0</text:p>
          </table:table-cell>
          <table:table-cell table:style-name="ce2" office:value-type="string">
            <text:p>APL-1.0</text:p>
          </table:table-cell>
          <table:table-cell table:style-name="ce6" office:value-type="string">
            <text:p><text:span text:style-name="T1"><text:a xlink:href="http://www.opensource.org/licenses/APL-1.0">http://www.opensource.org/licenses/APL-1.0</text:a></text:span></text:p>
          </table:table-cell>
          <table:table-cell table:style-name="ce2"/>
          <table:table-cell table:style-name="ce2" office:value-type="string">
            <text:p>YES</text:p>
          </table:table-cell>
          <table:table-cell table:style-name="ce12" office:value-type="string">
            <text:p>&lt;various notices depending on terms chosen for license - see Exhibit A&gt;</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偁ⵌ⸱⸰硴t⸺㨮楌牢牡㩹慃档獥䄺灰慄慴䰺捯污䴺捩潲潳瑦场湩潤獷吺浥潰慲祲䤠瑮牥敮⁴楆敬㩳潄畣敭瑮㩳楍牣獯景⁴獕牥䐠瑡㩡慓敶⁤瑁慴档敭瑮㩳偁ⵌ⸱⸰硴t">APL-1.0.txt</text:a></text:span></text:p>
          </table:table-cell>
          <table:table-cell table:number-columns-repeated="1017"/>
        </table:table-row>
        <table:table-row table:style-name="ro1">
          <table:table-cell table:style-name="ce2" office:value-type="string">
            <text:p>ANTLR Software Rights Notice</text:p>
          </table:table-cell>
          <table:table-cell table:style-name="ce2" office:value-type="string">
            <text:p>ANTLR-PD</text:p>
          </table:table-cell>
          <table:table-cell table:style-name="ce6" office:value-type="string">
            <text:p><text:span text:style-name="T1"><text:a xlink:href="http://www.antlr2.org/license.html">http://www.antlr2.org/license.html</text:a></text:span></text:p>
          </table:table-cell>
          <table:table-cell table:style-name="ce2" office:value-type="string">
            <text:p>ANTLR used this public domain notice through version 2.7 and then switched to a BSD license for version 3.0 and later.</text:p>
          </table:table-cell>
          <table:table-cell table:style-name="ce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乁䱔ⵒ䑐琮瑸㨀⸮䰺扩慲祲䌺捡敨㩳灁䑰瑡㩡潌慣㩬楍牣獯景㩴楗摮睯㩳敔灭牯牡⁹湉整湲瑥䘠汩獥䐺捯浵湥獴䴺捩潲潳瑦唠敳⁲慄慴区癡摥䄠瑴捡浨湥獴䄺呎剌倭⹄硴t">ANTLR-PD.txt</text:a></text:span></text:p>
          </table:table-cell>
          <table:table-cell table:number-columns-repeated="1017"/>
        </table:table-row>
        <table:table-row table:style-name="ro1">
          <table:table-cell table:style-name="ce2" office:value-type="string">
            <text:p>Apache License 1.0</text:p>
          </table:table-cell>
          <table:table-cell table:style-name="ce2" office:value-type="string">
            <text:p>Apache-1.0</text:p>
          </table:table-cell>
          <table:table-cell table:style-name="ce6" office:value-type="string">
            <text:p><text:span text:style-name="T1"><text:a xlink:href="http://www.apache.org/licenses/LICENSE-1.0">http://www.apache.org/licenses/LICENSE-1.0</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灁捡敨ㄭ〮琮瑸㨀⸮䰺扩慲祲䌺捡敨㩳灁䑰瑡㩡潌慣㩬楍牣獯景㩴楗摮睯㩳敔灭牯牡⁹湉整湲瑥䘠汩獥䐺捯浵湥獴䴺捩潲潳瑦唠敳⁲慄慴区癡摥䄠瑴捡浨湥獴䄺慰档ⵥ⸱⸰硴t">Apache-1.0.txt</text:a></text:span></text:p>
          </table:table-cell>
          <table:table-cell table:number-columns-repeated="1017"/>
        </table:table-row>
        <table:table-row table:style-name="ro1">
          <table:table-cell table:style-name="ce2" office:value-type="string">
            <text:p>Apache License 1.1</text:p>
          </table:table-cell>
          <table:table-cell table:style-name="ce2" office:value-type="string">
            <text:p>Apache-1.1</text:p>
          </table:table-cell>
          <table:table-cell table:style-name="ce7" office:value-type="string">
            <text:p>http://apache.org/licenses/LICENSE-1.1</text:p>
            <text:p>http://www.opensource.org/licenses/apachepl-1.1</text:p>
          </table:table-cell>
          <table:table-cell table:style-name="ce2" office:value-type="string">
            <text:p>This license has been superseded by Apache License 2.0</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灁捡敨ㄭㄮ琮瑸㨀⸮䰺扩慲祲䌺捡敨㩳灁䑰瑡㩡潌慣㩬楍牣獯景㩴楗摮睯㩳敔灭牯牡⁹湉整湲瑥䘠汩獥䐺捯浵湥獴䴺捩潲潳瑦唠敳⁲慄慴区癡摥䄠瑴捡浨湥獴䄺慰档ⵥ⸱⸱硴t">Apache-1.1.txt</text:a></text:span></text:p>
          </table:table-cell>
          <table:table-cell table:number-columns-repeated="1017"/>
        </table:table-row>
        <table:table-row table:style-name="ro1">
          <table:table-cell table:style-name="ce2" office:value-type="string">
            <text:p>Apache License 2.0</text:p>
          </table:table-cell>
          <table:table-cell table:style-name="ce2" office:value-type="string">
            <text:p>Apache-2.0</text:p>
          </table:table-cell>
          <table:table-cell table:style-name="ce7" office:value-type="string">
            <text:p>http://www.apache.org/licenses/LICENSE-2.0</text:p>
            <text:p>http://www.opensource.org/licenses/Apache-2.0</text:p>
          </table:table-cell>
          <table:table-cell table:style-name="ce2" office:value-type="string">
            <text:p>This licnse was released January 2004</text:p>
            <text:p/>
          </table:table-cell>
          <table:table-cell table:style-name="ce2" office:value-type="string">
            <text:p>YES</text:p>
          </table:table-cell>
          <table:table-cell table:style-name="ce1" office:value-type="string">
            <text:p><text:s/>If work from Apache:</text:p>
            <text:p>Licensed to the Apache Software Foundation (ASF) under one or more contributor license agreements. <text:s/>See the NOTICE file distributed with this work for additional information regarding copyright ownership. <text:s/>The ASF licenses this file to you under the Apache License, Version 2.0 (the "License"); you may not use this file except in compliance with the License. <text:s/>You may obtain a copy of the License at</text:p>
            <text:p/>
            <text:p><text:s/>http://www.apache.org/licenses/LICENSE-2.0</text:p>
            <text:p/>
            <text:p>Unless required by applicable law or agreed to in writing, software distributed under the License is distributed on an "AS IS" BASIS, WITHOUT WARRANTIES OR CONDITIONS OF ANY KIND, either express or implied. <text:s/>See the License for the specific language governing permissions and limitations under the License. <text:s/></text:p>
            <text:p/>
            <text:p>If licensing your own work:</text:p>
            <text:p>Copyright [yyyy] [name of copyright owner]</text:p>
            <text:p/>
            <text:p>Licensed under the Apache License, Version 2.0 (the "License"); you may not use this file except in compliance with the License. You may obtain a copy of the License at</text:p>
            <text:p/>
            <text:p><text:s text:c="7"/>http://www.apache.org/licenses/LICENSE-2.0</text:p>
            <text:p/>
            <text:p>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灁捡敨㈭〮琮瑸㨀⸮䰺扩慲祲䌺捡敨㩳灁䑰瑡㩡潌慣㩬楍牣獯景㩴楗摮睯㩳敔灭牯牡⁹湉整湲瑥䘠汩獥䐺捯浵湥獴䴺捩潲潳瑦唠敳⁲慄慴区癡摥䄠瑴捡浨湥獴䄺慰档ⵥ⸲⸰硴t">Apache-2.0.txt</text:a></text:span></text:p>
          </table:table-cell>
          <table:table-cell table:number-columns-repeated="1017"/>
        </table:table-row>
        <table:table-row table:style-name="ro1">
          <table:table-cell table:style-name="ce2" office:value-type="string">
            <text:p>Apple Public Source License 1.0</text:p>
          </table:table-cell>
          <table:table-cell table:style-name="ce2" office:value-type="string">
            <text:p>APSL-1.0</text:p>
          </table:table-cell>
          <table:table-cell table:style-name="ce6" office:value-type="string">
            <text:p><text:span text:style-name="T1"><text:a xlink:href="https://fedoraproject.org/wiki/Licensing/Apple_Public_Source_License_1.0">https://fedoraproject.org/wiki/Licensing/Apple_Public_Source_License_1.0</text:a></text:span></text:p>
          </table:table-cell>
          <table:table-cell table:style-name="ce2" office:value-type="string">
            <text:p>This license was released 16 March 1999.</text:p>
          </table:table-cell>
          <table:table-cell table:style-name="ce2"/>
          <table:table-cell table:style-name="ce2" office:value-type="string">
            <text:p>Portions Copyright (c) 1999 Apple Computer, Inc. All Rights</text:p>
            <text:p>Reserved. This file contains Original Code and/or Modifications of</text:p>
            <text:p>Original Code as defined in and that are subject to the Apple Public</text:p>
            <text:p>Source License Version 1.0 (the 'License'). You may not use this file</text:p>
            <text:p>except in compliance with the License. Please obtain a copy of the</text:p>
            <text:p>License at http://www.apple.com/publicsource and read it before using</text:p>
            <text:p>this file.</text:p>
            <text:p/>
            <text:p>The Original Code and all software distributed under the License are</text:p>
            <text:p>distributed on an 'AS IS' basis, WITHOUT WARRANTY OF ANY KIND, EITHER</text:p>
            <text:p>EXPRESS OR IMPLIED, AND APPLE HEREBY DISCLAIMS ALL SUCH WARRANTIES,</text:p>
            <text:p>INCLUDING WITHOUT LIMITATION, ANY WARRANTIES OF MERCHANTABILITY,</text:p>
            <text:p>FITNESS FOR A PARTICULAR PURPOSE OR NON-INFRINGEMENT. Please see the</text:p>
            <text:p>License for the specific language governing rights and limitations</text:p>
            <text:p>under the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偁䱓ㄭ〮琮瑸㨀⸮䰺扩慲祲䌺捡敨㩳灁䑰瑡㩡潌慣㩬楍牣獯景㩴楗摮睯㩳敔灭牯牡⁹湉整湲瑥䘠汩獥䐺捯浵湥獴䴺捩潲潳瑦唠敳⁲慄慴区癡摥䄠瑴捡浨湥獴䄺卐ⵌ⸱⸰硴t">APSL-1.0.txt</text:a></text:span></text:p>
          </table:table-cell>
          <table:table-cell table:number-columns-repeated="1017"/>
        </table:table-row>
        <table:table-row table:style-name="ro1">
          <table:table-cell table:style-name="ce2" office:value-type="string">
            <text:p>Apple Public Source License 1.1</text:p>
          </table:table-cell>
          <table:table-cell table:style-name="ce2" office:value-type="string">
            <text:p>APSL-1.1</text:p>
          </table:table-cell>
          <table:table-cell table:style-name="ce6" office:value-type="string">
            <text:p><text:span text:style-name="T1"><text:a xlink:href="http://www.opensource.apple.com/source/IOSerialFamily/IOSerialFamily-7/APPLE_LICENSE">http://www.opensource.apple.com/source/IOSerialFamily/IOSerialFamily-7/APPLE_LICENSE</text:a></text:span></text:p>
          </table:table-cell>
          <table:table-cell table:style-name="ce2" office:value-type="string">
            <text:p>This license was released 19 April 1999.</text:p>
          </table:table-cell>
          <table:table-cell table:style-name="ce2" office:value-type="string">
            <text:p>?</text:p>
          </table:table-cell>
          <table:table-cell table:style-name="ce2" office:value-type="string">
            <text:p>Portions Copyright (c) 1999-2000 Apple Computer, Inc. <text:s/>All Rights</text:p>
            <text:p>Reserved. <text:s/>This file contains Original Code and/or Modifications of</text:p>
            <text:p>Original Code as defined in and that are subject to the Apple Public</text:p>
            <text:p>Source License Version 1.1 (the "License"). <text:s/>You may not use this file</text:p>
            <text:p>except in compliance with the License. <text:s/>Please obtain a copy of the</text:p>
            <text:p>License at http://www.apple.com/publicsource and read it before using</text:p>
            <text:p>this file.</text:p>
            <text:p/>
            <text:p>The Original Code and all software distributed under the License are</text:p>
            <text:p>distributed on an "AS IS" basis, WITHOUT WARRANTY OF ANY KIND, EITHER</text:p>
            <text:p>EXPRESS OR IMPLIED, AND APPLE HEREBY DISCLAIMS ALL SUCH WARRANTIES,</text:p>
            <text:p>INCLUDING WITHOUT LIMITATION, ANY WARRANTIES OF MERCHANTABILITY,</text:p>
            <text:p>FITNESS FOR A PARTICULAR PURPOSE OR NON- INFRINGEMENT. <text:s/>Please see the</text:p>
            <text:p>License for the specific language governing rights and limitations</text:p>
            <text:p>under the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偁䱓ㄭㄮ琮瑸㨀⸮䰺扩慲祲䌺捡敨㩳灁䑰瑡㩡潌慣㩬楍牣獯景㩴楗摮睯㩳敔灭牯牡⁹湉整湲瑥䘠汩獥䐺捯浵湥獴䴺捩潲潳瑦唠敳⁲慄慴区癡摥䄠瑴捡浨湥獴䄺卐ⵌ⸱⸱硴t">APSL-1.1.txt</text:a></text:span></text:p>
          </table:table-cell>
          <table:table-cell table:number-columns-repeated="1017"/>
        </table:table-row>
        <table:table-row table:style-name="ro1">
          <table:table-cell table:style-name="ce2" office:value-type="string">
            <text:p>Apple Public Source License 1.2</text:p>
          </table:table-cell>
          <table:table-cell table:style-name="ce2" office:value-type="string">
            <text:p>APSL-1.2</text:p>
          </table:table-cell>
          <table:table-cell table:style-name="ce5" table:formula="of:=HYPERLINK(&quot;http://www.samurajdata.se/opensource/mirror/licenses/apsl.php&quot;;&quot;http://www.samurajdata.se/opensource/mirror/licenses/apsl.php&quot;)" office:value-type="string" office:string-value="http://www.samurajdata.se/opensource/mirror/licenses/apsl.php">
            <text:p>http://www.samurajdata.se/opensource/mirror/licenses/apsl.php</text:p>
          </table:table-cell>
          <table:table-cell table:style-name="ce2" office:value-type="string">
            <text:p>This license was released 4 Jan 2001. </text:p>
            <text:p/>
          </table:table-cell>
          <table:table-cell table:style-name="ce2" office:value-type="string">
            <text:p>YES</text:p>
          </table:table-cell>
          <table:table-cell table:style-name="ce13" office:value-type="string">
            <text:p>Portions Copyright (c) 1999-2001 Apple Computer, Inc. All Rights Reserved.</text:p>
            <text:p/>
            <text:p>This file contains Original Code and/or Modifications of Original Code as defined in and that are subject to the Apple Public Source License Version 1.2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偁䱓ㄭ㈮琮瑸㨀⸮䰺扩慲祲䌺捡敨㩳灁䑰瑡㩡潌慣㩬楍牣獯景㩴楗摮睯㩳敔灭牯牡⁹湉整湲瑥䘠汩獥䐺捯浵湥獴䴺捩潲潳瑦唠敳⁲慄慴区癡摥䄠瑴捡浨湥獴䄺卐ⵌ⸱⸲硴t">APSL-1.2.txt</text:a></text:span></text:p>
          </table:table-cell>
          <table:table-cell table:number-columns-repeated="1017"/>
        </table:table-row>
        <table:table-row table:style-name="ro1">
          <table:table-cell table:style-name="ce2" office:value-type="string">
            <text:p>Apple Public Source License 2.0</text:p>
          </table:table-cell>
          <table:table-cell table:style-name="ce2" office:value-type="string">
            <text:p>APSL-2.0</text:p>
          </table:table-cell>
          <table:table-cell table:style-name="ce5" table:formula="of:=HYPERLINK(&quot;http://www.opensource.apple.com/license/apsl/&quot;;&quot;http://www.opensource.apple.com/license/apsl/ &quot;)" office:value-type="string" office:string-value="http://www.opensource.apple.com/license/apsl/ ">
            <text:p>http://www.opensource.apple.com/license/apsl/ </text:p>
          </table:table-cell>
          <table:table-cell table:style-name="ce2" office:value-type="string">
            <text:p>This license was released: 6 August 2003.</text:p>
            <text:p/>
          </table:table-cell>
          <table:table-cell table:style-name="ce2" office:value-type="string">
            <text:p>YES</text:p>
          </table:table-cell>
          <table:table-cell table:style-name="ce1" office:value-type="string">
            <text:p>For modified code:</text:p>
            <text:p>"Portions Copyright (c) 1999-2003 Apple Computer, Inc. All Rights Reserved.</text:p>
            <text:p/>
            <text:p>This file contains Original Code and/or Modifications of Original Code as defined in and that are subject to the Apple Public Source License Version 2.0 (the 'License'). You may not use this file except in compliance with the License. Please obtain a copy of the License at http://www.opensource.apple.com/apsl/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 limitations under the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偁䱓㈭〮琮瑸㨀⸮䰺扩慲祲䌺捡敨㩳灁䑰瑡㩡潌慣㩬楍牣獯景㩴楗摮睯㩳敔灭牯牡⁹湉整湲瑥䘠汩獥䐺捯浵湥獴䴺捩潲潳瑦唠敳⁲慄慴区癡摥䄠瑴捡浨湥獴䄺卐ⵌ⸲⸰硴t">APSL-2.0.txt</text:a></text:span></text:p>
          </table:table-cell>
          <table:table-cell table:number-columns-repeated="1017"/>
        </table:table-row>
        <table:table-row table:style-name="ro1">
          <table:table-cell table:style-name="ce2" office:value-type="string">
            <text:p>Artistic License 1.0</text:p>
          </table:table-cell>
          <table:table-cell table:style-name="ce2" office:value-type="string">
            <text:p>Artistic-1.0</text:p>
          </table:table-cell>
          <table:table-cell table:style-name="ce5" office:value-type="string">
            <text:p>http://www.perlfoundation.org/artistic_license_1_0</text:p>
            <text:p>http://www.opensource.org/licenses/artistic-license-1.0</text:p>
          </table:table-cell>
          <table:table-cell table:style-name="ce2" office:value-type="string">
            <text:p>This license was superseded by v2.0</text:p>
          </table:table-cell>
          <table:table-cell table:style-name="ce2" office:value-type="string">
            <text:p>YES</text:p>
          </table:table-cell>
          <table:table-cell table:style-name="ce11"/>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牁楴瑳捩ㄭ〮琮瑸㨀⸮䰺扩慲祲䌺捡敨㩳灁䑰瑡㩡潌慣㩬楍牣獯景㩴楗摮睯㩳敔灭牯牡⁹湉整湲瑥䘠汩獥䐺捯浵湥獴䴺捩潲潳瑦唠敳⁲慄慴区癡摥䄠瑴捡浨湥獴䄺瑲獩楴ⵣ⸱⸰硴t">Artistic-1.0.txt</text:a></text:span></text:p>
          </table:table-cell>
          <table:table-cell table:number-columns-repeated="1017"/>
        </table:table-row>
        <table:table-row table:style-name="ro1">
          <table:table-cell table:style-name="ce2" office:value-type="string">
            <text:p>Artistic License 2.0</text:p>
          </table:table-cell>
          <table:table-cell table:style-name="ce2" office:value-type="string">
            <text:p>Artistic-2.0</text:p>
          </table:table-cell>
          <table:table-cell table:style-name="ce5" office:value-type="string">
            <text:p>http://www.perlfoundation.org/artistic_license_2_0 <text:s/></text:p>
            <text:p>http://www.opensource.org/licenses/artistic-license-2.0</text:p>
          </table:table-cell>
          <table:table-cell table:style-name="ce2" office:value-type="string">
            <text:p>This license was released: 2006</text:p>
            <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牁楴瑳捩㈭〮琮瑸㨀⸮䰺扩慲祲䌺捡敨㩳灁䑰瑡㩡潌慣㩬楍牣獯景㩴楗摮睯㩳敔灭牯牡⁹湉整湲瑥䘠汩獥䐺捯浵湥獴䴺捩潲潳瑦唠敳⁲慄慴区癡摥䄠瑴捡浨湥獴䄺瑲獩楴ⵣ⸲⸰硴t">Artistic-2.0.txt</text:a></text:span></text:p>
          </table:table-cell>
          <table:table-cell table:number-columns-repeated="1017"/>
        </table:table-row>
        <table:table-row table:style-name="ro1">
          <table:table-cell table:style-name="ce2" office:value-type="string">
            <text:p>Attribution Assurance License</text:p>
          </table:table-cell>
          <table:table-cell table:style-name="ce2" office:value-type="string">
            <text:p>AAL</text:p>
          </table:table-cell>
          <table:table-cell table:style-name="ce6" office:value-type="string">
            <text:p><text:span text:style-name="T1"><text:a xlink:href="http://www.opensource.org/licenses/attribution">http://www.opensource.org/licenses/attribution</text:a></text:span></text:p>
          </table:table-cell>
          <table:table-cell table:style-name="ce2" office:value-type="string">
            <text:p>This license was released: 2002</text:p>
            <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䅁⹌硴t⸺㨮楌牢牡㩹慃档獥䄺灰慄慴䰺捯污䴺捩潲潳瑦场湩潤獷吺浥潰慲祲䤠瑮牥敮⁴楆敬㩳潄畣敭瑮㩳楍牣獯景⁴獕牥䐠瑡㩡慓敶⁤瑁慴档敭瑮㩳䅁⹌硴t">AAL.txt</text:a></text:span></text:p>
          </table:table-cell>
          <table:table-cell table:number-columns-repeated="1017"/>
        </table:table-row>
        <table:table-row table:style-name="ro1">
          <table:table-cell table:style-name="ce2" office:value-type="string">
            <text:p>Boost Software License 1.0</text:p>
          </table:table-cell>
          <table:table-cell table:style-name="ce2" office:value-type="string">
            <text:p>BSL-1.0</text:p>
          </table:table-cell>
          <table:table-cell table:style-name="ce7" office:value-type="string">
            <text:p>http://www.boost.org/LICENSE_1_0.txt</text:p>
            <text:p>http://www.opensource.org/licenses/BSL-1.0</text:p>
          </table:table-cell>
          <table:table-cell table:style-name="ce2" office:value-type="string">
            <text:p>This license was released: 17 August 2003</text:p>
            <text:p/>
          </table:table-cell>
          <table:table-cell table:style-name="ce2" office:value-type="string">
            <text:p>YES</text:p>
          </table:table-cell>
          <table:table-cell table:style-name="ce2" office:value-type="string">
            <text:p>// <text:s text:c="9"/>Copyright Joe Coder 2004 - 2006.</text:p>
            <text:p>// Distributed under the Boost Software License, Version 1.0.</text:p>
            <text:p>// <text:s text:c="3"/>(See accompanying file LICENSE_1_0.txt or copy at</text:p>
            <text:p>// <text:s text:c="9"/>http://www.boost.org/LICENSE_1_0.txt)</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卂ⵌ⸱⸰硴t⸺㨮楌牢牡㩹慃档獥䄺灰慄慴䰺捯污䴺捩潲潳瑦场湩潤獷吺浥潰慲祲䤠瑮牥敮⁴楆敬㩳潄畣敭瑮㩳楍牣獯景⁴獕牥䐠瑡㩡慓敶⁤瑁慴档敭瑮㩳卂ⵌ⸱⸰硴t">BSL-1.0.txt</text:a></text:span></text:p>
          </table:table-cell>
          <table:table-cell table:number-columns-repeated="1017"/>
        </table:table-row>
        <table:table-row table:style-name="ro1">
          <table:table-cell table:style-name="ce2" office:value-type="string">
            <text:p>BSD 2-clause "Simplified" License</text:p>
          </table:table-cell>
          <table:table-cell table:style-name="ce2" office:value-type="string">
            <text:p>BSD-2-Clause</text:p>
          </table:table-cell>
          <table:table-cell table:style-name="ce6" office:value-type="string">
            <text:p><text:span text:style-name="T1"><text:a xlink:href="http://www.opensource.org/licenses/BSD-2-Clause">http://www.opensource.org/licenses/BSD-2-Clause</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卂ⵄⴲ汃畡敳琮瑸㨀⸮䰺扩慲祲䌺捡敨㩳灁䑰瑡㩡潌慣㩬楍牣獯景㩴楗摮睯㩳敔灭牯牡⁹湉整湲瑥䘠汩獥䐺捯浵湥獴䴺捩潲潳瑦唠敳⁲慄慴区癡摥䄠瑴捡浨湥獴䈺䑓㈭䌭慬獵⹥硴t">BSD-2-Clause.txt</text:a></text:span></text:p>
          </table:table-cell>
          <table:table-cell table:number-columns-repeated="1017"/>
        </table:table-row>
        <table:table-row table:style-name="ro1">
          <table:table-cell table:style-name="ce2" office:value-type="string">
            <text:p>BSD 2-clause "NetBSD" License</text:p>
          </table:table-cell>
          <table:table-cell table:style-name="ce2" office:value-type="string">
            <text:p>BSD-2-Clause-NetBSD</text:p>
          </table:table-cell>
          <table:table-cell table:style-name="ce7" office:value-type="string">
            <text:p>http://www.netbsd.org/about/redistribution.html#default</text:p>
          </table:table-cell>
          <table:table-cell table:style-name="ce2" office:value-type="string">
            <text:p>NetBSD adopted this 2-clause license in 2008 for code contributed to NetBSD Foundation.</text:p>
          </table:table-cell>
          <table:table-cell table:style-name="ce2"/>
          <table:table-cell table:style-name="ce12"/>
          <table:table-cell table:style-name="ce20"/>
          <table:table-cell table:number-columns-repeated="1017"/>
        </table:table-row>
        <table:table-row table:style-name="ro1">
          <table:table-cell table:style-name="ce2" office:value-type="string">
            <text:p>BSD 2-clause "FreeBSD" License</text:p>
          </table:table-cell>
          <table:table-cell table:style-name="ce2" office:value-type="string">
            <text:p>BSD-2-Clause-FreeBSD</text:p>
          </table:table-cell>
          <table:table-cell table:style-name="ce6" office:value-type="string">
            <text:p><text:span text:style-name="T1"><text:a xlink:href="http://www.freebsd.org/copyright/freebsd-license.html">http://www.freebsd.org/copyright/freebsd-license.html</text:a></text:span></text:p>
          </table:table-cell>
          <table:table-cell table:style-name="ce2" table:number-columns-repeated="2"/>
          <table:table-cell table:style-name="ce12"/>
          <table:table-cell table:style-name="ce20"/>
          <table:table-cell table:number-columns-repeated="1017"/>
        </table:table-row>
        <table:table-row table:style-name="ro1">
          <table:table-cell table:style-name="ce2" office:value-type="string">
            <text:p>BSD 3-clause "New" or "Revised" License</text:p>
          </table:table-cell>
          <table:table-cell table:style-name="ce2" office:value-type="string">
            <text:p>BSD-3-Clause</text:p>
          </table:table-cell>
          <table:table-cell table:style-name="ce6" office:value-type="string">
            <text:p><text:span text:style-name="T1"><text:a xlink:href="http://www.opensource.org/licenses/BSD-3-Clause">http://www.opensource.org/licenses/BSD-3-Clause</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卂ⵄⴳ汃畡敳琮瑸㨀⸮䰺扩慲祲䌺捡敨㩳灁䑰瑡㩡潌慣㩬楍牣獯景㩴楗摮睯㩳敔灭牯牡⁹湉整湲瑥䘠汩獥䐺捯浵湥獴䴺捩潲潳瑦唠敳⁲慄慴区癡摥䄠瑴捡浨湥獴䈺䑓㌭䌭慬獵⹥硴t">BSD-3-Clause.txt</text:a></text:span></text:p>
          </table:table-cell>
          <table:table-cell table:number-columns-repeated="1017"/>
        </table:table-row>
        <table:table-row table:style-name="ro1">
          <table:table-cell table:style-name="ce2" office:value-type="string">
            <text:p>BSD 4-clause "Original" or "Old" License</text:p>
          </table:table-cell>
          <table:table-cell table:style-name="ce2" office:value-type="string">
            <text:p>BSD-4-Clause</text:p>
          </table:table-cell>
          <table:table-cell table:style-name="ce7" table:formula="of:=HYPERLINK(&quot;http://www.opensource.org/licenses/bsd-license.php&quot;;&quot;http://www.opensource.org/licenses/bsd-license.php&quot;)" office:value-type="string" office:string-value="http://www.opensource.org/licenses/bsd-license.php">
            <text:p>http://www.opensource.org/licenses/bsd-license.php</text:p>
          </table:table-cell>
          <table:table-cell table:style-name="ce2" office:value-type="string">
            <text:p>This license was rescinded by the author on 22 July 1999.</text:p>
          </table:table-cell>
          <table:table-cell table:style-name="ce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卂ⵄⴴ汃畡敳琮瑸㨀⸮䰺扩慲祲䌺捡敨㩳灁䑰瑡㩡潌慣㩬楍牣獯景㩴楗摮睯㩳敔灭牯牡⁹湉整湲瑥䘠汩獥䐺捯浵湥獴䴺捩潲潳瑦唠敳⁲慄慴区癡摥䄠瑴捡浨湥獴䈺䑓㐭䌭慬獵⹥硴t">BSD-4-Clause.txt</text:a></text:span></text:p>
          </table:table-cell>
          <table:table-cell table:number-columns-repeated="1017"/>
        </table:table-row>
        <table:table-row table:style-name="ro1">
          <table:table-cell table:style-name="ce2" office:value-type="string">
            <text:p>BSD-4-Clause (University of California-Specific)</text:p>
          </table:table-cell>
          <table:table-cell table:style-name="ce2" office:value-type="string">
            <text:p>BSD-4-Clause-UC</text:p>
          </table:table-cell>
          <table:table-cell table:style-name="ce6" office:value-type="string">
            <text:p><text:span text:style-name="T1"><text:a xlink:href="http://www.freebsd.org/copyright/license.html">http://www.freebsd.org/copyright/license.html</text:a></text:span></text:p>
          </table:table-cell>
          <table:table-cell table:style-name="ce2" office:value-type="string">
            <text:p>This is the same license as the BSD-4-Clause, but with a copyright notice for the Regents of the University of California. <text:s/>Captures the retroactive deletion of the third (advertising) clause of the Original BSD license for BSD-licensed code developed by UC Berkeley and its contributors (see ftp://ftp.cs.berkeley.edu/pub/4bsd/README.Impt.License.Change)</text:p>
          </table:table-cell>
          <table:table-cell table:style-name="ce2"/>
          <table:table-cell table:style-name="ce12"/>
          <table:table-cell table:style-name="ce20"/>
          <table:table-cell table:number-columns-repeated="1017"/>
        </table:table-row>
        <table:table-row table:style-name="ro1">
          <table:table-cell table:style-name="ce2" office:value-type="string">
            <text:p>CeCILL Free Software License Agreement v1.0</text:p>
          </table:table-cell>
          <table:table-cell table:style-name="ce2" office:value-type="string">
            <text:p>CECILL-1.0</text:p>
          </table:table-cell>
          <table:table-cell table:style-name="ce6" office:value-type="string">
            <text:p><text:span text:style-name="T1"><text:a xlink:href="http://www.cecill.info/licences/Licence_CeCILL_V1-fr.html">http://www.cecill.info/licences/Licence_CeCILL_V1-fr.html</text:a></text:span></text:p>
          </table:table-cell>
          <table:table-cell table:style-name="ce2" office:value-type="string">
            <text:p>English translation can be found here: http://www.cecill.info/licences/Licence_CeCILL_V1-US.html</text:p>
          </table:table-cell>
          <table:table-cell table:style-name="ce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䕃䥃䱌ㄭ〮琮瑸㨀⸮䰺扩慲祲䌺捡敨㩳灁䑰瑡㩡潌慣㩬楍牣獯景㩴楗摮睯㩳敔灭牯牡⁹湉整湲瑥䘠汩獥䐺捯浵湥獴䴺捩潲潳瑦唠敳⁲慄慴区癡摥䄠瑴捡浨湥獴䌺䍅䱉ⵌ⸱⸰硴t">CECILL-1.0.txt</text:a></text:span></text:p>
          </table:table-cell>
          <table:table-cell table:number-columns-repeated="1017"/>
        </table:table-row>
        <table:table-row table:style-name="ro1">
          <table:table-cell table:style-name="ce2" office:value-type="string">
            <text:p>CeCILL Free Software License Agreement v1.1</text:p>
          </table:table-cell>
          <table:table-cell table:style-name="ce2" office:value-type="string">
            <text:p>CECILL-1.1</text:p>
          </table:table-cell>
          <table:table-cell table:style-name="ce6" office:value-type="string">
            <text:p>http://www.cecill.info/licences/Licence_CeCILL_V1.1-US.html</text:p>
          </table:table-cell>
          <table:table-cell table:style-name="ce2" office:value-type="string">
            <text:p>There is only an English version for 1.1, which includes some wording changes from v1.0</text:p>
          </table:table-cell>
          <table:table-cell table:style-name="ce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䕃䥃䱌ㄭㄮ琮瑸㨀⸮䰺扩慲祲䌺捡敨㩳灁䑰瑡㩡潌慣㩬楍牣獯景㩴楗摮睯㩳敔灭牯牡⁹湉整湲瑥䘠汩獥䐺捯浵湥獴䴺捩潲潳瑦唠敳⁲慄慴区癡摥䄠瑴捡浨湥獴䌺䍅䱉ⵌ⸱⸱硴t">CECILL-1.1.txt</text:a></text:span></text:p>
          </table:table-cell>
          <table:table-cell table:number-columns-repeated="1017"/>
        </table:table-row>
        <table:table-row table:style-name="ro1">
          <table:table-cell table:style-name="ce2" office:value-type="string">
            <text:p>CeCILL Free Software License Agreement v2.0</text:p>
          </table:table-cell>
          <table:table-cell table:style-name="ce2" office:value-type="string">
            <text:p>CECILL-2.0</text:p>
          </table:table-cell>
          <table:table-cell table:style-name="ce6" office:value-type="string">
            <text:p><text:span text:style-name="T1"><text:a xlink:href="http://www.cecill.info/licences/Licence_CeCILL_V2-fr.html">http://www.cecill.info/licences/Licence_CeCILL_V2-fr.html</text:a></text:span></text:p>
          </table:table-cell>
          <table:table-cell table:style-name="ce2" office:value-type="string">
            <text:p>English translation can be found here: http://www.cecill.info/licences/Licence_CeCILL_V2-en.html</text:p>
          </table:table-cell>
          <table:table-cell table:style-name="ce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䕃䥃䱌㈭〮琮瑸㨀⸮䰺扩慲祲䌺捡敨㩳灁䑰瑡㩡潌慣㩬楍牣獯景㩴楗摮睯㩳敔灭牯牡⁹湉整湲瑥䘠汩獥䐺捯浵湥獴䴺捩潲潳瑦唠敳⁲慄慴区癡摥䄠瑴捡浨湥獴䌺䍅䱉ⵌ⸲⸰硴t">CECILL-2.0.txt</text:a></text:span></text:p>
          </table:table-cell>
          <table:table-cell table:number-columns-repeated="1017"/>
        </table:table-row>
        <table:table-row table:style-name="ro1">
          <table:table-cell table:style-name="ce2" office:value-type="string">
            <text:p>CeCILL-B Free Software License Agreement</text:p>
          </table:table-cell>
          <table:table-cell table:style-name="ce2" office:value-type="string">
            <text:p>CECILL-B</text:p>
          </table:table-cell>
          <table:table-cell table:style-name="ce6" office:value-type="string">
            <text:p><text:span text:style-name="T1"><text:a xlink:href="http://www.cecill.info/licences/Licence_CeCILL-B_V1-fr.html">http://www.cecill.info/licences/Licence_CeCILL-B_V1-fr.html</text:a></text:span></text:p>
          </table:table-cell>
          <table:table-cell table:style-name="ce2" office:value-type="string">
            <text:p>English translation can be found here: <text:s/>http://www.cecill.info/licences/Licence_CeCILL-B_V1-en.html</text:p>
          </table:table-cell>
          <table:table-cell table:style-name="ce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䕃䥃䱌䈭琮瑸㨀⸮䰺扩慲祲䌺捡敨㩳灁䑰瑡㩡潌慣㩬楍牣獯景㩴楗摮睯㩳敔灭牯牡⁹湉整湲瑥䘠汩獥䐺捯浵湥獴䴺捩潲潳瑦唠敳⁲慄慴区癡摥䄠瑴捡浨湥獴䌺䍅䱉ⵌ⹂硴t">CECILL-B.txt</text:a></text:span></text:p>
          </table:table-cell>
          <table:table-cell table:number-columns-repeated="1017"/>
        </table:table-row>
        <table:table-row table:style-name="ro1">
          <table:table-cell table:style-name="ce2" office:value-type="string">
            <text:p>CeCILL-C Free Software License Agreement</text:p>
          </table:table-cell>
          <table:table-cell table:style-name="ce2" office:value-type="string">
            <text:p>CECILL-C</text:p>
          </table:table-cell>
          <table:table-cell table:style-name="ce6" office:value-type="string">
            <text:p><text:span text:style-name="T1"><text:a xlink:href="http://www.cecill.info/licences/Licence_CeCILL-C_V1-fr.html">http://www.cecill.info/licences/Licence_CeCILL-C_V1-fr.html</text:a></text:span></text:p>
          </table:table-cell>
          <table:table-cell table:style-name="ce2" office:value-type="string">
            <text:p>English translation can be found here: http://www.cecill.info/licences/Licence_CeCILL-C_V1-en.html</text:p>
          </table:table-cell>
          <table:table-cell table:style-name="ce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䕃䥃䱌䌭琮瑸㨀⸮䰺扩慲祲䌺捡敨㩳灁䑰瑡㩡潌慣㩬楍牣獯景㩴楗摮睯㩳敔灭牯牡⁹湉整湲瑥䘠汩獥䐺捯浵湥獴䴺捩潲潳瑦唠敳⁲慄慴区癡摥䄠瑴捡浨湥獴䌺䍅䱉ⵌ⹃硴t">CECILL-C.txt</text:a></text:span></text:p>
          </table:table-cell>
          <table:table-cell table:number-columns-repeated="1017"/>
        </table:table-row>
        <table:table-row table:style-name="ro1">
          <table:table-cell table:style-name="ce2" office:value-type="string">
            <text:p>Clarified Artistic License</text:p>
          </table:table-cell>
          <table:table-cell table:style-name="ce2" office:value-type="string">
            <text:p>ClArtistic</text:p>
          </table:table-cell>
          <table:table-cell table:style-name="ce5" table:formula="of:=HYPERLINK(&quot;http://www.ncftp.com/ncftp/doc/LICENSE.txt&quot;;&quot;http://www.ncftp.com/ncftp/doc/LICENSE.txt&quot;)" office:value-type="string" office:string-value="http://www.ncftp.com/ncftp/doc/LICENSE.txt">
            <text:p>http://www.ncftp.com/ncftp/doc/LICENSE.txt</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汃牁楴瑳捩琮瑸㨀⸮䰺扩慲祲䌺捡敨㩳灁䑰瑡㩡潌慣㩬楍牣獯景㩴楗摮睯㩳敔灭牯牡⁹湉整湲瑥䘠汩獥䐺捯浵湥獴䴺捩潲潳瑦唠敳⁲慄慴区癡摥䄠瑴捡浨湥獴䌺䅬瑲獩楴⹣硴t">ClArtistic.txt</text:a></text:span></text:p>
          </table:table-cell>
          <table:table-cell table:number-columns-repeated="1017"/>
        </table:table-row>
        <table:table-row table:style-name="ro1">
          <table:table-cell table:style-name="ce2" office:value-type="string">
            <text:p>CNRI Python Open Source GPL Compatible License Agreement</text:p>
          </table:table-cell>
          <table:table-cell table:style-name="ce2" office:value-type="string">
            <text:p>CNRI-Python-GPL-Compatible</text:p>
          </table:table-cell>
          <table:table-cell table:style-name="ce5" office:value-type="string">
            <text:p><text:span text:style-name="T2"><text:a xlink:href="http://www.python.org/download/releases/1.6.1/download_win/">http://www.python.org/download/releases/1.6.1/download_win/</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乃䥒倭瑹潨⵮假ⵌ潃灭瑡扩敬琮瑸㨀⸮䰺扩慲祲䌺捡敨㩳灁䑰瑡㩡潌慣㩬楍牣獯景㩴楗摮睯㩳敔灭牯牡⁹湉整湲瑥䘠汩獥䐺捯浵湥獴䴺捩潲潳瑦唠敳⁲慄慴区癡摥䄠瑴捡浨湥獴䌺剎ⵉ祐桴湯䜭䱐䌭浯慰楴汢⹥硴t">CNRI-Python-GPL-Compatible.txt</text:a></text:span></text:p>
          </table:table-cell>
          <table:table-cell table:number-columns-repeated="1017"/>
        </table:table-row>
        <table:table-row table:style-name="ro1">
          <table:table-cell table:style-name="ce2" office:value-type="string">
            <text:p>CNRI Python License</text:p>
          </table:table-cell>
          <table:table-cell table:style-name="ce2" office:value-type="string">
            <text:p>CNRI-Python</text:p>
          </table:table-cell>
          <table:table-cell table:style-name="ce6" office:value-type="string">
            <text:p><text:span text:style-name="T1"><text:a xlink:href="http://www.opensource.org/licenses/CNRI-Python">http://www.opensource.org/licenses/CNRI-Python</text:a></text:span></text:p>
          </table:table-cell>
          <table:table-cell table:style-name="ce10" office:value-type="string">
            <text:p>CNRI portion of the multi-part Python License (Python-2.0)</text:p>
          </table:table-cell>
          <table:table-cell table:style-name="ce10"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乃䥒倭瑹潨⹮硴t⸺㨮楌牢牡㩹慃档獥䄺灰慄慴䰺捯污䴺捩潲潳瑦场湩潤獷吺浥潰慲祲䤠瑮牥敮⁴楆敬㩳潄畣敭瑮㩳楍牣獯景⁴獕牥䐠瑡㩡慓敶⁤瑁慴档敭瑮㩳乃䥒倭瑹潨⹮硴t">CNRI-Python.txt</text:a></text:span></text:p>
          </table:table-cell>
          <table:table-cell table:number-columns-repeated="1017"/>
        </table:table-row>
        <table:table-row table:style-name="ro1">
          <table:table-cell table:style-name="ce2" office:value-type="string">
            <text:p>Common Development and Distribution License 1.0</text:p>
          </table:table-cell>
          <table:table-cell table:style-name="ce2" office:value-type="string">
            <text:p>CDDL-1.0</text:p>
          </table:table-cell>
          <table:table-cell table:style-name="ce5" office:value-type="string">
            <text:p>http://www.sun.com/cddl/cddl.html</text:p>
            <text:p>http://www.opensource.org/licenses/cddl1</text:p>
          </table:table-cell>
          <table:table-cell table:style-name="ce2" office:value-type="string">
            <text:p>This license was released: 24 January 2004.</text:p>
            <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䑃䱄ㄭ〮琮瑸㨀⸮䰺扩慲祲䌺捡敨㩳灁䑰瑡㩡潌慣㩬楍牣獯景㩴楗摮睯㩳敔灭牯牡⁹湉整湲瑥䘠汩獥䐺捯浵湥獴䴺捩潲潳瑦唠敳⁲慄慴区癡摥䄠瑴捡浨湥獴䌺䑄ⵌ⸱⸰硴t">CDDL-1.0.txt</text:a></text:span></text:p>
          </table:table-cell>
          <table:table-cell table:number-columns-repeated="1017"/>
        </table:table-row>
        <table:table-row table:style-name="ro1">
          <table:table-cell table:style-name="ce2" office:value-type="string">
            <text:p>Common Development and Distribution License 1.1</text:p>
          </table:table-cell>
          <table:table-cell table:style-name="ce2" office:value-type="string">
            <text:p>CDDL-1.1</text:p>
          </table:table-cell>
          <table:table-cell table:style-name="ce5" office:value-type="string">
            <text:p>http://glassfish.java.net/public/CDDL+GPL_1_1.html</text:p>
          </table:table-cell>
          <table:table-cell table:style-name="ce2" office:value-type="string">
            <text:p>Same as 1.0, but changes name from Sun to Oracel in section 4.1 and adds patent infringement termation clause (section 6.3)</text:p>
          </table:table-cell>
          <table:table-cell table:style-name="ce2"/>
          <table:table-cell table:style-name="ce12"/>
          <table:table-cell table:style-name="ce20"/>
          <table:table-cell table:number-columns-repeated="1017"/>
        </table:table-row>
        <table:table-row table:style-name="ro1">
          <table:table-cell table:style-name="ce2" office:value-type="string">
            <text:p>Common Public Attribution License 1.0 </text:p>
          </table:table-cell>
          <table:table-cell table:style-name="ce2" office:value-type="string">
            <text:p>CPAL-1.0</text:p>
          </table:table-cell>
          <table:table-cell table:style-name="ce6" office:value-type="string">
            <text:p><text:span text:style-name="T1"><text:a xlink:href="http://www.opensource.org/licenses/CPAL-1.0">http://www.opensource.org/licenses/CPAL-1.0</text:a></text:span></text:p>
          </table:table-cell>
          <table:table-cell table:style-name="ce2"/>
          <table:table-cell table:style-name="ce2" office:value-type="string">
            <text:p>YES</text:p>
          </table:table-cell>
          <table:table-cell table:style-name="ce2" office:value-type="string">
            <text:p>EXHIBIT A. Common Public Attribution License Version 1.0.</text:p>
            <text:p>“The contents of this file are subject to the Common Public Attribution License Version 1.0 (the “License”); you may not use this file except in compliance with the License. You may obtain a copy of the License at _____________. The License is based on the Mozilla Public License Version 1.1 but Sections 14 and 15 have been added to cover use of software over a computer network and provide for limited attribution for the Original Developer. In addition, Exhibit A has been modified to be consistent with Exhibit B.</text:p>
            <text:p>Software distributed under the License is distributed on an “AS IS” basis, WITHOUT WARRANTY OF ANY KIND, either express or implied. See the License for the specific language governing rights and limitations under the License.</text:p>
            <text:p>The Original Code is______________________.</text:p>
            <text:p>The Original Developer is not the Initial Developer and is __________. If left blank, the Original Developer is the Initial Developer.</text:p>
            <text:p>The Initial Developer of the Original Code is ____________. All portions of the code written by ___________ are Copyright (c) _____. All Rights Reserved.</text:p>
            <text:p>Contributor ______________________.</text:p>
            <text:p>Alternatively, the contents of this file may be used under the terms of the _____ license (the [___] License), in which case the provisions of [______] License are applicable instead of those above.</text:p>
            <text:p>If you wish to allow use of your version of this file only under the terms of the [____] License and not to allow others to use your version of this file under the CPAL, indicate your decision by deleting the provisions above and replace them with the notice and other provisions required by the [___] License. If you do not delete the provisions above, a recipient may use your version of this file under either the CPAL or the [___] License.”</text:p>
            <text:p>[NOTE: The text of this Exhibit A may differ slightly from the text of the notices in the Source Code files of the Original Code. You should use the text of this Exhibit A rather than the text found in the Original Code Source Code for Your Modifications.]</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偃䱁ㄭ〮琮瑸㨀⸮䰺扩慲祲䌺捡敨㩳灁䑰瑡㩡潌慣㩬楍牣獯景㩴楗摮睯㩳敔灭牯牡⁹湉整湲瑥䘠汩獥䐺捯浵湥獴䴺捩潲潳瑦唠敳⁲慄慴区癡摥䄠瑴捡浨湥獴䌺䅐ⵌ⸱⸰硴t">CPAL-1.0.txt</text:a></text:span></text:p>
          </table:table-cell>
          <table:table-cell table:number-columns-repeated="1017"/>
        </table:table-row>
        <table:table-row table:style-name="ro1">
          <table:table-cell table:style-name="ce2" office:value-type="string">
            <text:p>Common Public License 1.0</text:p>
          </table:table-cell>
          <table:table-cell table:style-name="ce2" office:value-type="string">
            <text:p>CPL-1.0</text:p>
          </table:table-cell>
          <table:table-cell table:style-name="ce6" office:value-type="string">
            <text:p><text:span text:style-name="T1"><text:a xlink:href="http://www.opensource.org/licenses/cpl1.0.php">http://www.opensource.org/licenses/cpl1.0.php</text:a></text:span></text:p>
          </table:table-cell>
          <table:table-cell table:style-name="ce2" office:value-type="string">
            <text:p>This license was superseded by Eclipse Public License </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偃ⵌ⸱⸰硴t⸺㨮楌牢牡㩹慃档獥䄺灰慄慴䰺捯污䴺捩潲潳瑦场湩潤獷吺浥潰慲祲䤠瑮牥敮⁴楆敬㩳潄畣敭瑮㩳楍牣獯景⁴獕牥䐠瑡㩡慓敶⁤瑁慴档敭瑮㩳偃ⵌ⸱⸰硴t">CPL-1.0.txt</text:a></text:span></text:p>
          </table:table-cell>
          <table:table-cell table:number-columns-repeated="1017"/>
        </table:table-row>
        <table:table-row table:style-name="ro1">
          <table:table-cell table:style-name="ce2" office:value-type="string">
            <text:p>Computer Associates Trusted Open Source License 1.1</text:p>
          </table:table-cell>
          <table:table-cell table:style-name="ce2" office:value-type="string">
            <text:p>CATOSL-1.1</text:p>
          </table:table-cell>
          <table:table-cell table:style-name="ce6" office:value-type="string">
            <text:p><text:span text:style-name="T1"><text:a xlink:href="http://www.opensource.org/licenses/ca-tosl1.1">http://www.opensource.org/licenses/ca-tosl1.1</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䅃佔䱓ㄭㄮ琮瑸㨀⸮䰺扩慲祲䌺捡敨㩳灁䑰瑡㩡潌慣㩬楍牣獯景㩴楗摮睯㩳敔灭牯牡⁹湉整湲瑥䘠汩獥䐺捯浵湥獴䴺捩潲潳瑦唠敳⁲慄慴区癡摥䄠瑴捡浨湥獴䌺呁协ⵌ⸱⸱硴t">CATOSL-1.1.txt</text:a></text:span></text:p>
          </table:table-cell>
          <table:table-cell table:number-columns-repeated="1017"/>
        </table:table-row>
        <table:table-row table:style-name="ro1">
          <table:table-cell table:style-name="ce2" office:value-type="string">
            <text:p>Creative Commons Attribution 1.0</text:p>
          </table:table-cell>
          <table:table-cell table:style-name="ce2" office:value-type="string">
            <text:p>CC-BY-1.0</text:p>
          </table:table-cell>
          <table:table-cell table:style-name="ce6" office:value-type="string">
            <text:p><text:span text:style-name="T1"><text:a xlink:href="http://creativecommons.org/licenses/by/1.0/legalcode">http://creativecommons.org/licenses/by/1.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硴t⸺㨮楌牢牡㩹慃档獥䄺灰慄慴䰺捯污䴺捩潲潳瑦场湩潤獷吺浥潰慲祲䤠瑮牥敮⁴楆敬㩳潄畣敭瑮㩳楍牣獯景⁴獕牥䐠瑡㩡慓敶⁤瑁慴档敭瑮㩳䍃䈭ⵙ⸱⸰硴t">CC-BY-1.0.txt</text:a></text:span></text:p>
          </table:table-cell>
          <table:table-cell table:number-columns-repeated="1017"/>
        </table:table-row>
        <table:table-row table:style-name="ro1">
          <table:table-cell table:style-name="ce2" office:value-type="string">
            <text:p>Creative Commons Attribution 2.0</text:p>
          </table:table-cell>
          <table:table-cell table:style-name="ce2" office:value-type="string">
            <text:p>CC-BY-2.0</text:p>
          </table:table-cell>
          <table:table-cell table:style-name="ce6" office:value-type="string">
            <text:p><text:span text:style-name="T1"><text:a xlink:href="http://creativecommons.org/licenses/by/2.0/legalcode">http://creativecommons.org/licenses/by/2.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硴t⸺㨮楌牢牡㩹慃档獥䄺灰慄慴䰺捯污䴺捩潲潳瑦场湩潤獷吺浥潰慲祲䤠瑮牥敮⁴楆敬㩳潄畣敭瑮㩳楍牣獯景⁴獕牥䐠瑡㩡慓敶⁤瑁慴档敭瑮㩳䍃䈭ⵙ⸲⸰硴t">CC-BY-2.0.txt</text:a></text:span></text:p>
          </table:table-cell>
          <table:table-cell table:number-columns-repeated="1017"/>
        </table:table-row>
        <table:table-row table:style-name="ro1">
          <table:table-cell table:style-name="ce2" office:value-type="string">
            <text:p>Creative Commons Attribution 2.5</text:p>
          </table:table-cell>
          <table:table-cell table:style-name="ce2" office:value-type="string">
            <text:p>CC-BY-2.5</text:p>
          </table:table-cell>
          <table:table-cell table:style-name="ce6" office:value-type="string">
            <text:p><text:span text:style-name="T1"><text:a xlink:href="http://creativecommons.org/licenses/by/2.5/legalcode">http://creativecommons.org/licenses/by/2.5/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硴t⸺㨮楌牢牡㩹慃档獥䄺灰慄慴䰺捯污䴺捩潲潳瑦场湩潤獷吺浥潰慲祲䤠瑮牥敮⁴楆敬㩳潄畣敭瑮㩳楍牣獯景⁴獕牥䐠瑡㩡慓敶⁤瑁慴档敭瑮㩳䍃䈭ⵙ⸲⸵硴t">CC-BY-2.5.txt</text:a></text:span></text:p>
          </table:table-cell>
          <table:table-cell table:number-columns-repeated="1017"/>
        </table:table-row>
        <table:table-row table:style-name="ro1">
          <table:table-cell table:style-name="ce2" office:value-type="string">
            <text:p>Creative Commons Attribution 3.0</text:p>
          </table:table-cell>
          <table:table-cell table:style-name="ce2" office:value-type="string">
            <text:p>CC-BY-3.0</text:p>
          </table:table-cell>
          <table:table-cell table:style-name="ce6" office:value-type="string">
            <text:p><text:span text:style-name="T1"><text:a xlink:href="http://creativecommons.org/licenses/by/3.0/legalcode">http://creativecommons.org/licenses/by/3.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硴t⸺㨮楌牢牡㩹慃档獥䄺灰慄慴䰺捯污䴺捩潲潳瑦场湩潤獷吺浥潰慲祲䤠瑮牥敮⁴楆敬㩳潄畣敭瑮㩳楍牣獯景⁴獕牥䐠瑡㩡慓敶⁤瑁慴档敭瑮㩳䍃䈭ⵙ⸳⸰硴t">CC-BY-3.0.txt</text:a></text:span></text:p>
          </table:table-cell>
          <table:table-cell table:number-columns-repeated="1017"/>
        </table:table-row>
        <table:table-row table:style-name="ro1">
          <table:table-cell table:style-name="ce2" office:value-type="string">
            <text:p>Creative Commons Attribution No Derivatives 1.0</text:p>
          </table:table-cell>
          <table:table-cell table:style-name="ce2" office:value-type="string">
            <text:p>CC-BY-ND-1.0</text:p>
          </table:table-cell>
          <table:table-cell table:style-name="ce6" office:value-type="string">
            <text:p><text:span text:style-name="T1"><text:a xlink:href="http://creativecommons.org/licenses/by-nd/1.0/legalcode">http://creativecommons.org/licenses/by-nd/1.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䑎ㄭ〮琮瑸㨀⸮䰺扩慲祲䌺捡敨㩳灁䑰瑡㩡潌慣㩬楍牣獯景㩴楗摮睯㩳敔灭牯牡⁹湉整湲瑥䘠汩獥䐺捯浵湥獴䴺捩潲潳瑦唠敳⁲慄慴区癡摥䄠瑴捡浨湥獴䌺ⵃ奂中ⵄ⸱⸰硴t">CC-BY-ND-1.0.txt</text:a></text:span></text:p>
          </table:table-cell>
          <table:table-cell table:number-columns-repeated="1017"/>
        </table:table-row>
        <table:table-row table:style-name="ro1">
          <table:table-cell table:style-name="ce2" office:value-type="string">
            <text:p>Creative Commons Attribution No Derivatives 2.0</text:p>
          </table:table-cell>
          <table:table-cell table:style-name="ce2" office:value-type="string">
            <text:p>CC-BY-ND-2.0</text:p>
          </table:table-cell>
          <table:table-cell table:style-name="ce6" office:value-type="string">
            <text:p><text:span text:style-name="T1"><text:a xlink:href="http://creativecommons.org/licenses/by-nd/2.0/legalcode">http://creativecommons.org/licenses/by-nd/2.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䑎㈭〮琮瑸㨀⸮䰺扩慲祲䌺捡敨㩳灁䑰瑡㩡潌慣㩬楍牣獯景㩴楗摮睯㩳敔灭牯牡⁹湉整湲瑥䘠汩獥䐺捯浵湥獴䴺捩潲潳瑦唠敳⁲慄慴区癡摥䄠瑴捡浨湥獴䌺ⵃ奂中ⵄ⸲⸰硴t">CC-BY-ND-2.0.txt</text:a></text:span></text:p>
          </table:table-cell>
          <table:table-cell table:number-columns-repeated="1017"/>
        </table:table-row>
        <table:table-row table:style-name="ro1">
          <table:table-cell table:style-name="ce2" office:value-type="string">
            <text:p>Creative Commons Attribution No Derivatives 2.5</text:p>
          </table:table-cell>
          <table:table-cell table:style-name="ce2" office:value-type="string">
            <text:p>CC-BY-ND-2.5</text:p>
          </table:table-cell>
          <table:table-cell table:style-name="ce6" office:value-type="string">
            <text:p><text:span text:style-name="T1"><text:a xlink:href="http://creativecommons.org/licenses/by-nd/2.5/legalcode">http://creativecommons.org/licenses/by-nd/2.5/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䑎㈭㔮琮瑸㨀⸮䰺扩慲祲䌺捡敨㩳灁䑰瑡㩡潌慣㩬楍牣獯景㩴楗摮睯㩳敔灭牯牡⁹湉整湲瑥䘠汩獥䐺捯浵湥獴䴺捩潲潳瑦唠敳⁲慄慴区癡摥䄠瑴捡浨湥獴䌺ⵃ奂中ⵄ⸲⸵硴t">CC-BY-ND-2.5.txt</text:a></text:span></text:p>
          </table:table-cell>
          <table:table-cell table:number-columns-repeated="1017"/>
        </table:table-row>
        <table:table-row table:style-name="ro1">
          <table:table-cell table:style-name="ce2" office:value-type="string">
            <text:p>Creative Commons Attribution No Derivatives 3.0</text:p>
          </table:table-cell>
          <table:table-cell table:style-name="ce2" office:value-type="string">
            <text:p>CC-BY-ND-3.0</text:p>
          </table:table-cell>
          <table:table-cell table:style-name="ce6" office:value-type="string">
            <text:p><text:span text:style-name="T1"><text:a xlink:href="http://creativecommons.org/licenses/by-nd/3.0/legalcode">http://creativecommons.org/licenses/by-nd/3.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䑎㌭〮琮瑸㨀⸮䰺扩慲祲䌺捡敨㩳灁䑰瑡㩡潌慣㩬楍牣獯景㩴楗摮睯㩳敔灭牯牡⁹湉整湲瑥䘠汩獥䐺捯浵湥獴䴺捩潲潳瑦唠敳⁲慄慴区癡摥䄠瑴捡浨湥獴䌺ⵃ奂中ⵄ⸳⸰硴t">CC-BY-ND-3.0.txt</text:a></text:span></text:p>
          </table:table-cell>
          <table:table-cell table:number-columns-repeated="1017"/>
        </table:table-row>
        <table:table-row table:style-name="ro1">
          <table:table-cell table:style-name="ce2" office:value-type="string">
            <text:p>Creative Commons Attribution Non Commercial 1.0</text:p>
          </table:table-cell>
          <table:table-cell table:style-name="ce2" office:value-type="string">
            <text:p>CC-BY-NC-1.0</text:p>
          </table:table-cell>
          <table:table-cell table:style-name="ce6" office:value-type="string">
            <text:p><text:span text:style-name="T1"><text:a xlink:href="http://creativecommons.org/licenses/by-nc/1.0/legalcode">http://creativecommons.org/licenses/by-nc/1.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ㄭ〮琮瑸㨀⸮䰺扩慲祲䌺捡敨㩳灁䑰瑡㩡潌慣㩬楍牣獯景㩴楗摮睯㩳敔灭牯牡⁹湉整湲瑥䘠汩獥䐺捯浵湥獴䴺捩潲潳瑦唠敳⁲慄慴区癡摥䄠瑴捡浨湥獴䌺ⵃ奂中ⵃ⸱⸰硴t">CC-BY-NC-1.0.txt</text:a></text:span></text:p>
          </table:table-cell>
          <table:table-cell table:number-columns-repeated="1017"/>
        </table:table-row>
        <table:table-row table:style-name="ro1">
          <table:table-cell table:style-name="ce2" office:value-type="string">
            <text:p>Creative Commons Attribution Non Commercial 2.0</text:p>
          </table:table-cell>
          <table:table-cell table:style-name="ce2" office:value-type="string">
            <text:p>CC-BY-NC-2.0</text:p>
          </table:table-cell>
          <table:table-cell table:style-name="ce6" office:value-type="string">
            <text:p><text:span text:style-name="T1"><text:a xlink:href="http://creativecommons.org/licenses/by-nc/2.0/legalcode">http://creativecommons.org/licenses/by-nc/2.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琮瑸㨀⸮䰺扩慲祲䌺捡敨㩳灁䑰瑡㩡潌慣㩬楍牣獯景㩴楗摮睯㩳敔灭牯牡⁹湉整湲瑥䘠汩獥䐺捯浵湥獴䴺捩潲潳瑦唠敳⁲慄慴区癡摥䄠瑴捡浨湥獴䌺ⵃ奂中ⵃ⸲⸰硴t">CC-BY-NC-2.0.txt</text:a></text:span></text:p>
          </table:table-cell>
          <table:table-cell table:number-columns-repeated="1017"/>
        </table:table-row>
        <table:table-row table:style-name="ro1">
          <table:table-cell table:style-name="ce2" office:value-type="string">
            <text:p>Creative Commons Attribution Non Commercial 2.5</text:p>
          </table:table-cell>
          <table:table-cell table:style-name="ce2" office:value-type="string">
            <text:p>CC-BY-NC-2.5</text:p>
          </table:table-cell>
          <table:table-cell table:style-name="ce6" office:value-type="string">
            <text:p><text:span text:style-name="T1"><text:a xlink:href="http://creativecommons.org/licenses/by-nc/2.5/legalcode">http://creativecommons.org/licenses/by-nc/2.5/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㔮琮瑸㨀⸮䰺扩慲祲䌺捡敨㩳灁䑰瑡㩡潌慣㩬楍牣獯景㩴楗摮睯㩳敔灭牯牡⁹湉整湲瑥䘠汩獥䐺捯浵湥獴䴺捩潲潳瑦唠敳⁲慄慴区癡摥䄠瑴捡浨湥獴䌺ⵃ奂中ⵃ⸲⸵硴t">CC-BY-NC-2.5.txt</text:a></text:span></text:p>
          </table:table-cell>
          <table:table-cell table:number-columns-repeated="1017"/>
        </table:table-row>
        <table:table-row table:style-name="ro1">
          <table:table-cell table:style-name="ce2" office:value-type="string">
            <text:p>Creative Commons Attribution Non Commercial 3.0</text:p>
          </table:table-cell>
          <table:table-cell table:style-name="ce2" office:value-type="string">
            <text:p>CC-BY-NC-3.0</text:p>
          </table:table-cell>
          <table:table-cell table:style-name="ce6" office:value-type="string">
            <text:p><text:span text:style-name="T1"><text:a xlink:href="http://creativecommons.org/licenses/by-nc/3.0/legalcode">http://creativecommons.org/licenses/by-nc/3.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琮瑸㨀⸮䰺扩慲祲䌺捡敨㩳灁䑰瑡㩡潌慣㩬楍牣獯景㩴楗摮睯㩳敔灭牯牡⁹湉整湲瑥䘠汩獥䐺捯浵湥獴䴺捩潲潳瑦唠敳⁲慄慴区癡摥䄠瑴捡浨湥獴䌺ⵃ奂中ⵃ⸳⸰硴t">CC-BY-NC-3.0.txt</text:a></text:span></text:p>
          </table:table-cell>
          <table:table-cell table:number-columns-repeated="1017"/>
        </table:table-row>
        <table:table-row table:style-name="ro1">
          <table:table-cell table:style-name="ce2" office:value-type="string">
            <text:p>Creative Commons Attribution Non Commercial No Derivatives 1.0</text:p>
          </table:table-cell>
          <table:table-cell table:style-name="ce2" office:value-type="string">
            <text:p>CC-BY-NC-ND-1.0</text:p>
          </table:table-cell>
          <table:table-cell table:style-name="ce6" office:value-type="string">
            <text:p><text:span text:style-name="T1"><text:a xlink:href="http://creativecommons.org/licenses/by-nd-nc/1.0/legalcode">http://creativecommons.org/licenses/by-nd-nc/1.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中ⵄ⸱⸰硴t⸺㨮楌牢牡㩹慃档獥䄺灰慄慴䰺捯污䴺捩潲潳瑦场湩潤獷吺浥潰慲祲䤠瑮牥敮⁴楆敬㩳潄畣敭瑮㩳楍牣獯景⁴獕牥䐠瑡㩡慓敶⁤瑁慴档敭瑮㩳䍃䈭ⵙ䍎中ⵄ⸱⸰硴t">CC-BY-NC-ND-1.0.txt</text:a></text:span></text:p>
          </table:table-cell>
          <table:table-cell table:number-columns-repeated="1017"/>
        </table:table-row>
        <table:table-row table:style-name="ro1">
          <table:table-cell table:style-name="ce2" office:value-type="string">
            <text:p>Creative Commons Attribution Non Commercial No Derivatives 2.0</text:p>
          </table:table-cell>
          <table:table-cell table:style-name="ce2" office:value-type="string">
            <text:p>CC-BY-NC-ND-2.0</text:p>
          </table:table-cell>
          <table:table-cell table:style-name="ce6" office:value-type="string">
            <text:p><text:span text:style-name="T1"><text:a xlink:href="http://creativecommons.org/licenses/by-nc-nd/2.0/legalcode">http://creativecommons.org/licenses/by-nc-nd/2.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中ⵄ⸲⸰硴t⸺㨮楌牢牡㩹慃档獥䄺灰慄慴䰺捯污䴺捩潲潳瑦场湩潤獷吺浥潰慲祲䤠瑮牥敮⁴楆敬㩳潄畣敭瑮㩳楍牣獯景⁴獕牥䐠瑡㩡慓敶⁤瑁慴档敭瑮㩳䍃䈭ⵙ䍎中ⵄ⸲⸰硴t">CC-BY-NC-ND-2.0.txt</text:a></text:span></text:p>
          </table:table-cell>
          <table:table-cell table:number-columns-repeated="1017"/>
        </table:table-row>
        <table:table-row table:style-name="ro1">
          <table:table-cell table:style-name="ce2" office:value-type="string">
            <text:p>Creative Commons Attribution Non Commercial No Derivatives 2.5</text:p>
          </table:table-cell>
          <table:table-cell table:style-name="ce2" office:value-type="string">
            <text:p>CC-BY-NC-ND-2.5</text:p>
          </table:table-cell>
          <table:table-cell table:style-name="ce6" office:value-type="string">
            <text:p><text:span text:style-name="T1"><text:a xlink:href="http://creativecommons.org/licenses/by-nc-nd/2.5/legalcode">http://creativecommons.org/licenses/by-nc-nd/2.5/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中ⵄ⸲⸵硴t⸺㨮楌牢牡㩹慃档獥䄺灰慄慴䰺捯污䴺捩潲潳瑦场湩潤獷吺浥潰慲祲䤠瑮牥敮⁴楆敬㩳潄畣敭瑮㩳楍牣獯景⁴獕牥䐠瑡㩡慓敶⁤瑁慴档敭瑮㩳䍃䈭ⵙ䍎中ⵄ⸲⸵硴t">CC-BY-NC-ND-2.5.txt</text:a></text:span></text:p>
          </table:table-cell>
          <table:table-cell table:number-columns-repeated="1017"/>
        </table:table-row>
        <table:table-row table:style-name="ro1">
          <table:table-cell table:style-name="ce2" office:value-type="string">
            <text:p>Creative Commons Attribution Non Commercial No Derivatives 3.0</text:p>
          </table:table-cell>
          <table:table-cell table:style-name="ce2" office:value-type="string">
            <text:p>CC-BY-NC-ND-3.0</text:p>
          </table:table-cell>
          <table:table-cell table:style-name="ce6" office:value-type="string">
            <text:p><text:span text:style-name="T1"><text:a xlink:href="http://creativecommons.org/licenses/by-nc-nd/3.0/legalcode">http://creativecommons.org/licenses/by-nc-nd/3.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中ⵄ⸳⸰硴t⸺㨮楌牢牡㩹慃档獥䄺灰慄慴䰺捯污䴺捩潲潳瑦场湩潤獷吺浥潰慲祲䤠瑮牥敮⁴楆敬㩳潄畣敭瑮㩳楍牣獯景⁴獕牥䐠瑡㩡慓敶⁤瑁慴档敭瑮㩳䍃䈭ⵙ䍎中ⵄ⸳⸰硴t">CC-BY-NC-ND-3.0.txt</text:a></text:span></text:p>
          </table:table-cell>
          <table:table-cell table:number-columns-repeated="1017"/>
        </table:table-row>
        <table:table-row table:style-name="ro1">
          <table:table-cell table:style-name="ce2" office:value-type="string">
            <text:p>Creative Commons Attribution Non Commercial Share Alike 1.0</text:p>
          </table:table-cell>
          <table:table-cell table:style-name="ce2" office:value-type="string">
            <text:p>CC-BY-NC-SA-1.0</text:p>
          </table:table-cell>
          <table:table-cell table:style-name="ce6" office:value-type="string">
            <text:p><text:span text:style-name="T1"><text:a xlink:href="http://creativecommons.org/licenses/by-nc-sa/1.0/legalcode">http://creativecommons.org/licenses/by-nc-sa/1.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匭ⵁ⸱⸰硴t⸺㨮楌牢牡㩹慃档獥䄺灰慄慴䰺捯污䴺捩潲潳瑦场湩潤獷吺浥潰慲祲䤠瑮牥敮⁴楆敬㩳潄畣敭瑮㩳楍牣獯景⁴獕牥䐠瑡㩡慓敶⁤瑁慴档敭瑮㩳䍃䈭ⵙ䍎匭ⵁ⸱⸰硴t">CC-BY-NC-SA-1.0.txt</text:a></text:span></text:p>
          </table:table-cell>
          <table:table-cell table:number-columns-repeated="1017"/>
        </table:table-row>
        <table:table-row table:style-name="ro1">
          <table:table-cell table:style-name="ce2" office:value-type="string">
            <text:p>Creative Commons Attribution Non Commercial Share Alike 2.0</text:p>
          </table:table-cell>
          <table:table-cell table:style-name="ce2" office:value-type="string">
            <text:p>CC-BY-NC-SA-2.0</text:p>
          </table:table-cell>
          <table:table-cell table:style-name="ce6" office:value-type="string">
            <text:p><text:span text:style-name="T1"><text:a xlink:href="http://creativecommons.org/licenses/by-nc-sa/2.0/legalcode">http://creativecommons.org/licenses/by-nc-sa/2.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匭ⵁ⸲⸰硴t⸺㨮楌牢牡㩹慃档獥䄺灰慄慴䰺捯污䴺捩潲潳瑦场湩潤獷吺浥潰慲祲䤠瑮牥敮⁴楆敬㩳潄畣敭瑮㩳楍牣獯景⁴獕牥䐠瑡㩡慓敶⁤瑁慴档敭瑮㩳䍃䈭ⵙ䍎匭ⵁ⸲⸰硴t">CC-BY-NC-SA-2.0.txt</text:a></text:span></text:p>
          </table:table-cell>
          <table:table-cell table:number-columns-repeated="1017"/>
        </table:table-row>
        <table:table-row table:style-name="ro1">
          <table:table-cell table:style-name="ce2" office:value-type="string">
            <text:p>Creative Commons Attribution Non Commercial Share Alike 2.5</text:p>
          </table:table-cell>
          <table:table-cell table:style-name="ce2" office:value-type="string">
            <text:p>CC-BY-NC-SA-2.5</text:p>
          </table:table-cell>
          <table:table-cell table:style-name="ce6" office:value-type="string">
            <text:p><text:span text:style-name="T1"><text:a xlink:href="http://creativecommons.org/licenses/by-nc-sa/2.5/legalcode">http://creativecommons.org/licenses/by-nc-sa/2.5/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匭ⵁ⸲⸵硴t⸺㨮楌牢牡㩹慃档獥䄺灰慄慴䰺捯污䴺捩潲潳瑦场湩潤獷吺浥潰慲祲䤠瑮牥敮⁴楆敬㩳潄畣敭瑮㩳楍牣獯景⁴獕牥䐠瑡㩡慓敶⁤瑁慴档敭瑮㩳䍃䈭ⵙ䍎匭ⵁ⸲⸵硴t">CC-BY-NC-SA-2.5.txt</text:a></text:span></text:p>
          </table:table-cell>
          <table:table-cell table:number-columns-repeated="1017"/>
        </table:table-row>
        <table:table-row table:style-name="ro1">
          <table:table-cell table:style-name="ce2" office:value-type="string">
            <text:p>Creative Commons Attribution Non Commercial Share Alike 3.0</text:p>
          </table:table-cell>
          <table:table-cell table:style-name="ce2" office:value-type="string">
            <text:p>CC-BY-NC-SA-3.0</text:p>
          </table:table-cell>
          <table:table-cell table:style-name="ce6" office:value-type="string">
            <text:p><text:span text:style-name="T1"><text:a xlink:href="http://creativecommons.org/licenses/by-nc-sa/3.0/legalcode">http://creativecommons.org/licenses/by-nc-sa/3.0/legalcode</text:a></text:span></text:p>
          </table:table-cell>
          <table:table-cell table:style-name="ce2" office:value-type="string">
            <text:p><text:s/></text:p>
          </table:table-cell>
          <table:table-cell table:style-name="ce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匭ⵁ⸳⸰硴t⸺㨮楌牢牡㩹慃档獥䄺灰慄慴䰺捯污䴺捩潲潳瑦场湩潤獷吺浥潰慲祲䤠瑮牥敮⁴楆敬㩳潄畣敭瑮㩳楍牣獯景⁴獕牥䐠瑡㩡慓敶⁤瑁慴档敭瑮㩳䍃䈭ⵙ䍎匭ⵁ⸳⸰硴t">CC-BY-NC-SA-3.0.txt</text:a></text:span></text:p>
          </table:table-cell>
          <table:table-cell table:number-columns-repeated="1017"/>
        </table:table-row>
        <table:table-row table:style-name="ro1">
          <table:table-cell table:style-name="ce2" office:value-type="string">
            <text:p>Creative Commons Attribution Share Alike 1.0</text:p>
          </table:table-cell>
          <table:table-cell table:style-name="ce2" office:value-type="string">
            <text:p>CC-BY-SA-1.0</text:p>
          </table:table-cell>
          <table:table-cell table:style-name="ce6" office:value-type="string">
            <text:p><text:span text:style-name="T1"><text:a xlink:href="http://creativecommons.org/licenses/by-sa/1.0/legalcode">http://creativecommons.org/licenses/by-sa/1.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䅓ㄭ〮琮瑸㨀⸮䰺扩慲祲䌺捡敨㩳灁䑰瑡㩡潌慣㩬楍牣獯景㩴楗摮睯㩳敔灭牯牡⁹湉整湲瑥䘠汩獥䐺捯浵湥獴䴺捩潲潳瑦唠敳⁲慄慴区癡摥䄠瑴捡浨湥獴䌺ⵃ奂匭ⵁ⸱⸰硴t">CC-BY-SA-1.0.txt</text:a></text:span></text:p>
          </table:table-cell>
          <table:table-cell table:number-columns-repeated="1017"/>
        </table:table-row>
        <table:table-row table:style-name="ro1">
          <table:table-cell table:style-name="ce2" office:value-type="string">
            <text:p>Creative Commons Attribution Share Alike 2.0</text:p>
          </table:table-cell>
          <table:table-cell table:style-name="ce2" office:value-type="string">
            <text:p>CC-BY-SA-2.0</text:p>
          </table:table-cell>
          <table:table-cell table:style-name="ce6" office:value-type="string">
            <text:p><text:span text:style-name="T1"><text:a xlink:href="http://creativecommons.org/licenses/by-sa/2.0/legalcode">http://creativecommons.org/licenses/by-sa/2.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䅓㈭〮琮瑸㨀⸮䰺扩慲祲䌺捡敨㩳灁䑰瑡㩡潌慣㩬楍牣獯景㩴楗摮睯㩳敔灭牯牡⁹湉整湲瑥䘠汩獥䐺捯浵湥獴䴺捩潲潳瑦唠敳⁲慄慴区癡摥䄠瑴捡浨湥獴䌺ⵃ奂匭ⵁ⸲⸰硴t">CC-BY-SA-2.0.txt</text:a></text:span></text:p>
          </table:table-cell>
          <table:table-cell table:number-columns-repeated="1017"/>
        </table:table-row>
        <table:table-row table:style-name="ro1">
          <table:table-cell table:style-name="ce2" office:value-type="string">
            <text:p>Creative Commons Attribution Share Alike 2.5</text:p>
          </table:table-cell>
          <table:table-cell table:style-name="ce2" office:value-type="string">
            <text:p>CC-BY-SA-2.5</text:p>
          </table:table-cell>
          <table:table-cell table:style-name="ce6" office:value-type="string">
            <text:p><text:span text:style-name="T1"><text:a xlink:href="http://creativecommons.org/licenses/by-sa/2.5/legalcode">http://creativecommons.org/licenses/by-sa/2.5/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䅓㈭㔮琮瑸㨀⸮䰺扩慲祲䌺捡敨㩳灁䑰瑡㩡潌慣㩬楍牣獯景㩴楗摮睯㩳敔灭牯牡⁹湉整湲瑥䘠汩獥䐺捯浵湥獴䴺捩潲潳瑦唠敳⁲慄慴区癡摥䄠瑴捡浨湥獴䌺ⵃ奂匭ⵁ⸲⸵硴t">CC-BY-SA-2.5.txt</text:a></text:span></text:p>
          </table:table-cell>
          <table:table-cell table:style-name="ce22" table:number-columns-repeated="1017"/>
        </table:table-row>
        <table:table-row table:style-name="ro1">
          <table:table-cell table:style-name="ce2" office:value-type="string">
            <text:p>Creative Commons Attribution Share Alike 3.0</text:p>
          </table:table-cell>
          <table:table-cell table:style-name="ce2" office:value-type="string">
            <text:p>CC-BY-SA-3.0</text:p>
          </table:table-cell>
          <table:table-cell table:style-name="ce6" office:value-type="string">
            <text:p><text:span text:style-name="T1"><text:a xlink:href="http://creativecommons.org/licenses/by-sa/3.0/legalcode">http://creativecommons.org/licenses/by-sa/3.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䅓㌭〮琮瑸㨀⸮䰺扩慲祲䌺捡敨㩳灁䑰瑡㩡潌慣㩬楍牣獯景㩴楗摮睯㩳敔灭牯牡⁹湉整湲瑥䘠汩獥䐺捯浵湥獴䴺捩潲潳瑦唠敳⁲慄慴区癡摥䄠瑴捡浨湥獴䌺ⵃ奂匭ⵁ⸳⸰硴t">CC-BY-SA-3.0.txt</text:a></text:span></text:p>
          </table:table-cell>
          <table:table-cell table:number-columns-repeated="1017"/>
        </table:table-row>
        <table:table-row table:style-name="ro1">
          <table:table-cell table:style-name="ce3" office:value-type="string">
            <text:p>Creative Commons Zero v1.0 Universal</text:p>
          </table:table-cell>
          <table:table-cell table:style-name="ce3" office:value-type="string">
            <text:p>CC0-1.0</text:p>
          </table:table-cell>
          <table:table-cell table:style-name="ce6" office:value-type="string">
            <text:p>http://creativecommons.org/publicdomain/zero/1.0/legalcode</text:p>
          </table:table-cell>
          <table:table-cell table:style-name="ce3" table:number-columns-repeated="2"/>
          <table:table-cell table:style-name="ce14"/>
          <table:table-cell table:style-name="ce6" office:value-type="string">
            <text:p><text:span text:style-name="T1"><text:a xlink:href="../⸺㨮楌牢牡㩹慃档獥䄺灰慄慴䰺捯污䴺捩潲潳瑦场湩潤獷吺浥潰慲祲䤠瑮牥敮⁴楆敬㩳潄畣敭瑮㩳楍牣獯景⁴獕牥䐠瑡㩡慓敶⁤瑁慴档敭瑮㩳䍃ⴰ⸱⸰硴t⸺㨮楌牢牡㩹慃档獥䄺灰慄慴䰺捯污䴺捩潲潳瑦场湩潤獷吺浥潰慲祲䤠瑮牥敮⁴楆敬㩳潄畣敭瑮㩳楍牣獯景⁴獕牥䐠瑡㩡慓敶⁤瑁慴档敭瑮㩳䍃ⴰ⸱⸰硴t">CC0-1.0.txt</text:a></text:span></text:p>
          </table:table-cell>
          <table:table-cell table:number-columns-repeated="1017"/>
        </table:table-row>
        <table:table-row table:style-name="ro1">
          <table:table-cell table:style-name="ce2" office:value-type="string">
            <text:p>CUA Office Public License v1.0</text:p>
          </table:table-cell>
          <table:table-cell table:style-name="ce2" office:value-type="string">
            <text:p>CUA-OPL-1.0</text:p>
          </table:table-cell>
          <table:table-cell table:style-name="ce6" office:value-type="string">
            <text:p><text:span text:style-name="T1"><text:a xlink:href="http://www.opensource.org/licenses/cuaoffice">http://www.opensource.org/licenses/cuaoffice</text:a></text:span></text:p>
          </table:table-cell>
          <table:table-cell table:style-name="ce2"/>
          <table:table-cell table:style-name="ce2" office:value-type="string">
            <text:p>YES</text:p>
          </table:table-cell>
          <table:table-cell table:style-name="ce2" office:value-type="string">
            <text:p>The contents of this file are subject to the CUA Office Public License Version 1.0 (the "License"); you may not use this file except in compliance with the License. You may obtain a copy of the License at http://cuaoffice.sourceforge.net/</text:p>
            <text:p/>
            <text:p>Software distributed under the License is distributed on an "AS IS" basis, WITHOUT WARRANTY OF ANY KIND, either express or implied. See the License for the specific language governing rights and limitations under the License.</text:p>
            <text:p/>
            <text:p>The Original Code is ______________________________________.</text:p>
            <text:p/>
            <text:p>The Initial Developer of the Original Code is ________________________.</text:p>
            <text:p>Portions created by ______________________ are Copyright (C) _____________________________. All Rights Reserved.</text:p>
            <text:p/>
            <text:p>Contributor(s): ______________________________________.</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CUAPL, indicate your decision by deleting the provisions above and replace them with the notice and other provisions required by the [___] License. If you do not delete the provisions above, a recipient may use your version of this file under either the CUAPL or the [___] License."</text:p>
            <text:p/>
            <text:p>[NOTE: The text of this Exhibit A may differ slightly from the text of the notices in the Source Code files of the Original Code. You should use the text of this Exhibit A rather than the text found in the Original Code Source Code for Your Modifications.]</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啃ⵁ偏ⵌ⸱⸰硴t⸺㨮楌牢牡㩹慃档獥䄺灰慄慴䰺捯污䴺捩潲潳瑦场湩潤獷吺浥潰慲祲䤠瑮牥敮⁴楆敬㩳潄畣敭瑮㩳楍牣獯景⁴獕牥䐠瑡㩡慓敶⁤瑁慴档敭瑮㩳啃ⵁ偏ⵌ⸱⸰硴t">CUA-OPL-1.0.txt</text:a></text:span></text:p>
          </table:table-cell>
          <table:table-cell table:number-columns-repeated="1017"/>
        </table:table-row>
        <table:table-row table:style-name="ro1">
          <table:table-cell table:style-name="ce2" office:value-type="string">
            <text:p>Eclipse Public License 1.0</text:p>
          </table:table-cell>
          <table:table-cell table:style-name="ce2" office:value-type="string">
            <text:p>EPL-1.0</text:p>
          </table:table-cell>
          <table:table-cell table:style-name="ce6" office:value-type="string">
            <text:p><text:a xlink:href="http://www.eclipse.org/legal/epl-v10.html">http://www.eclipse.org/legal/epl-v10.html
http://www.opensource.org/licenses/EPL-1.0</text:a></text:p>
          </table:table-cell>
          <table:table-cell table:style-name="ce2" office:value-type="string">
            <text:p>EPL replaced the CPL on 28 June 2005.</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偅ⵌ⸱⸰硴t⸺㨮楌牢牡㩹慃档獥䄺灰慄慴䰺捯污䴺捩潲潳瑦场湩潤獷吺浥潰慲祲䤠瑮牥敮⁴楆敬㩳潄畣敭瑮㩳楍牣獯景⁴獕牥䐠瑡㩡慓敶⁤瑁慴档敭瑮㩳偅ⵌ⸱⸰硴t">EPL-1.0.txt</text:a></text:span></text:p>
          </table:table-cell>
          <table:table-cell table:number-columns-repeated="1017"/>
        </table:table-row>
        <table:table-row table:style-name="ro1">
          <table:table-cell table:style-name="ce2" office:value-type="string">
            <text:p>eCos license version 2.0</text:p>
          </table:table-cell>
          <table:table-cell table:style-name="ce2" office:value-type="string">
            <text:p>eCos-2.0</text:p>
          </table:table-cell>
          <table:table-cell table:style-name="ce6" office:value-type="string">
            <text:p><text:span text:style-name="T1"><text:a xlink:href="http://www.gnu.org/licenses/ecos-license.html">http://www.gnu.org/licenses/ecos-license.html</text:a></text:span></text:p>
          </table:table-cell>
          <table:table-cell table:style-name="ce2" office:value-type="string">
            <text:p>This is really GPL v2 or later + an exception</text:p>
          </table:table-cell>
          <table:table-cell table:style-name="ce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䍥獯㈭〮琮瑸㨀⸮䰺扩慲祲䌺捡敨㩳灁䑰瑡㩡潌慣㩬楍牣獯景㩴楗摮睯㩳敔灭牯牡⁹湉整湲瑥䘠汩獥䐺捯浵湥獴䴺捩潲潳瑦唠敳⁲慄慴区癡摥䄠瑴捡浨湥獴攺潃⵳⸲⸰硴t">eCos-2.0.txt</text:a></text:span></text:p>
          </table:table-cell>
          <table:table-cell table:number-columns-repeated="1017"/>
        </table:table-row>
        <table:table-row table:style-name="ro1">
          <table:table-cell table:style-name="ce2" office:value-type="string">
            <text:p>Educational Community License v1.0</text:p>
          </table:table-cell>
          <table:table-cell table:style-name="ce2" office:value-type="string">
            <text:p>ECL-1.0</text:p>
          </table:table-cell>
          <table:table-cell table:style-name="ce6" office:value-type="string">
            <text:p><text:span text:style-name="T1"><text:a xlink:href="http://www.opensource.org/licenses/ecl1">http://www.opensource.org/licenses/ecl1</text:a></text:span></text:p>
          </table:table-cell>
          <table:table-cell table:style-name="ce2"/>
          <table:table-cell table:style-name="ce2" office:value-type="string">
            <text:p>YES</text:p>
          </table:table-cell>
          <table:table-cell table:style-name="ce2" office:value-type="string">
            <text:p>Copyright (c) &lt;year&gt; &lt;copyright holders&gt;</text:p>
            <text:p>Licensed under the Educational Community License version 1.0</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䍅ⵌ⸱⸰硴t⸺㨮楌牢牡㩹慃档獥䄺灰慄慴䰺捯污䴺捩潲潳瑦场湩潤獷吺浥潰慲祲䤠瑮牥敮⁴楆敬㩳潄畣敭瑮㩳楍牣獯景⁴獕牥䐠瑡㩡慓敶⁤瑁慴档敭瑮㩳䍅ⵌ⸱⸰硴t">ECL-1.0.txt</text:a></text:span></text:p>
          </table:table-cell>
          <table:table-cell table:number-columns-repeated="1017"/>
        </table:table-row>
        <table:table-row table:style-name="ro1">
          <table:table-cell table:style-name="ce2" office:value-type="string">
            <text:p>Educational Community License v2.0</text:p>
          </table:table-cell>
          <table:table-cell table:style-name="ce2" office:value-type="string">
            <text:p>ECL-2.0</text:p>
          </table:table-cell>
          <table:table-cell table:style-name="ce6" office:value-type="string">
            <text:p><text:span text:style-name="T1"><text:a xlink:href="http://www.opensource.org/licenses/ecl2">http://www.opensource.org/licenses/ecl2</text:a></text:span></text:p>
          </table:table-cell>
          <table:table-cell table:style-name="ce2" office:value-type="string">
            <text:p>The Educational Community License version 2.0 ("ECL") consists of the Apache 2.0 license, modified to change the scope of the patent grant in section 3 to be specific to the needs of the education communities using this license.</text:p>
            <text:p/>
            <text:p>The url included in the boilerplate notice does not work. (15/10/10)</text:p>
          </table:table-cell>
          <table:table-cell table:style-name="ce2" office:value-type="string">
            <text:p>YES</text:p>
          </table:table-cell>
          <table:table-cell table:style-name="ce2" office:value-type="string">
            <text:p>Copyright [yyyy] [name of copyright owner] Licensed under the Educational Community License, Version 2.0 (the "License"); you may not use this file except in compliance with the License. You may obtain a copy of the License at</text:p>
            <text:p><text:s/></text:p>
            <text:p><text:s/>http://www.osedu.org/licenses/ECL-2.0</text:p>
            <text:p/>
            <text:p><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䍅ⵌ⸲⸰硴t⸺㨮楌牢牡㩹慃档獥䄺灰慄慴䰺捯污䴺捩潲潳瑦场湩潤獷吺浥潰慲祲䤠瑮牥敮⁴楆敬㩳潄畣敭瑮㩳楍牣獯景⁴獕牥䐠瑡㩡慓敶⁤瑁慴档敭瑮㩳䍅ⵌ⸲⸰硴t">ECL-2.0.txt</text:a></text:span></text:p>
          </table:table-cell>
          <table:table-cell table:number-columns-repeated="1017"/>
        </table:table-row>
        <table:table-row table:style-name="ro1">
          <table:table-cell table:style-name="ce2" office:value-type="string">
            <text:p>Eiffel Forum License v1.0</text:p>
          </table:table-cell>
          <table:table-cell table:style-name="ce2" office:value-type="string">
            <text:p>EFL-1.0</text:p>
          </table:table-cell>
          <table:table-cell table:style-name="ce5" office:value-type="string">
            <text:p>http://www.eiffel-nice.org/license/forum.txt</text:p>
            <text:p>http://www.opensource.org/licenses/ver1_eiffel</text:p>
          </table:table-cell>
          <table:table-cell table:style-name="ce2" office:value-type="string">
            <text:p>This license has been superseded by v2.0</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䙅ⵌ⸱⸰硴t⸺㨮楌牢牡㩹慃档獥䄺灰慄慴䰺捯污䴺捩潲潳瑦场湩潤獷吺浥潰慲祲䤠瑮牥敮⁴楆敬㩳潄畣敭瑮㩳楍牣獯景⁴獕牥䐠瑡㩡慓敶⁤瑁慴档敭瑮㩳䙅ⵌ⸱⸰硴t">EFL-1.0.txt</text:a></text:span></text:p>
          </table:table-cell>
          <table:table-cell table:number-columns-repeated="1017"/>
        </table:table-row>
        <table:table-row table:style-name="ro1">
          <table:table-cell table:style-name="ce2" office:value-type="string">
            <text:p>Eiffel Forum License v2.0</text:p>
          </table:table-cell>
          <table:table-cell table:style-name="ce2" office:value-type="string">
            <text:p>EFL-2.0</text:p>
          </table:table-cell>
          <table:table-cell table:style-name="ce5" office:value-type="string">
            <text:p>http://www.eiffel-nice.org/license/eiffel-forum-license-2.html</text:p>
            <text:p>http://www.opensource.org/licenses/ver2_eiffel</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䙅ⵌ⸲⸰硴t⸺㨮楌牢牡㩹慃档獥䄺灰慄慴䰺捯污䴺捩潲潳瑦场湩潤獷吺浥潰慲祲䤠瑮牥敮⁴楆敬㩳潄畣敭瑮㩳楍牣獯景⁴獕牥䐠瑡㩡慓敶⁤瑁慴档敭瑮㩳䙅ⵌ⸲⸰硴t">EFL-2.0.txt</text:a></text:span></text:p>
          </table:table-cell>
          <table:table-cell table:number-columns-repeated="1017"/>
        </table:table-row>
        <table:table-row table:style-name="ro1">
          <table:table-cell table:style-name="ce2" office:value-type="string">
            <text:p>Entessa Public License v1.0</text:p>
          </table:table-cell>
          <table:table-cell table:style-name="ce2" office:value-type="string">
            <text:p>Entessa</text:p>
          </table:table-cell>
          <table:table-cell table:style-name="ce6" office:value-type="string">
            <text:p><text:span text:style-name="T1"><text:a xlink:href="http://www.opensource.org/licenses/entessa">http://www.opensource.org/licenses/entessa</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湅整獳⹡硴t⸺㨮楌牢牡㩹慃档獥䄺灰慄慴䰺捯污䴺捩潲潳瑦场湩潤獷吺浥潰慲祲䤠瑮牥敮⁴楆敬㩳潄畣敭瑮㩳楍牣獯景⁴獕牥䐠瑡㩡慓敶⁤瑁慴档敭瑮㩳湅整獳⹡硴t">Entessa.txt</text:a></text:span></text:p>
          </table:table-cell>
          <table:table-cell table:number-columns-repeated="1017"/>
        </table:table-row>
        <table:table-row table:style-name="ro1">
          <table:table-cell table:style-name="ce2" office:value-type="string">
            <text:p>Erlang Public License v1.1</text:p>
          </table:table-cell>
          <table:table-cell table:style-name="ce2" office:value-type="string">
            <text:p>ErlPL-1.1</text:p>
          </table:table-cell>
          <table:table-cell table:style-name="ce6" office:value-type="string">
            <text:p><text:span text:style-name="T1"><text:a xlink:href="http://www.erlang.org/EPLICENSE">http://www.erlang.org/EPLICENSE</text:a></text:span></text:p>
          </table:table-cell>
          <table:table-cell table:style-name="ce2" office:value-type="string">
            <text:p>This Erlang License is a derivative work of the Mozilla Public License, Version 1.0. It contains terms which differ from the Mozilla Public License, Version 1.0. </text:p>
          </table:table-cell>
          <table:table-cell table:style-name="ce10"/>
          <table:table-cell table:style-name="ce2" office:value-type="string">
            <text:p>``The contents of this file are subject to the Erlang Public License,</text:p>
            <text:p>Version 1.1, (the "License"); you may not use this file except in</text:p>
            <text:p>compliance with the License. You should have received a copy of the</text:p>
            <text:p>Erlang Public License along with this software. If not, it can be</text:p>
            <text:p>retrieved via the world wide web at http://www.erlang.org/.</text:p>
            <text:p/>
            <text:p>Software distributed under the License is distributed on an "AS IS"</text:p>
            <text:p>basis, WITHOUT WARRANTY OF ANY KIND, either express or implied. See</text:p>
            <text:p>the License for the specific language governing rights and limitations</text:p>
            <text:p>under the License.</text:p>
            <text:p/>
            <text:p>The Initial Developer of the Original Code is Ericsson Utvecklings AB.</text:p>
            <text:p>Portions created by Ericsson are Copyright 1999, Ericsson Utvecklings</text:p>
            <text:p>AB. All Rights Reserved.''</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牅偬ⵌ⸱⸱硴t⸺㨮楌牢牡㩹慃档獥䄺灰慄慴䰺捯污䴺捩潲潳瑦场湩潤獷吺浥潰慲祲䤠瑮牥敮⁴楆敬㩳潄畣敭瑮㩳楍牣獯景⁴獕牥䐠瑡㩡慓敶⁤瑁慴档敭瑮㩳牅偬ⵌ⸱⸱硴t">ErlPL-1.1.txt</text:a></text:span></text:p>
          </table:table-cell>
          <table:table-cell table:number-columns-repeated="1017"/>
        </table:table-row>
        <table:table-row table:style-name="ro1">
          <table:table-cell table:style-name="ce2" office:value-type="string">
            <text:p>EU DataGrid Software License</text:p>
          </table:table-cell>
          <table:table-cell table:style-name="ce2" office:value-type="string">
            <text:p>EUDatagrid</text:p>
          </table:table-cell>
          <table:table-cell table:style-name="ce7" office:value-type="string">
            <text:p>http://eu-datagrid.web.cern.ch/eu-datagrid/license.html</text:p>
            <text:p>http://www.opensource.org/licenses/EUDatagrid</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啅慄慴牧摩琮瑸㨀⸮䰺扩慲祲䌺捡敨㩳灁䑰瑡㩡潌慣㩬楍牣獯景㩴楗摮睯㩳敔灭牯牡⁹湉整湲瑥䘠汩獥䐺捯浵湥獴䴺捩潲潳瑦唠敳⁲慄慴区癡摥䄠瑴捡浨湥獴䔺䑕瑡条楲⹤硴t">EUDatagrid.txt</text:a></text:span></text:p>
          </table:table-cell>
          <table:table-cell table:number-columns-repeated="1017"/>
        </table:table-row>
        <table:table-row table:style-name="ro1">
          <table:table-cell table:style-name="ce2" office:value-type="string">
            <text:p>European Union Public License 1.0</text:p>
          </table:table-cell>
          <table:table-cell table:style-name="ce2" office:value-type="string">
            <text:p>EUPL-1.0</text:p>
          </table:table-cell>
          <table:table-cell table:style-name="ce5" office:value-type="string">
            <text:p>http://ec.europa.eu/idabc/en/document/7330.html</text:p>
            <text:p>http://ec.europa.eu/idabc/servlets/Doc027f.pdf?id=31096</text:p>
          </table:table-cell>
          <table:table-cell table:style-name="ce10" office:value-type="string">
            <text:p>The European Commission has approved the EUPL on 9 January 2007. </text:p>
          </table:table-cell>
          <table:table-cell table:style-name="ce10"/>
          <table:table-cell table:style-name="ce12"/>
          <table:table-cell table:style-name="ce6" office:value-type="string">
            <text:p><text:span text:style-name="T1"><text:a xlink:href="../⸺㨮楌牢牡㩹慃档獥䄺灰慄慴䰺捯污䴺捩潲潳瑦场湩潤獷吺浥潰慲祲䤠瑮牥敮⁴楆敬㩳潄畣敭瑮㩳楍牣獯景⁴獕牥䐠瑡㩡慓敶⁤瑁慴档敭瑮㩳啅䱐ㄭ〮琮瑸㨀⸮䰺扩慲祲䌺捡敨㩳灁䑰瑡㩡潌慣㩬楍牣獯景㩴楗摮睯㩳敔灭牯牡⁹湉整湲瑥䘠汩獥䐺捯浵湥獴䴺捩潲潳瑦唠敳⁲慄慴区癡摥䄠瑴捡浨湥獴䔺偕ⵌ⸱⸰硴t">EUPL-1.0.txt</text:a></text:span></text:p>
          </table:table-cell>
          <table:table-cell table:number-columns-repeated="1017"/>
        </table:table-row>
        <table:table-row table:style-name="ro1">
          <table:table-cell table:style-name="ce2" office:value-type="string">
            <text:p>European Union Public License 1.1</text:p>
          </table:table-cell>
          <table:table-cell table:style-name="ce2" office:value-type="string">
            <text:p>EUPL-1.1</text:p>
          </table:table-cell>
          <table:table-cell table:style-name="ce6" office:value-type="string">
            <text:p><text:a xlink:href="http://www.osor.eu/eupl/european-union-public-licence-eupl-v.1.1">https://joinup.ec.europa.eu/software/page/eupl/licence-eupl
https://joinup.ec.europa.eu/system/files/EN/EUPL%20v.1.1%20-%20Licence.pdf
http://www.opensource.org/licenses/EUPL-1.1</text:a></text:p>
          </table:table-cell>
          <table:table-cell table:style-name="ce2" office:value-type="string">
            <text:p>This license was released: <text:s/>16 May 2008</text:p>
            <text:p>This license is available in the 22 official languages of the EU. <text:s/>The English version is included here.</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啅䱐ㄭㄮ琮瑸㨀⸮䰺扩慲祲䌺捡敨㩳灁䑰瑡㩡潌慣㩬楍牣獯景㩴楗摮睯㩳敔灭牯牡⁹湉整湲瑥䘠汩獥䐺捯浵湥獴䴺捩潲潳瑦唠敳⁲慄慴区癡摥䄠瑴捡浨湥獴䔺偕ⵌ⸱⸱硴t">EUPL-1.1.txt</text:a></text:span></text:p>
          </table:table-cell>
          <table:table-cell table:number-columns-repeated="1017"/>
        </table:table-row>
        <table:table-row table:style-name="ro1">
          <table:table-cell table:style-name="ce2" office:value-type="string">
            <text:p>Fair License</text:p>
          </table:table-cell>
          <table:table-cell table:style-name="ce2" office:value-type="string">
            <text:p>Fair</text:p>
          </table:table-cell>
          <table:table-cell table:style-name="ce6" office:value-type="string">
            <text:p><text:span text:style-name="T1"><text:a xlink:href="http://www.opensource.org/licenses/Fair">http://www.opensource.org/licenses/Fair</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慆物琮瑸㨀⸮䰺扩慲祲䌺捡敨㩳灁䑰瑡㩡潌慣㩬楍牣獯景㩴楗摮睯㩳敔灭牯牡⁹湉整湲瑥䘠汩獥䐺捯浵湥獴䴺捩潲潳瑦唠敳⁲慄慴区癡摥䄠瑴捡浨湥獴䘺楡⹲硴t">Fair.txt</text:a></text:span></text:p>
          </table:table-cell>
          <table:table-cell table:number-columns-repeated="1017"/>
        </table:table-row>
        <table:table-row table:style-name="ro1">
          <table:table-cell table:style-name="ce2" office:value-type="string">
            <text:p>Frameworx Open License 1.0</text:p>
          </table:table-cell>
          <table:table-cell table:style-name="ce2" office:value-type="string">
            <text:p>Frameworx-1.0</text:p>
          </table:table-cell>
          <table:table-cell table:style-name="ce6" office:value-type="string">
            <text:p><text:span text:style-name="T1"><text:a xlink:href="http://www.opensource.org/licenses/Frameworx-1.0">http://www.opensource.org/licenses/Frameworx-1.0</text:a></text:span></text:p>
          </table:table-cell>
          <table:table-cell table:style-name="ce2" office:value-type="string">
            <text:p>The url included in the license does not work. (15/10/10)</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牆浡睥牯⵸⸱⸰硴t⸺㨮楌牢牡㩹慃档獥䄺灰慄慴䰺捯污䴺捩潲潳瑦场湩潤獷吺浥潰慲祲䤠瑮牥敮⁴楆敬㩳潄畣敭瑮㩳楍牣獯景⁴獕牥䐠瑡㩡慓敶⁤瑁慴档敭瑮㩳牆浡睥牯⵸⸱⸰硴t">Frameworx-1.0.txt</text:a></text:span></text:p>
          </table:table-cell>
          <table:table-cell table:number-columns-repeated="1017"/>
        </table:table-row>
        <table:table-row table:style-name="ro1">
          <table:table-cell table:style-name="ce2" office:value-type="string">
            <text:p>GNU Affero General Public License v3.0</text:p>
          </table:table-cell>
          <table:table-cell table:style-name="ce2" office:value-type="string">
            <text:p>AGPL-3.0</text:p>
          </table:table-cell>
          <table:table-cell table:style-name="ce5" office:value-type="string">
            <text:p>http://www.gnu.org/licenses/agpl.txt</text:p>
            <text:p>http://www.opensource.org/licenses/AGPL-3.0</text:p>
          </table:table-cell>
          <table:table-cell table:style-name="ce2" office:value-type="string">
            <text:p>This version was released: 19 November 2007</text:p>
            <text:p/>
          </table:table-cell>
          <table:table-cell table:style-name="ce2" office:value-type="string">
            <text:p>YES</text:p>
          </table:table-cell>
          <table:table-cell table:style-name="ce2" office:value-type="string">
            <text:p>&lt;one line to give the program's name and a brief idea of what it does.&gt;</text:p>
            <text:p><text:s text:c="4"/>Copyright (C) &lt;year&gt; <text:s/>&lt;name of author&gt;</text:p>
            <text:p/>
            <text:p>This program is free software: you can redistribute it and/or modify it under the terms of the GNU Affero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text:s/>See the GNU Affero General Public License for more details.</text:p>
            <text:p/>
            <text:p>You should have received a copy of the GNU Affero General Public License along with this program. <text:s/>If not, see &lt;http://www.gnu.org/licenses/&gt;.</text:p>
          </table:table-cell>
          <table:table-cell table:style-name="ce21" office:value-type="string">
            <text:p><text:span text:style-name="T1"><text:a xlink:href="../⸺㨮楌牢牡㩹慃档獥䄺灰慄慴䰺捯污䴺捩潲潳瑦场湩潤獷吺浥潰慲祲䤠瑮牥敮⁴楆敬㩳潄畣敭瑮㩳楍牣獯景⁴獕牥䐠瑡㩡慓敶⁤瑁慴档敭瑮㩳䝁䱐㌭〮琮瑸㨀⸮䰺扩慲祲䌺捡敨㩳灁䑰瑡㩡潌慣㩬楍牣獯景㩴楗摮睯㩳敔灭牯牡⁹湉整湲瑥䘠汩獥䐺捯浵湥獴䴺捩潲潳瑦唠敳⁲慄慴区癡摥䄠瑴捡浨湥獴䄺假ⵌ⸳⸰硴t">AGPL-3.0.txt</text:a></text:span></text:p>
          </table:table-cell>
          <table:table-cell table:number-columns-repeated="1017"/>
        </table:table-row>
        <table:table-row table:style-name="ro1">
          <table:table-cell table:style-name="ce2" office:value-type="string">
            <text:p>GNU Free Documentation License v1.1</text:p>
          </table:table-cell>
          <table:table-cell table:style-name="ce2" office:value-type="string">
            <text:p>GFDL-1.1</text:p>
          </table:table-cell>
          <table:table-cell table:style-name="ce6" office:value-type="string">
            <text:p><text:span text:style-name="T1"><text:a xlink:href="http://www.gnu.org/licenses/old-licenses/fdl-1.1.txt">http://www.gnu.org/licenses/old-licenses/fdl-1.1.txt</text:a></text:span></text:p>
          </table:table-cell>
          <table:table-cell table:style-name="ce2" office:value-type="string">
            <text:p>This license was released March 2000</text:p>
          </table:table-cell>
          <table:table-cell table:style-name="ce2"/>
          <table:table-cell table:style-name="ce2" office:value-type="string">
            <text:p>Copyright (c) <text:s/>YEAR <text:s/>YOUR NAME.</text:p>
            <text:p><text:s text:c="6"/>Permission is granted to copy, distribute and/or modify this document</text:p>
            <text:p><text:s text:c="6"/>under the terms of the GNU Free Documentation License, Version 1.1</text:p>
            <text:p><text:s text:c="6"/>or any later version published by the Free Software Foundation;</text:p>
            <text:p><text:s text:c="6"/>with the Invariant Sections being LIST THEIR TITLES, with the</text:p>
            <text:p><text:s text:c="6"/>Front-Cover Texts being LIST, and with the Back-Cover Texts being LIST.</text:p>
            <text:p><text:s text:c="6"/>A copy of the license is included in the section entitled "GNU</text:p>
            <text:p><text:s text:c="6"/>Free Documentation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䙇䱄ㄭㄮ琮瑸㨀⸮䰺扩慲祲䌺捡敨㩳灁䑰瑡㩡潌慣㩬楍牣獯景㩴楗摮睯㩳敔灭牯牡⁹湉整湲瑥䘠汩獥䐺捯浵湥獴䴺捩潲潳瑦唠敳⁲慄慴区癡摥䄠瑴捡浨湥獴䜺䑆ⵌ⸱⸱硴t">GFDL-1.1.txt</text:a></text:span></text:p>
          </table:table-cell>
          <table:table-cell table:number-columns-repeated="1017"/>
        </table:table-row>
        <table:table-row table:style-name="ro1">
          <table:table-cell table:style-name="ce2" office:value-type="string">
            <text:p>GNU Free Documentation License v1.2</text:p>
          </table:table-cell>
          <table:table-cell table:style-name="ce2" office:value-type="string">
            <text:p>GFDL-1.2</text:p>
          </table:table-cell>
          <table:table-cell table:style-name="ce6" office:value-type="string">
            <text:p><text:span text:style-name="T1"><text:a xlink:href="http://www.gnu.org/licenses/old-licenses/fdl-1.2.txt">http://www.gnu.org/licenses/old-licenses/fdl-1.2.txt</text:a></text:span></text:p>
          </table:table-cell>
          <table:table-cell table:style-name="ce2" office:value-type="string">
            <text:p>This license was released November 2002</text:p>
          </table:table-cell>
          <table:table-cell table:style-name="ce2"/>
          <table:table-cell table:style-name="ce15" office:value-type="string">
            <text:p>Copyright (c) <text:s/>YEAR <text:s/>YOUR NAME.</text:p>
            <text:p><text:s text:c="4"/>Permission is granted to copy, distribute and/or modify this document</text:p>
            <text:p><text:s text:c="4"/>under the terms of the GNU Free Documentation License, Version 1.2</text:p>
            <text:p><text:s text:c="4"/>or any later version published by the Free Software Foundation;</text:p>
            <text:p><text:s text:c="4"/>with no Invariant Sections, no Front-Cover Texts, and no Back-Cover Texts.</text:p>
            <text:p><text:s text:c="4"/>A copy of the license is included in the section entitled "GNU</text:p>
            <text:p><text:s text:c="4"/>Free Documentation License".</text:p>
            <text:p/>
            <text:p>If you have Invariant Sections, Front-Cover Texts and Back-Cover Texts,</text:p>
            <text:p>replace the "with...Texts." line with this:</text:p>
            <text:p/>
            <text:p><text:s text:c="4"/>with the Invariant Sections being LIST THEIR TITLES, with the</text:p>
            <text:p><text:s text:c="4"/>Front-Cover Texts being LIST, and with the Back-Cover Texts being LIST.</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䙇䱄ㄭ㈮琮瑸㨀⸮䰺扩慲祲䌺捡敨㩳灁䑰瑡㩡潌慣㩬楍牣獯景㩴楗摮睯㩳敔灭牯牡⁹湉整湲瑥䘠汩獥䐺捯浵湥獴䴺捩潲潳瑦唠敳⁲慄慴区癡摥䄠瑴捡浨湥獴䜺䑆ⵌ⸱⸲硴t">GFDL-1.2.txt</text:a></text:span></text:p>
          </table:table-cell>
          <table:table-cell table:number-columns-repeated="1017"/>
        </table:table-row>
        <table:table-row table:style-name="ro1">
          <table:table-cell table:style-name="ce2" office:value-type="string">
            <text:p>GNU Free Documentation License v1.3</text:p>
          </table:table-cell>
          <table:table-cell table:style-name="ce2" office:value-type="string">
            <text:p>GFDL-1.3</text:p>
          </table:table-cell>
          <table:table-cell table:style-name="ce6" office:value-type="string">
            <text:p><text:span text:style-name="T1"><text:a xlink:href="http://www.gnu.org/licenses/fdl-1.3.txt">http://www.gnu.org/licenses/fdl-1.3.txt</text:a></text:span></text:p>
          </table:table-cell>
          <table:table-cell table:style-name="ce2" office:value-type="string">
            <text:p>This license was released 3 November 2008.</text:p>
          </table:table-cell>
          <table:table-cell table:style-name="ce2"/>
          <table:table-cell table:style-name="ce15" office:value-type="string">
            <text:p>Copyright (c) <text:s/>YEAR <text:s/>YOUR NAME.</text:p>
            <text:p><text:s text:c="4"/>Permission is granted to copy, distribute and/or modify this document</text:p>
            <text:p><text:s text:c="4"/>under the terms of the GNU Free Documentation License, Version 1.3</text:p>
            <text:p><text:s text:c="4"/>or any later version published by the Free Software Foundation;</text:p>
            <text:p><text:s text:c="4"/>with no Invariant Sections, no Front-Cover Texts, and no Back-Cover Texts.</text:p>
            <text:p><text:s text:c="4"/>A copy of the license is included in the section entitled "GNU</text:p>
            <text:p><text:s text:c="4"/>Free Documentation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䙇䱄ㄭ㌮琮瑸㨀⸮䰺扩慲祲䌺捡敨㩳灁䑰瑡㩡潌慣㩬楍牣獯景㩴楗摮睯㩳敔灭牯牡⁹湉整湲瑥䘠汩獥䐺捯浵湥獴䴺捩潲潳瑦唠敳⁲慄慴区癡摥䄠瑴捡浨湥獴䜺䑆ⵌ⸱⸳硴t">GFDL-1.3.txt</text:a></text:span></text:p>
          </table:table-cell>
          <table:table-cell table:number-columns-repeated="1017"/>
        </table:table-row>
        <table:table-row table:style-name="ro1">
          <table:table-cell table:style-name="ce2" office:value-type="string">
            <text:p>GNU General Public License v1.0 only</text:p>
          </table:table-cell>
          <table:table-cell table:style-name="ce2" office:value-type="string">
            <text:p>GPL-1.0</text:p>
          </table:table-cell>
          <table:table-cell table:style-name="ce6" office:value-type="string">
            <text:p><text:span text:style-name="T1"><text:a xlink:href="http://www.gnu.org/licenses/old-licenses/gpl-1.0-standalone.html">http://www.gnu.org/licenses/old-licenses/gpl-1.0-standalone.html</text:a></text:span></text:p>
          </table:table-cell>
          <table:table-cell table:style-name="ce2" office:value-type="string">
            <text:p>This license was released: February 1989. <text:s/></text:p>
            <text:p>This license has been deprecated.</text:p>
          </table:table-cell>
          <table:table-cell table:style-name="ce2"/>
          <table:table-cell table:style-name="ce2" office:value-type="string">
            <text:p>&lt;one line to give the program's name and a brief idea of what it does.&gt;</text:p>
            <text:p><text:s text:c="4"/>Copyright (C) 19yy <text:s/>&lt;name of author&gt;</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text:s/>See the GNU General Public License for more details.</text:p>
            <text:p/>
            <text:p>You should have received a copy of the GNU General Public License along with this program; if not, write to the Free Software Foundation, Inc., 675 Mass Ave, Cambridge, MA 02139, USA.</text:p>
            <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硴t⸺㨮楌牢牡㩹慃档獥䄺灰慄慴䰺捯污䴺捩潲潳瑦场湩潤獷吺浥潰慲祲䤠瑮牥敮⁴楆敬㩳潄畣敭瑮㩳楍牣獯景⁴獕牥䐠瑡㩡慓敶⁤瑁慴档敭瑮㩳假ⵌ⸱⸰硴t">GPL-1.0.txt</text:a></text:span></text:p>
          </table:table-cell>
          <table:table-cell table:number-columns-repeated="1017"/>
        </table:table-row>
        <table:table-row table:style-name="ro1">
          <table:table-cell table:style-name="ce2" office:value-type="string">
            <text:p>GNU General Public License v1.0 or later</text:p>
          </table:table-cell>
          <table:table-cell table:style-name="ce2" office:value-type="string">
            <text:p>GPL-1.0+</text:p>
          </table:table-cell>
          <table:table-cell table:style-name="ce6" office:value-type="string">
            <text:p><text:span text:style-name="T1"><text:a xlink:href="http://www.gnu.org/licenses/old-licenses/gpl-1.0-standalone.html">http://www.gnu.org/licenses/old-licenses/gpl-1.0-standalone.html</text:a></text:span></text:p>
          </table:table-cell>
          <table:table-cell table:style-name="ce2" office:value-type="string">
            <text:p>This license was released: February 1989.</text:p>
          </table:table-cell>
          <table:table-cell table:style-name="ce2"/>
          <table:table-cell table:style-name="ce2" office:value-type="string">
            <text:p>&lt;one line to give the program's name and a brief idea of what it does.&gt;</text:p>
            <text:p><text:s text:c="4"/>Copyright (C) 19yy <text:s/>&lt;name of author&gt;</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text:s/>See the GNU General Public License for more details.</text:p>
            <text:p/>
            <text:p>You should have received a copy of the GNU General Public License along with this program; if not, write to the Free Software Foundation, Inc., 675 Mass Ave, Cambridge, MA 02139, USA.</text:p>
            <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琮瑸㨀⸮䰺扩慲祲䌺捡敨㩳灁䑰瑡㩡潌慣㩬楍牣獯景㩴楗摮睯㩳敔灭牯牡⁹湉整湲瑥䘠汩獥䐺捯浵湥獴䴺捩潲潳瑦唠敳⁲慄慴区癡摥䄠瑴捡浨湥獴䜺䱐ㄭ〮⸫硴t">GPL-1.0+.txt</text:a></text:span></text:p>
          </table:table-cell>
          <table:table-cell table:number-columns-repeated="1017"/>
        </table:table-row>
        <table:table-row table:style-name="ro1">
          <table:table-cell table:style-name="ce2" office:value-type="string">
            <text:p>GNU General Public License v2.0 only</text:p>
          </table:table-cell>
          <table:table-cell table:style-name="ce2" office:value-type="string">
            <text:p>GPL-2.0</text:p>
          </table:table-cell>
          <table:table-cell table:style-name="ce7" office:value-type="string">
            <text:p>http://www.gnu.org/licenses/old-licenses/gpl-2.0-standalone.html</text:p>
            <text:p>http://www.opensource.org/licenses/GPL-2.0</text:p>
          </table:table-cell>
          <table:table-cell table:style-name="ce2" office:value-type="string">
            <text:p>This license was released: June 1991</text:p>
            <text:p/>
          </table:table-cell>
          <table:table-cell table:style-name="ce2" office:value-type="string">
            <text:p>YES</text:p>
          </table:table-cell>
          <table:table-cell table:style-name="ce2" office:value-type="string">
            <text:p>&lt;one line to give the program's name and an idea of what it does.&gt;</text:p>
            <text:p>Copyright (C) yyyy <text:s/>&lt;name of author&gt;</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text:s/>See the GNU General Public License for more details.</text:p>
            <text:p/>
            <text:p>You should have received a copy of the GNU General Public License along with this program; if not, write to the Free Software Foundation, Inc., 51 Franklin Street, Fifth Floor, Boston, MA <text:s/>02110-1301, USA.</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硴t⸺㨮楌牢牡㩹慃档獥䄺灰慄慴䰺捯污䴺捩潲潳瑦场湩潤獷吺浥潰慲祲䤠瑮牥敮⁴楆敬㩳潄畣敭瑮㩳楍牣獯景⁴獕牥䐠瑡㩡慓敶⁤瑁慴档敭瑮㩳假ⵌ⸲⸰硴t">GPL-2.0.txt</text:a></text:span></text:p>
          </table:table-cell>
          <table:table-cell table:number-columns-repeated="1017"/>
        </table:table-row>
        <table:table-row table:style-name="ro1">
          <table:table-cell table:style-name="ce2" office:value-type="string">
            <text:p>GNU General Public License v2.0 or later</text:p>
          </table:table-cell>
          <table:table-cell table:style-name="ce2" office:value-type="string">
            <text:p>GPL-2.0+</text:p>
          </table:table-cell>
          <table:table-cell table:style-name="ce7" office:value-type="string">
            <text:p>http://www.gnu.org/licenses/old-licenses/gpl-2.0-standalone.html</text:p>
            <text:p>http://www.opensource.org/licenses/GPL-2.0</text:p>
          </table:table-cell>
          <table:table-cell table:style-name="ce2" office:value-type="string">
            <text:p>This license was released: June 1991</text:p>
            <text:p/>
          </table:table-cell>
          <table:table-cell table:style-name="ce2" office:value-type="string">
            <text:p>YES</text:p>
          </table:table-cell>
          <table:table-cell table:style-name="ce2" office:value-type="string">
            <text:p>&lt;one line to give the program's name and an idea of what it does.&gt;</text:p>
            <text:p>Copyright (C) yyyy <text:s/>&lt;name of author&gt;</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text:s/>See the GNU General Public License for more details.</text:p>
            <text:p/>
            <text:p>You should have received a copy of the GNU General Public License along with this program; if not, write to the Free Software Foundation, Inc., 51 Franklin Street, Fifth Floor, Boston, MA <text:s/>02110-1301, USA.</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琮瑸㨀⸮䰺扩慲祲䌺捡敨㩳灁䑰瑡㩡潌慣㩬楍牣獯景㩴楗摮睯㩳敔灭牯牡⁹湉整湲瑥䘠汩獥䐺捯浵湥獴䴺捩潲潳瑦唠敳⁲慄慴区癡摥䄠瑴捡浨湥獴䜺䱐㈭〮⸫硴t">GPL-2.0+.txt</text:a></text:span></text:p>
          </table:table-cell>
          <table:table-cell table:number-columns-repeated="1017"/>
        </table:table-row>
        <table:table-row table:style-name="ro1">
          <table:table-cell table:style-name="ce2" office:value-type="string">
            <text:p>GNU General Public License v2.0 w/Autoconf exception</text:p>
          </table:table-cell>
          <table:table-cell table:style-name="ce2" office:value-type="string">
            <text:p>GPL-2.0-with-autoconf-exception</text:p>
          </table:table-cell>
          <table:table-cell table:style-name="ce8" office:value-type="string">
            <text:p>none found</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ⴰ楷桴愭瑵捯湯ⵦ硥散瑰潩⹮硴t⸺㨮楌牢牡㩹慃档獥䄺灰慄慴䰺捯污䴺捩潲潳瑦场湩潤獷吺浥潰慲祲䤠瑮牥敮⁴楆敬㩳潄畣敭瑮㩳楍牣獯景⁴獕牥䐠瑡㩡慓敶⁤瑁慴档敭瑮㩳假ⵌ⸲ⴰ楷桴愭瑵捯湯ⵦ硥散瑰潩⹮硴t">GPL-2.0-with-autoconf-exception.txt</text:a></text:span></text:p>
          </table:table-cell>
          <table:table-cell table:number-columns-repeated="1017"/>
        </table:table-row>
        <table:table-row table:style-name="ro1">
          <table:table-cell table:style-name="ce2" office:value-type="string">
            <text:p>GNU General Public License v2.0 w/Bison exception</text:p>
          </table:table-cell>
          <table:table-cell table:style-name="ce2" office:value-type="string">
            <text:p>GPL-2.0-with-bison-exception</text:p>
          </table:table-cell>
          <table:table-cell table:style-name="ce5" office:value-type="string">
            <text:p>none found</text:p>
          </table:table-cell>
          <table:table-cell table:style-name="ce10"/>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ⴰ楷桴戭獩湯攭捸灥楴湯琮瑸㨀⸮䰺扩慲祲䌺捡敨㩳灁䑰瑡㩡潌慣㩬楍牣獯景㩴楗摮睯㩳敔灭牯牡⁹湉整湲瑥䘠汩獥䐺捯浵湥獴䴺捩潲潳瑦唠敳⁲慄慴区癡摥䄠瑴捡浨湥獴䜺䱐㈭〮眭瑩⵨楢潳⵮硥散瑰潩⹮硴t">GPL-2.0-with-bison-exception.txt</text:a></text:span></text:p>
          </table:table-cell>
          <table:table-cell table:number-columns-repeated="1017"/>
        </table:table-row>
        <table:table-row table:style-name="ro1">
          <table:table-cell table:style-name="ce2" office:value-type="string">
            <text:p>GNU General Public License v2.0 w/Classpath exception</text:p>
          </table:table-cell>
          <table:table-cell table:style-name="ce2" office:value-type="string">
            <text:p>GPL-2.0-with-classpath-exception</text:p>
          </table:table-cell>
          <table:table-cell table:style-name="ce6" office:value-type="string">
            <text:p><text:span text:style-name="T1"><text:a xlink:href="http://www.gnu.org/software/classpath/license.html">http://www.gnu.org/software/classpath/license.html</text:a></text:span></text:p>
          </table:table-cell>
          <table:table-cell table:style-name="ce10"/>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ⴰ楷桴挭慬獳慰桴攭捸灥楴湯琮瑸㨀⸮䰺扩慲祲䌺捡敨㩳灁䑰瑡㩡潌慣㩬楍牣獯景㩴楗摮睯㩳敔灭牯牡⁹湉整湲瑥䘠汩獥䐺捯浵湥獴䴺捩潲潳瑦唠敳⁲慄慴区癡摥䄠瑴捡浨湥獴䜺䱐㈭〮眭瑩⵨汣獡灳瑡⵨硥散瑰潩⹮硴t">GPL-2.0-with-classpath-exception.txt</text:a></text:span></text:p>
          </table:table-cell>
          <table:table-cell table:number-columns-repeated="1017"/>
        </table:table-row>
        <table:table-row table:style-name="ro1">
          <table:table-cell table:style-name="ce2" office:value-type="string">
            <text:p>GNU General Public License v2.0 w/Font exception</text:p>
          </table:table-cell>
          <table:table-cell table:style-name="ce2" office:value-type="string">
            <text:p>GPL-2.0-with-font-exception</text:p>
          </table:table-cell>
          <table:table-cell table:style-name="ce5" office:value-type="string">
            <text:p>http://www.gnu.org/licenses/gpl-faq.html#FontException</text:p>
          </table:table-cell>
          <table:table-cell table:style-name="ce10"/>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ⴰ楷桴昭湯⵴硥散瑰潩⹮硴t⸺㨮楌牢牡㩹慃档獥䄺灰慄慴䰺捯污䴺捩潲潳瑦场湩潤獷吺浥潰慲祲䤠瑮牥敮⁴楆敬㩳潄畣敭瑮㩳楍牣獯景⁴獕牥䐠瑡㩡慓敶⁤瑁慴档敭瑮㩳假ⵌ⸲ⴰ楷桴昭湯⵴硥散瑰潩⹮硴t">GPL-2.0-with-font-exception.txt</text:a></text:span></text:p>
          </table:table-cell>
          <table:table-cell table:number-columns-repeated="1017"/>
        </table:table-row>
        <table:table-row table:style-name="ro1">
          <table:table-cell table:style-name="ce2" office:value-type="string">
            <text:p>GNU General Public License v2.0 w/GCC Runtime Library exception</text:p>
          </table:table-cell>
          <table:table-cell table:style-name="ce2" office:value-type="string">
            <text:p>GPL-2.0-with-GCC-exception</text:p>
          </table:table-cell>
          <table:table-cell table:style-name="ce5" office:value-type="string">
            <text:p>none found</text:p>
          </table:table-cell>
          <table:table-cell table:style-name="ce10"/>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ⴰ楷桴䜭䍃攭捸灥楴湯琮瑸㨀⸮䰺扩慲祲䌺捡敨㩳灁䑰瑡㩡潌慣㩬楍牣獯景㩴楗摮睯㩳敔灭牯牡⁹湉整湲瑥䘠汩獥䐺捯浵湥獴䴺捩潲潳瑦唠敳⁲慄慴区癡摥䄠瑴捡浨湥獴䜺䱐㈭〮眭瑩⵨䍇ⵃ硥散瑰潩⹮硴t">GPL-2.0-with-GCC-exception.txt</text:a></text:span></text:p>
          </table:table-cell>
          <table:table-cell table:number-columns-repeated="1017"/>
        </table:table-row>
        <table:table-row table:style-name="ro1">
          <table:table-cell table:style-name="ce2" office:value-type="string">
            <text:p>GNU General Public License v3.0 only</text:p>
          </table:table-cell>
          <table:table-cell table:style-name="ce2" office:value-type="string">
            <text:p>GPL-3.0</text:p>
          </table:table-cell>
          <table:table-cell table:style-name="ce7" office:value-type="string">
            <text:p>http://www.gnu.org/licenses/gpl-3.0-standalone.html</text:p>
            <text:p>http://www.opensource.org/licenses/GPL-3.0</text:p>
          </table:table-cell>
          <table:table-cell table:style-name="ce2" office:value-type="string">
            <text:p>This license was released: 29 June 2007</text:p>
            <text:p/>
          </table:table-cell>
          <table:table-cell table:style-name="ce2" office:value-type="string">
            <text:p>YES</text:p>
          </table:table-cell>
          <table:table-cell table:style-name="ce2" office:value-type="string">
            <text:p>&lt;one line to give the program's name and a brief idea of what it does.&gt;</text:p>
            <text:p><text:s text:c="4"/>Copyright (C) &lt;year&gt; <text:s/>&lt;name of author&gt;</text:p>
            <text:p><text:s/></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text:s/>See the GNU General Public License for more details.</text:p>
            <text:p/>
            <text:p>You should have received a copy of the GNU General Public License along with this program. <text:s/>If not, see &lt;http://www.gnu.org/licenses/&gt;.</text:p>
          </table:table-cell>
          <table:table-cell table:style-name="ce21" office:value-type="string">
            <text:p><text:span text:style-name="T1"><text:a xlink:href="../⸺㨮楌牢牡㩹慃档獥䄺灰慄慴䰺捯污䴺捩潲潳瑦场湩潤獷吺浥潰慲祲䤠瑮牥敮⁴楆敬㩳潄畣敭瑮㩳楍牣獯景⁴獕牥䐠瑡㩡慓敶⁤瑁慴档敭瑮㩳假ⵌ⸳⸰硴t⸺㨮楌牢牡㩹慃档獥䄺灰慄慴䰺捯污䴺捩潲潳瑦场湩潤獷吺浥潰慲祲䤠瑮牥敮⁴楆敬㩳潄畣敭瑮㩳楍牣獯景⁴獕牥䐠瑡㩡慓敶⁤瑁慴档敭瑮㩳假ⵌ⸳⸰硴t">GPL-3.0.txt</text:a></text:span></text:p>
          </table:table-cell>
          <table:table-cell table:number-columns-repeated="1017"/>
        </table:table-row>
        <table:table-row table:style-name="ro1">
          <table:table-cell table:style-name="ce2" office:value-type="string">
            <text:p>GNU General Public License v3.0 or later</text:p>
          </table:table-cell>
          <table:table-cell table:style-name="ce2" office:value-type="string">
            <text:p>GPL-3.0+</text:p>
          </table:table-cell>
          <table:table-cell table:style-name="ce7" office:value-type="string">
            <text:p>http://www.gnu.org/licenses/gpl-3.0-standalone.html</text:p>
            <text:p>http://www.opensource.org/licenses/GPL-3.0</text:p>
          </table:table-cell>
          <table:table-cell table:style-name="ce2" office:value-type="string">
            <text:p>This license was released: 29 June 2007</text:p>
            <text:p/>
          </table:table-cell>
          <table:table-cell table:style-name="ce2" office:value-type="string">
            <text:p>YES</text:p>
          </table:table-cell>
          <table:table-cell table:style-name="ce2" office:value-type="string">
            <text:p>&lt;one line to give the program's name and a brief idea of what it does.&gt;</text:p>
            <text:p><text:s text:c="4"/>Copyright (C) &lt;year&gt; <text:s/>&lt;name of author&gt;</text:p>
            <text:p><text:s/></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text:s/>See the GNU General Public License for more details.</text:p>
            <text:p/>
            <text:p>You should have received a copy of the GNU General Public License along with this program. <text:s/>If not, see &lt;http://www.gnu.org/licenses/&gt;.</text:p>
          </table:table-cell>
          <table:table-cell table:style-name="ce21" office:value-type="string">
            <text:p><text:span text:style-name="T1"><text:a xlink:href="../⸺㨮楌牢牡㩹慃档獥䄺灰慄慴䰺捯污䴺捩潲潳瑦场湩潤獷吺浥潰慲祲䤠瑮牥敮⁴楆敬㩳潄畣敭瑮㩳楍牣獯景⁴獕牥䐠瑡㩡慓敶⁤瑁慴档敭瑮㩳假ⵌ⸳⬰琮瑸㨀⸮䰺扩慲祲䌺捡敨㩳灁䑰瑡㩡潌慣㩬楍牣獯景㩴楗摮睯㩳敔灭牯牡⁹湉整湲瑥䘠汩獥䐺捯浵湥獴䴺捩潲潳瑦唠敳⁲慄慴区癡摥䄠瑴捡浨湥獴䜺䱐㌭〮⸫硴t">GPL-3.0+.txt</text:a></text:span></text:p>
          </table:table-cell>
          <table:table-cell table:number-columns-repeated="1017"/>
        </table:table-row>
        <table:table-row table:style-name="ro1">
          <table:table-cell table:style-name="ce2" office:value-type="string">
            <text:p>GNU General Public License v3.0 w/Autoconf exception</text:p>
          </table:table-cell>
          <table:table-cell table:style-name="ce2" office:value-type="string">
            <text:p>GPL-3.0-with-autoconf-exception</text:p>
          </table:table-cell>
          <table:table-cell table:style-name="ce6" office:value-type="string">
            <text:p><text:span text:style-name="T1"><text:a xlink:href="http://www.gnu.org/licenses/autoconf-exception-3.0.html">http://www.gnu.org/licenses/autoconf-exception-3.0.html</text:a></text:span></text:p>
          </table:table-cell>
          <table:table-cell table:style-name="ce10"/>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ⴰ楷桴愭瑵捯湯ⵦ硥散瑰潩⹮硴t⸺㨮楌牢牡㩹慃档獥䄺灰慄慴䰺捯污䴺捩潲潳瑦场湩潤獷吺浥潰慲祲䤠瑮牥敮⁴楆敬㩳潄畣敭瑮㩳楍牣獯景⁴獕牥䐠瑡㩡慓敶⁤瑁慴档敭瑮㩳假ⵌ⸳ⴰ楷桴愭瑵捯湯ⵦ硥散瑰潩⹮硴t">GPL-3.0-with-autoconf-exception.txt</text:a></text:span></text:p>
          </table:table-cell>
          <table:table-cell table:number-columns-repeated="1017"/>
        </table:table-row>
        <table:table-row table:style-name="ro1">
          <table:table-cell table:style-name="ce2" office:value-type="string">
            <text:p>GNU General Public License v3.0 w/GCC Runtime Library exception</text:p>
          </table:table-cell>
          <table:table-cell table:style-name="ce2" office:value-type="string">
            <text:p>GPL-3.0-with-GCC-exception</text:p>
          </table:table-cell>
          <table:table-cell table:style-name="ce6" office:value-type="string">
            <text:p><text:span text:style-name="T1"><text:a xlink:href="http://www.gnu.org/licenses/gcc-exception-3.1.html">http://www.gnu.org/licenses/gcc-exception-3.1.html</text:a></text:span></text:p>
          </table:table-cell>
          <table:table-cell table:style-name="ce10"/>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ⴰ楷桴䜭䍃攭捸灥楴湯琮瑸㨀⸮䰺扩慲祲䌺捡敨㩳灁䑰瑡㩡潌慣㩬楍牣獯景㩴楗摮睯㩳敔灭牯牡⁹湉整湲瑥䘠汩獥䐺捯浵湥獴䴺捩潲潳瑦唠敳⁲慄慴区癡摥䄠瑴捡浨湥獴䜺䱐㌭〮眭瑩⵨䍇ⵃ硥散瑰潩⹮硴t">GPL-3.0-with-GCC-exception.txt</text:a></text:span></text:p>
          </table:table-cell>
          <table:table-cell table:number-columns-repeated="1017"/>
        </table:table-row>
        <table:table-row table:style-name="ro1">
          <table:table-cell table:style-name="ce2" office:value-type="string">
            <text:p>GNU Lesser General Public License v2.1 only</text:p>
          </table:table-cell>
          <table:table-cell table:style-name="ce2" office:value-type="string">
            <text:p>LGPL-2.1</text:p>
          </table:table-cell>
          <table:table-cell table:style-name="ce5" office:value-type="string">
            <text:p>http://www.gnu.org/licenses/old-licenses/lgpl-2.1-standalone.html</text:p>
            <text:p>http://www.opensource.org/licenses/LGPL-2.1</text:p>
          </table:table-cell>
          <table:table-cell table:style-name="ce2" office:value-type="string">
            <text:p>This license was released: February 1999.</text:p>
            <text:p/>
          </table:table-cell>
          <table:table-cell table:style-name="ce2" office:value-type="string">
            <text:p>YES</text:p>
          </table:table-cell>
          <table:table-cell table:style-name="ce2" office:value-type="string">
            <text:p>&lt;one line to give the library's name and an idea of what it does.&gt;</text:p>
            <text:p>Copyright (C) year <text:s/>name of author</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text:s/>See the GNU Lesser General Public License for more details.</text:p>
            <text:p/>
            <text:p>You should have received a copy of the GNU Lesser General Public License along with this library; if not, write to the Free Software Foundation, Inc., 51 Franklin Street, Fifth Floor, Boston, MA <text:s/>02110-1301 <text:s/>USA</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䝌䱐㈭ㄮ琮瑸㨀⸮䰺扩慲祲䌺捡敨㩳灁䑰瑡㩡潌慣㩬楍牣獯景㩴楗摮睯㩳敔灭牯牡⁹湉整湲瑥䘠汩獥䐺捯浵湥獴䴺捩潲潳瑦唠敳⁲慄慴区癡摥䄠瑴捡浨湥獴䰺假ⵌ⸲⸱硴t">LGPL-2.1.txt</text:a></text:span></text:p>
          </table:table-cell>
          <table:table-cell table:number-columns-repeated="1017"/>
        </table:table-row>
        <table:table-row table:style-name="ro1">
          <table:table-cell table:style-name="ce2" office:value-type="string">
            <text:p>GNU Lesser General Public License v2.1 or later</text:p>
          </table:table-cell>
          <table:table-cell table:style-name="ce2" office:value-type="string">
            <text:p>LGPL-2.1+</text:p>
          </table:table-cell>
          <table:table-cell table:style-name="ce5" office:value-type="string">
            <text:p>http://www.gnu.org/licenses/old-licenses/lgpl-2.1-standalone.html</text:p>
            <text:p>http://www.opensource.org/licenses/LGPL-2.1</text:p>
          </table:table-cell>
          <table:table-cell table:style-name="ce2" office:value-type="string">
            <text:p>This license was released: February 1999.</text:p>
            <text:p/>
          </table:table-cell>
          <table:table-cell table:style-name="ce2" office:value-type="string">
            <text:p>YES</text:p>
          </table:table-cell>
          <table:table-cell table:style-name="ce2" office:value-type="string">
            <text:p>&lt;one line to give the library's name and an idea of what it does.&gt;</text:p>
            <text:p>Copyright (C) year <text:s/>&lt;name of author&gt;</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text:s/>See the GNU Lesser General Public License for more details.</text:p>
            <text:p/>
            <text:p>You should have received a copy of the GNU Lesser General Public License along with this library; if not, write to the Free Software Foundation, Inc., 51 Franklin Street, Fifth Floor, Boston, MA <text:s/>02110-1301 <text:s/>USA</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䝌䱐㈭ㄮ⸫硴t⸺㨮楌牢牡㩹慃档獥䄺灰慄慴䰺捯污䴺捩潲潳瑦场湩潤獷吺浥潰慲祲䤠瑮牥敮⁴楆敬㩳潄畣敭瑮㩳楍牣獯景⁴獕牥䐠瑡㩡慓敶⁤瑁慴档敭瑮㩳䝌䱐㈭ㄮ⸫硴t">LGPL-2.1+.txt</text:a></text:span></text:p>
          </table:table-cell>
          <table:table-cell table:number-columns-repeated="1017"/>
        </table:table-row>
        <table:table-row table:style-name="ro1">
          <table:table-cell table:style-name="ce2" office:value-type="string">
            <text:p>GNU Lesser General Public License v3.0 only</text:p>
          </table:table-cell>
          <table:table-cell table:style-name="ce2" office:value-type="string">
            <text:p>LGPL-3.0</text:p>
          </table:table-cell>
          <table:table-cell table:style-name="ce7" office:value-type="string">
            <text:p>http://www.gnu.org/licenses/lgpl-3.0-standalone.html</text:p>
            <text:p>http://www.opensource.org/licenses/LGPL-3.0</text:p>
          </table:table-cell>
          <table:table-cell table:style-name="ce2" office:value-type="string">
            <text:p>This license was released: 29 June 2007.</text:p>
            <text:p/>
          </table:table-cell>
          <table:table-cell table:style-name="ce2" office:value-type="string">
            <text:p>YES</text:p>
          </table:table-cell>
          <table:table-cell table:style-name="ce16" office:value-type="string">
            <text:p>none specified, but does this incorporate the GPL v3 notic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䝌䱐㌭〮琮瑸㨀⸮䰺扩慲祲䌺捡敨㩳灁䑰瑡㩡潌慣㩬楍牣獯景㩴楗摮睯㩳敔灭牯牡⁹湉整湲瑥䘠汩獥䐺捯浵湥獴䴺捩潲潳瑦唠敳⁲慄慴区癡摥䄠瑴捡浨湥獴䰺假ⵌ⸳⸰硴t">LGPL-3.0.txt</text:a></text:span></text:p>
          </table:table-cell>
          <table:table-cell table:number-columns-repeated="1017"/>
        </table:table-row>
        <table:table-row table:style-name="ro1">
          <table:table-cell table:style-name="ce2" office:value-type="string">
            <text:p>GNU Lesser General Public License v3.0 or later</text:p>
          </table:table-cell>
          <table:table-cell table:style-name="ce2" office:value-type="string">
            <text:p>LGPL-3.0+</text:p>
          </table:table-cell>
          <table:table-cell table:style-name="ce7" office:value-type="string">
            <text:p>http://www.gnu.org/licenses/lgpl-3.0-standalone.html</text:p>
            <text:p>http://www.opensource.org/licenses/LGPL-3.0</text:p>
          </table:table-cell>
          <table:table-cell table:style-name="ce2" office:value-type="string">
            <text:p>This license was released: 29 June 2007.</text:p>
            <text:p/>
          </table:table-cell>
          <table:table-cell table:style-name="ce2" office:value-type="string">
            <text:p>YES</text:p>
          </table:table-cell>
          <table:table-cell table:style-name="ce16" office:value-type="string">
            <text:p>none specified, but does this incorporate the GPL v3 notic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䝌䱐㌭〮⸫硴t⸺㨮楌牢牡㩹慃档獥䄺灰慄慴䰺捯污䴺捩潲潳瑦场湩潤獷吺浥潰慲祲䤠瑮牥敮⁴楆敬㩳潄畣敭瑮㩳楍牣獯景⁴獕牥䐠瑡㩡慓敶⁤瑁慴档敭瑮㩳䝌䱐㌭〮⸫硴t">LGPL-3.0+.txt</text:a></text:span></text:p>
          </table:table-cell>
          <table:table-cell table:number-columns-repeated="1017"/>
        </table:table-row>
        <table:table-row table:style-name="ro1">
          <table:table-cell table:style-name="ce2" office:value-type="string">
            <text:p>GNU Library General Public License v2 only</text:p>
          </table:table-cell>
          <table:table-cell table:style-name="ce2" office:value-type="string">
            <text:p>LGPL-2.0</text:p>
          </table:table-cell>
          <table:table-cell table:style-name="ce6" office:value-type="string">
            <text:p><text:span text:style-name="T1"><text:a xlink:href="http://www.gnu.org/licenses/old-licenses/lgpl-2.0-standalone.html">http://www.gnu.org/licenses/old-licenses/lgpl-2.0-standalone.html</text:a></text:span></text:p>
          </table:table-cell>
          <table:table-cell table:style-name="ce2" office:value-type="string">
            <text:p>This license was released: June 1991.</text:p>
            <text:p>This license has been superseded by LGPL v2.1</text:p>
          </table:table-cell>
          <table:table-cell table:style-name="ce2"/>
          <table:table-cell table:style-name="ce2" office:value-type="string">
            <text:p>&lt;one line to give the library's name and an idea of what it does&gt;</text:p>
            <text:p>Copyright (C) year <text:s/>&lt;name of author&gt;</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text:s/>See the GNU Library General Public License for more details.</text:p>
            <text:p/>
            <text:p>You should have received a copy of the GNU Library General Public License along with this library; if not, write to the Free Software Foundation, Inc., 51 Franklin St, Fifth Floor, Boston, MA <text:s/>02110-1301, USA.</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䝌䱐㈭〮琮瑸㨀⸮䰺扩慲祲䌺捡敨㩳灁䑰瑡㩡潌慣㩬楍牣獯景㩴楗摮睯㩳敔灭牯牡⁹湉整湲瑥䘠汩獥䐺捯浵湥獴䴺捩潲潳瑦唠敳⁲慄慴区癡摥䄠瑴捡浨湥獴䰺假ⵌ⸲⸰硴t">LGPL-2.0.txt</text:a></text:span></text:p>
          </table:table-cell>
          <table:table-cell table:number-columns-repeated="1017"/>
        </table:table-row>
        <table:table-row table:style-name="ro1">
          <table:table-cell table:style-name="ce2" office:value-type="string">
            <text:p>GNU Library General Public License v2 or later</text:p>
          </table:table-cell>
          <table:table-cell table:style-name="ce2" office:value-type="string">
            <text:p>LGPL-2.0+</text:p>
          </table:table-cell>
          <table:table-cell table:style-name="ce6" office:value-type="string">
            <text:p><text:span text:style-name="T1"><text:a xlink:href="http://www.gnu.org/licenses/old-licenses/lgpl-2.0-standalone.html">http://www.gnu.org/licenses/old-licenses/lgpl-2.0-standalone.html</text:a></text:span></text:p>
          </table:table-cell>
          <table:table-cell table:style-name="ce2" office:value-type="string">
            <text:p>This license was released: June 1991.</text:p>
            <text:p>This license has been superseded by LGPL v2.1</text:p>
          </table:table-cell>
          <table:table-cell table:style-name="ce2"/>
          <table:table-cell table:style-name="ce2" office:value-type="string">
            <text:p>&lt;one line to give the library's name and an idea of what it does&gt;</text:p>
            <text:p>Copyright (C) year <text:s/>&lt;name of author&gt;</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text:s/>See the GNU Library General Public License for more details.</text:p>
            <text:p/>
            <text:p>You should have received a copy of the GNU Library General Public License along with this library; if not, write to the Free Software Foundation, Inc., 51 Franklin St, Fifth Floor, Boston, MA <text:s/>02110-1301, USA.</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䝌䱐㈭〮⸫硴t⸺㨮楌牢牡㩹慃档獥䄺灰慄慴䰺捯污䴺捩潲潳瑦场湩潤獷吺浥潰慲祲䤠瑮牥敮⁴楆敬㩳潄畣敭瑮㩳楍牣獯景⁴獕牥䐠瑡㩡慓敶⁤瑁慴档敭瑮㩳䝌䱐㈭〮⸫硴t">LGPL-2.0+.txt</text:a></text:span></text:p>
          </table:table-cell>
          <table:table-cell table:number-columns-repeated="1017"/>
        </table:table-row>
        <table:table-row table:style-name="ro1">
          <table:table-cell table:style-name="ce2" office:value-type="string">
            <text:p>gSOAP Public License v1.3b</text:p>
          </table:table-cell>
          <table:table-cell table:style-name="ce2" office:value-type="string">
            <text:p>gSOAP-1.3b</text:p>
          </table:table-cell>
          <table:table-cell table:style-name="ce6" office:value-type="string">
            <text:p><text:span text:style-name="T1"><text:a xlink:href="http://www.cs.fsu.edu/~engelen/license.html">http://www.cs.fsu.edu/~engelen/license.html</text:a></text:span></text:p>
          </table:table-cell>
          <table:table-cell table:style-name="ce10" table:number-columns-repeated="2"/>
          <table:table-cell table:style-name="ce2" office:value-type="string">
            <text:p>"The contents of this file are subject to the gSOAP Public License Version 1.3 (the "License"); you may not use this file except in compliance with the License. You may obtain a copy of the License at</text:p>
            <text:p>http://www.cs.fsu.edu/ engelen/soaplicense.html</text:p>
            <text:p>Software distributed under the License is distributed on an "AS IS" basis, WITHOUT WARRANTY OF ANY KIND, either express or implied. See the License for the specific language governing rights and limitations under the License.</text:p>
            <text:p>The Original Code of the gSOAP Software is: stdsoap.h, stdsoap2.h, stdsoap.c, stdsoap2.c, stdsoap.cpp, stdsoap2.cpp, soapcpp2.h, soapcpp2.c, soapcpp2_lex.l, soapcpp2_yacc.y, error2.h, error2.c, symbol2.c, init2.c, soapdoc2.html, and soapdoc2.pdf, httpget.h, httpget.c, stl.h, stldeque.h, stllist.h, stlvector.h, stlset.h.</text:p>
            <text:p>The Initial Developer of the Original Code is Robert A. van Engelen. Portions created by Robert A. van Engelen are Copyright (C) 2001-2004 Robert A. van Engelen, Genivia inc. All Rights Reserved.</text:p>
            <text:p>Contributor(s):</text:p>
            <text:p>"________________________."</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卧䅏ⵐ⸱戳琮瑸㨀⸮䰺扩慲祲䌺捡敨㩳灁䑰瑡㩡潌慣㩬楍牣獯景㩴楗摮睯㩳敔灭牯牡⁹湉整湲瑥䘠汩獥䐺捯浵湥獴䴺捩潲潳瑦唠敳⁲慄慴区癡摥䄠瑴捡浨湥獴机体偁ㄭ㌮⹢硴t">gSOAP-1.3b.txt</text:a></text:span></text:p>
          </table:table-cell>
          <table:table-cell table:number-columns-repeated="1017"/>
        </table:table-row>
        <table:table-row table:style-name="ro1">
          <table:table-cell table:style-name="ce2" office:value-type="string">
            <text:p>Historic Permission Notice and Disclaimer</text:p>
          </table:table-cell>
          <table:table-cell table:style-name="ce2" office:value-type="string">
            <text:p>HPND</text:p>
          </table:table-cell>
          <table:table-cell table:style-name="ce6" office:value-type="string">
            <text:p><text:span text:style-name="T1"><text:a xlink:href="http://www.opensource.org/licenses/HPND">http://www.opensource.org/licenses/HPND</text:a></text:span></text:p>
          </table:table-cell>
          <table:table-cell table:style-name="ce2" office:value-type="string">
            <text:p>This license has been voluntarily deprecated by its author.</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偈䑎琮瑸㨀⸮䰺扩慲祲䌺捡敨㩳灁䑰瑡㩡潌慣㩬楍牣獯景㩴楗摮睯㩳敔灭牯牡⁹湉整湲瑥䘠汩獥䐺捯浵湥獴䴺捩潲潳瑦唠敳⁲慄慴区癡摥䄠瑴捡浨湥獴䠺乐⹄硴t">HPND.txt</text:a></text:span></text:p>
          </table:table-cell>
          <table:table-cell table:number-columns-repeated="1017"/>
        </table:table-row>
        <table:table-row table:style-name="ro1">
          <table:table-cell table:style-name="ce2" office:value-type="string">
            <text:p>IBM Public License v1.0</text:p>
          </table:table-cell>
          <table:table-cell table:style-name="ce2" office:value-type="string">
            <text:p>IPL-1.0</text:p>
          </table:table-cell>
          <table:table-cell table:style-name="ce6" office:value-type="string">
            <text:p><text:span text:style-name="T1"><text:a xlink:href="http://www.opensource.org/licenses/IPL-1.0">http://www.opensource.org/licenses/IPL-1.0</text:a></text:span></text:p>
          </table:table-cell>
          <table:table-cell table:style-name="ce2" office:value-type="string">
            <text:p>This license was superseded by CPL.</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偉ⵌ⸱⸰硴t⸺㨮楌牢牡㩹慃档獥䄺灰慄慴䰺捯污䴺捩潲潳瑦场湩潤獷吺浥潰慲祲䤠瑮牥敮⁴楆敬㩳潄畣敭瑮㩳楍牣獯景⁴獕牥䐠瑡㩡慓敶⁤瑁慴档敭瑮㩳偉ⵌ⸱⸰硴t">IPL-1.0.txt</text:a></text:span></text:p>
          </table:table-cell>
          <table:table-cell table:number-columns-repeated="1017"/>
        </table:table-row>
        <table:table-row table:style-name="ro1">
          <table:table-cell table:style-name="ce2" office:value-type="string">
            <text:p>IPA Font License</text:p>
          </table:table-cell>
          <table:table-cell table:style-name="ce2" office:value-type="string">
            <text:p>IPA</text:p>
          </table:table-cell>
          <table:table-cell table:style-name="ce6" office:value-type="string">
            <text:p><text:span text:style-name="T1"><text:a xlink:href="http://www.opensource.org/licenses/IPA">http://www.opensource.org/licenses/IPA</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偉⹁硴t⸺㨮楌牢牡㩹慃档獥䄺灰慄慴䰺捯污䴺捩潲潳瑦场湩潤獷吺浥潰慲祲䤠瑮牥敮⁴楆敬㩳潄畣敭瑮㩳楍牣獯景⁴獕牥䐠瑡㩡慓敶⁤瑁慴档敭瑮㩳偉⹁硴t">IPA.txt</text:a></text:span></text:p>
          </table:table-cell>
          <table:table-cell table:number-columns-repeated="1017"/>
        </table:table-row>
        <table:table-row table:style-name="ro1">
          <table:table-cell table:style-name="ce2" office:value-type="string">
            <text:p>ISC License</text:p>
          </table:table-cell>
          <table:table-cell table:style-name="ce2" office:value-type="string">
            <text:p>ISC</text:p>
          </table:table-cell>
          <table:table-cell table:style-name="ce5" office:value-type="string">
            <text:p>http://www.isc.org/software/license</text:p>
            <text:p>http://www.opensource.org/licenses/ISC</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卉⹃硴t⸺㨮楌牢牡㩹慃档獥䄺灰慄慴䰺捯污䴺捩潲潳瑦场湩潤獷吺浥潰慲祲䤠瑮牥敮⁴楆敬㩳潄畣敭瑮㩳楍牣獯景⁴獕牥䐠瑡㩡慓敶⁤瑁慴档敭瑮㩳卉⹃硴t">ISC.txt</text:a></text:span></text:p>
          </table:table-cell>
          <table:table-cell table:number-columns-repeated="1017"/>
        </table:table-row>
        <table:table-row table:style-name="ro1">
          <table:table-cell table:style-name="ce2" office:value-type="string">
            <text:p>LaTeX Project Public License v1.0</text:p>
          </table:table-cell>
          <table:table-cell table:style-name="ce2" office:value-type="string">
            <text:p>LPPL-1.0</text:p>
          </table:table-cell>
          <table:table-cell table:style-name="ce6" office:value-type="string">
            <text:p><text:span text:style-name="T1"><text:a xlink:href="http://www.latex-project.org/lppl/lppl-1-0.txt">http://www.latex-project.org/lppl/lppl-1-0.txt</text:a></text:span></text:p>
          </table:table-cell>
          <table:table-cell table:style-name="ce2" office:value-type="string">
            <text:p>This license was released 1 Mar 1999</text:p>
          </table:table-cell>
          <table:table-cell table:style-name="ce2"/>
          <table:table-cell table:style-name="ce2" office:value-type="string">
            <text:p>[filename]</text:p>
            <text:p>Copyright [YEAR] [NAME]</text:p>
            <text:p/>
            <text:p>This program can redistributed and/or modified under the terms</text:p>
            <text:p>of the LaTeX Project Public License Distributed from CTAN</text:p>
            <text:p>archives in directory macros/latex/base/lppl.txt; either</text:p>
            <text:p>version 1 of the License, or (at your option) any later version.</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偌䱐ㄭ〮琮瑸㨀⸮䰺扩慲祲䌺捡敨㩳灁䑰瑡㩡潌慣㩬楍牣獯景㩴楗摮睯㩳敔灭牯牡⁹湉整湲瑥䘠汩獥䐺捯浵湥獴䴺捩潲潳瑦唠敳⁲慄慴区癡摥䄠瑴捡浨湥獴䰺偐ⵌ⸱⸰硴t">LPPL-1.0.txt</text:a></text:span></text:p>
          </table:table-cell>
          <table:table-cell table:number-columns-repeated="1017"/>
        </table:table-row>
        <table:table-row table:style-name="ro1">
          <table:table-cell table:style-name="ce2" office:value-type="string">
            <text:p>LaTeX Project Public License v1.1</text:p>
          </table:table-cell>
          <table:table-cell table:style-name="ce2" office:value-type="string">
            <text:p>LPPL-1.1</text:p>
          </table:table-cell>
          <table:table-cell table:style-name="ce6" office:value-type="string">
            <text:p><text:span text:style-name="T1"><text:a xlink:href="http://www.latex-project.org/lppl/lppl-1-1.txt">http://www.latex-project.org/lppl/lppl-1-1.txt</text:a></text:span></text:p>
          </table:table-cell>
          <table:table-cell table:style-name="ce2" office:value-type="string">
            <text:p>This license was released 10 July 1999.</text:p>
          </table:table-cell>
          <table:table-cell table:style-name="ce2"/>
          <table:table-cell table:style-name="ce2" office:value-type="string">
            <text:p>[filename]</text:p>
            <text:p>Copyright [YEAR] [NAME]</text:p>
            <text:p><text:s/></text:p>
            <text:p>This program may be distributed and/or modified under the</text:p>
            <text:p>conditions of the LaTeX Project Public License, either version 1.1</text:p>
            <text:p>of this license or (at your option) any later version.</text:p>
            <text:p>The latest version of this license is in</text:p>
            <text:p>http://www.latex-project.org/lppl.txt</text:p>
            <text:p>and version 1.1 or later is part of all distributions of LaTeX </text:p>
            <text:p>version 1999/06/01 or later.</text:p>
            <text:p/>
            <text:p>This program consists of the files pig.dtx and pig.ins</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偌䱐ㄭㄮ琮瑸㨀⸮䰺扩慲祲䌺捡敨㩳灁䑰瑡㩡潌慣㩬楍牣獯景㩴楗摮睯㩳敔灭牯牡⁹湉整湲瑥䘠汩獥䐺捯浵湥獴䴺捩潲潳瑦唠敳⁲慄慴区癡摥䄠瑴捡浨湥獴䰺偐ⵌ⸱⸱硴t">LPPL-1.1.txt</text:a></text:span></text:p>
          </table:table-cell>
          <table:table-cell table:number-columns-repeated="1017"/>
        </table:table-row>
        <table:table-row table:style-name="ro1">
          <table:table-cell table:style-name="ce2" office:value-type="string">
            <text:p>LaTeX Project Public License v1.2</text:p>
          </table:table-cell>
          <table:table-cell table:style-name="ce2" office:value-type="string">
            <text:p>LPPL-1.2</text:p>
          </table:table-cell>
          <table:table-cell table:style-name="ce6" office:value-type="string">
            <text:p><text:span text:style-name="T1"><text:a xlink:href="http://www.latex-project.org/lppl/lppl-1-2.txt">http://www.latex-project.org/lppl/lppl-1-2.txt</text:a></text:span></text:p>
          </table:table-cell>
          <table:table-cell table:style-name="ce2" office:value-type="string">
            <text:p>This license was released 3 Sept 1999.</text:p>
          </table:table-cell>
          <table:table-cell table:style-name="ce2"/>
          <table:table-cell table:style-name="ce2" office:value-type="string">
            <text:p>[filename]</text:p>
            <text:p>Copyright [YEAR] [NAME]</text:p>
            <text:p/>
            <text:p>This program may be distributed and/or modified under the</text:p>
            <text:p>conditions of the LaTeX Project Public License, either version 1.2</text:p>
            <text:p>of this license or (at your option) any later version.</text:p>
            <text:p>The latest version of this license is in http://www.latex-project.org/lppl.txt</text:p>
            <text:p>and version 1.2 or later is part of all distributions of LaTeX </text:p>
            <text:p>version 1999/12/01 or later.</text:p>
            <text:p/>
            <text:p>This program consists of the files pig.dtx and pig.ins</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偌䱐ㄭ㈮琮瑸㨀⸮䰺扩慲祲䌺捡敨㩳灁䑰瑡㩡潌慣㩬楍牣獯景㩴楗摮睯㩳敔灭牯牡⁹湉整湲瑥䘠汩獥䐺捯浵湥獴䴺捩潲潳瑦唠敳⁲慄慴区癡摥䄠瑴捡浨湥獴䰺偐ⵌ⸱⸲硴t">LPPL-1.2.txt</text:a></text:span></text:p>
          </table:table-cell>
          <table:table-cell table:number-columns-repeated="1017"/>
        </table:table-row>
        <table:table-row table:style-name="ro1">
          <table:table-cell table:style-name="ce2" office:value-type="string">
            <text:p>LaTeX Project Public License v1.3c</text:p>
          </table:table-cell>
          <table:table-cell table:style-name="ce2" office:value-type="string">
            <text:p>LPPL-1.3c</text:p>
          </table:table-cell>
          <table:table-cell table:style-name="ce7" office:value-type="string">
            <text:p>http://www.latex-project.org/lppl/lppl-1-3c.txt</text:p>
            <text:p>http://www.opensource.org/licenses/LPPL-1.3c</text:p>
          </table:table-cell>
          <table:table-cell table:style-name="ce2" office:value-type="string">
            <text:p>This license was released: 4 May 2008</text:p>
            <text:p/>
          </table:table-cell>
          <table:table-cell table:style-name="ce2" office:value-type="string">
            <text:p>YES</text:p>
          </table:table-cell>
          <table:table-cell table:style-name="ce2" office:value-type="string">
            <text:p>[filename]</text:p>
            <text:p><text:s/>Copyright [YEAR] [NAME]</text:p>
            <text:p><text:s/></text:p>
            <text:p>This work may be distributed and/or modified under the conditions of the LaTeX Project Public License, either version 1.3 of this license or (at your option) any later version. The latest version of this license is in</text:p>
            <text:p><text:s text:c="4"/>http://www.latex-project.org/lppl.txt</text:p>
            <text:p><text:s/>and version 1.3 or later is part of all distributions of LaTeX version 2005/12/01 or later.</text:p>
            <text:p><text:s/></text:p>
            <text:p>This work has the LPPL maintenance status `maintained'. </text:p>
            <text:p><text:s/></text:p>
            <text:p>The Current Maintainer of this work is M. Y. Name.</text:p>
            <text:p/>
            <text:p>This work consists of the files pig.dtx and pig.ins and the derived file pig.sty.</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偌䱐ㄭ㌮⹣硴t⸺㨮楌牢牡㩹慃档獥䄺灰慄慴䰺捯污䴺捩潲潳瑦场湩潤獷吺浥潰慲祲䤠瑮牥敮⁴楆敬㩳潄畣敭瑮㩳楍牣獯景⁴獕牥䐠瑡㩡慓敶⁤瑁慴档敭瑮㩳偌䱐ㄭ㌮⹣硴t">LPPL-1.3c.txt</text:a></text:span></text:p>
          </table:table-cell>
          <table:table-cell table:number-columns-repeated="1017"/>
        </table:table-row>
        <table:table-row table:style-name="ro1">
          <table:table-cell table:style-name="ce2" office:value-type="string">
            <text:p>libpng License</text:p>
          </table:table-cell>
          <table:table-cell table:style-name="ce2" office:value-type="string">
            <text:p>Libpng</text:p>
          </table:table-cell>
          <table:table-cell table:style-name="ce6" office:value-type="string">
            <text:p><text:span text:style-name="T1"><text:a xlink:href="http://www.libpng.org/pub/png/src/libpng-LICENSE.txt">http://www.libpng.org/pub/png/src/libpng-LICENSE.txt</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楌灢杮琮瑸㨀⸮䰺扩慲祲䌺捡敨㩳灁䑰瑡㩡潌慣㩬楍牣獯景㩴楗摮睯㩳敔灭牯牡⁹湉整湲瑥䘠汩獥䐺捯浵湥獴䴺捩潲潳瑦唠敳⁲慄慴区癡摥䄠瑴捡浨湥獴䰺扩湰⹧硴t">Libpng.txt</text:a></text:span></text:p>
          </table:table-cell>
          <table:table-cell table:number-columns-repeated="1017"/>
        </table:table-row>
        <table:table-row table:style-name="ro1">
          <table:table-cell table:style-name="ce2" office:value-type="string">
            <text:p>Lucent Public License Version 1.0 (Plan9)</text:p>
          </table:table-cell>
          <table:table-cell table:style-name="ce2" office:value-type="string">
            <text:p>LPL-1.0</text:p>
          </table:table-cell>
          <table:table-cell table:style-name="ce6" office:value-type="string">
            <text:p>http://www.opensource.org/licenses/plan9</text:p>
          </table:table-cell>
          <table:table-cell table:style-name="ce10"/>
          <table:table-cell table:style-name="ce10"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偌ⵌ⸱⸰硴t⸺㨮楌牢牡㩹慃档獥䄺灰慄慴䰺捯污䴺捩潲潳瑦场湩潤獷吺浥潰慲祲䤠瑮牥敮⁴楆敬㩳潄畣敭瑮㩳楍牣獯景⁴獕牥䐠瑡㩡慓敶⁤瑁慴档敭瑮㩳偌ⵌ⸱⸰硴t">LPL-1.0.txt</text:a></text:span></text:p>
          </table:table-cell>
          <table:table-cell table:number-columns-repeated="1017"/>
        </table:table-row>
        <table:table-row table:style-name="ro1">
          <table:table-cell table:style-name="ce2" office:value-type="string">
            <text:p>Lucent Public License v1.02</text:p>
          </table:table-cell>
          <table:table-cell table:style-name="ce2" office:value-type="string">
            <text:p>LPL-1.02</text:p>
          </table:table-cell>
          <table:table-cell table:style-name="ce6" office:value-type="string">
            <text:p><text:a xlink:href="http://plan9.bell-labs.com/plan9/license.html">http://plan9.bell-labs.com/plan9/license.html
http://www.opensource.org/licenses/LPL-1.02</text:a></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偌ⵌ⸱㈰琮瑸㨀⸮䰺扩慲祲䌺捡敨㩳灁䑰瑡㩡潌慣㩬楍牣獯景㩴楗摮睯㩳敔灭牯牡⁹湉整湲瑥䘠汩獥䐺捯浵湥獴䴺捩潲潳瑦唠敳⁲慄慴区癡摥䄠瑴捡浨湥獴䰺䱐ㄭ〮⸲硴t">LPL-1.02.txt</text:a></text:span></text:p>
          </table:table-cell>
          <table:table-cell table:number-columns-repeated="1017"/>
        </table:table-row>
        <table:table-row table:style-name="ro1">
          <table:table-cell table:style-name="ce2" office:value-type="string">
            <text:p>Microsoft Public License</text:p>
          </table:table-cell>
          <table:table-cell table:style-name="ce2" office:value-type="string">
            <text:p>MS-PL</text:p>
          </table:table-cell>
          <table:table-cell table:style-name="ce7" office:value-type="string">
            <text:p>http://www.microsoft.com/opensource/licenses.mspx</text:p>
            <text:p>http://www.opensource.org/licenses/MS-PL</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卍倭⹌硴t⸺㨮楌牢牡㩹慃档獥䄺灰慄慴䰺捯污䴺捩潲潳瑦场湩潤獷吺浥潰慲祲䤠瑮牥敮⁴楆敬㩳潄畣敭瑮㩳楍牣獯景⁴獕牥䐠瑡㩡慓敶⁤瑁慴档敭瑮㩳卍倭⹌硴t">MS-PL.txt</text:a></text:span></text:p>
          </table:table-cell>
          <table:table-cell table:number-columns-repeated="1017"/>
        </table:table-row>
        <table:table-row table:style-name="ro1">
          <table:table-cell table:style-name="ce2" office:value-type="string">
            <text:p>Microsoft Reciprocal License</text:p>
          </table:table-cell>
          <table:table-cell table:style-name="ce2" office:value-type="string">
            <text:p>MS-RL</text:p>
          </table:table-cell>
          <table:table-cell table:style-name="ce7" office:value-type="string">
            <text:p>http://www.microsoft.com/opensource/licenses.mspx</text:p>
            <text:p>http://www.opensource.org/licenses/MS-RL</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卍刭⹌硴t⸺㨮楌牢牡㩹慃档獥䄺灰慄慴䰺捯污䴺捩潲潳瑦场湩潤獷吺浥潰慲祲䤠瑮牥敮⁴楆敬㩳潄畣敭瑮㩳楍牣獯景⁴獕牥䐠瑡㩡慓敶⁤瑁慴档敭瑮㩳卍刭⹌硴t">MS-RL.txt</text:a></text:span></text:p>
          </table:table-cell>
          <table:table-cell table:number-columns-repeated="1017"/>
        </table:table-row>
        <table:table-row table:style-name="ro1">
          <table:table-cell table:style-name="ce2" office:value-type="string">
            <text:p>MirOS Licence</text:p>
          </table:table-cell>
          <table:table-cell table:style-name="ce2" office:value-type="string">
            <text:p>MirOS</text:p>
          </table:table-cell>
          <table:table-cell table:style-name="ce6" office:value-type="string">
            <text:p><text:span text:style-name="T1"><text:a xlink:href="http://www.opensource.org/licenses/MirOS">http://www.opensource.org/licenses/MirOS</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楍佲⹓硴t⸺㨮楌牢牡㩹慃档獥䄺灰慄慴䰺捯污䴺捩潲潳瑦场湩潤獷吺浥潰慲祲䤠瑮牥敮⁴楆敬㩳潄畣敭瑮㩳楍牣獯景⁴獕牥䐠瑡㩡慓敶⁤瑁慴档敭瑮㩳楍佲⹓硴t">MirOS.txt</text:a></text:span></text:p>
          </table:table-cell>
          <table:table-cell table:number-columns-repeated="1017"/>
        </table:table-row>
        <table:table-row table:style-name="ro1">
          <table:table-cell table:style-name="ce2" office:value-type="string">
            <text:p>MIT License</text:p>
          </table:table-cell>
          <table:table-cell table:style-name="ce2" office:value-type="string">
            <text:p>MIT</text:p>
          </table:table-cell>
          <table:table-cell table:style-name="ce6" office:value-type="string">
            <text:p><text:span text:style-name="T1"><text:a xlink:href="http://www.opensource.org/licenses/MIT">http://www.opensource.org/licenses/MIT</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䥍⹔硴t⸺㨮楌牢牡㩹慃档獥䄺灰慄慴䰺捯污䴺捩潲潳瑦场湩潤獷吺浥潰慲祲䤠瑮牥敮⁴楆敬㩳潄畣敭瑮㩳楍牣獯景⁴獕牥䐠瑡㩡慓敶⁤瑁慴档敭瑮㩳䥍⹔硴t">MIT.txt</text:a></text:span></text:p>
          </table:table-cell>
          <table:table-cell table:number-columns-repeated="1017"/>
        </table:table-row>
        <table:table-row table:style-name="ro1">
          <table:table-cell table:style-name="ce2" office:value-type="string">
            <text:p>Motosoto License</text:p>
          </table:table-cell>
          <table:table-cell table:style-name="ce2" office:value-type="string">
            <text:p>Motosoto</text:p>
          </table:table-cell>
          <table:table-cell table:style-name="ce6" office:value-type="string">
            <text:p><text:span text:style-name="T1"><text:a xlink:href="http://www.opensource.org/licenses/Motosoto">http://www.opensource.org/licenses/Motosoto</text:a></text:span></text:p>
          </table:table-cell>
          <table:table-cell table:style-name="ce2"/>
          <table:table-cell table:style-name="ce2" office:value-type="string">
            <text:p>YES</text:p>
          </table:table-cell>
          <table:table-cell table:style-name="ce16" office:value-type="string">
            <text:p>license mentions the inclusion of a notice in Exhibit A, but no example text identified as Exhibit A in the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潍潴潳潴琮瑸㨀⸮䰺扩慲祲䌺捡敨㩳灁䑰瑡㩡潌慣㩬楍牣獯景㩴楗摮睯㩳敔灭牯牡⁹湉整湲瑥䘠汩獥䐺捯浵湥獴䴺捩潲潳瑦唠敳⁲慄慴区癡摥䄠瑴捡浨湥獴䴺瑯獯瑯⹯硴t">Motosoto.txt</text:a></text:span></text:p>
          </table:table-cell>
          <table:table-cell table:number-columns-repeated="1017"/>
        </table:table-row>
        <table:table-row table:style-name="ro1">
          <table:table-cell table:style-name="ce2" office:value-type="string">
            <text:p>Mozilla Public License 1.0</text:p>
          </table:table-cell>
          <table:table-cell table:style-name="ce2" office:value-type="string">
            <text:p>MPL-1.0</text:p>
          </table:table-cell>
          <table:table-cell table:style-name="ce5" office:value-type="string">
            <text:p>http://www.mozilla.org/MPL/MPL-1.0.html</text:p>
            <text:p>http://www.opensource.org/licenses/mozilla1.0</text:p>
          </table:table-cell>
          <table:table-cell table:style-name="ce2" office:value-type="string">
            <text:p>This license has been superseded by v1.1</text:p>
          </table:table-cell>
          <table:table-cell table:style-name="ce2" office:value-type="string">
            <text:p>YES</text:p>
          </table:table-cell>
          <table:table-cell table:style-name="ce17" office:value-type="string">
            <text:p>"The contents of this file are subject to the Mozilla Public License Version 1.0 (the "License"); you may not use this file except in compliance with the License. You may obtain a copy of the License at http://www.mozilla.org/MPL/</text:p>
            <text:p>Software distributed under the License is distributed on an "AS IS" basis, WITHOUT WARRANTY OF ANY KIND, either express or implied. See the License for the specific language governing rights and limitations under the License.</text:p>
            <text:p/>
            <text:p>The Original Code is ______________________________________.</text:p>
            <text:p/>
            <text:p>The Initial Developer of the Original Code is ________________________. Portions created by ______________________ are Copyright (C) ______ _______________________. All Rights Reserved.</text:p>
            <text:p/>
            <text:p>Contributor(s): ______________________________________."</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偍ⵌ⸱⸰硴t⸺㨮楌牢牡㩹慃档獥䄺灰慄慴䰺捯污䴺捩潲潳瑦场湩潤獷吺浥潰慲祲䤠瑮牥敮⁴楆敬㩳潄畣敭瑮㩳楍牣獯景⁴獕牥䐠瑡㩡慓敶⁤瑁慴档敭瑮㩳偍ⵌ⸱⸰硴t">MPL-1.0.txt</text:a></text:span></text:p>
          </table:table-cell>
          <table:table-cell table:number-columns-repeated="1017"/>
        </table:table-row>
        <table:table-row table:style-name="ro1">
          <table:table-cell table:style-name="ce2" office:value-type="string">
            <text:p>Mozilla Public License 1.1 </text:p>
          </table:table-cell>
          <table:table-cell table:style-name="ce2" office:value-type="string">
            <text:p>MPL-1.1</text:p>
          </table:table-cell>
          <table:table-cell table:style-name="ce7" office:value-type="string">
            <text:p>http://www.mozilla.org/MPL/MPL-1.1.html</text:p>
            <text:p>http://www.opensource.org/licenses/MPL-1.1</text:p>
          </table:table-cell>
          <table:table-cell table:style-name="ce2" office:value-type="string">
            <text:p>This license has been superseded by v2.0</text:p>
          </table:table-cell>
          <table:table-cell table:style-name="ce2" office:value-type="string">
            <text:p>YES</text:p>
          </table:table-cell>
          <table:table-cell table:style-name="ce2" office:value-type="string">
            <text:p>"The contents of this file are subject to the Mozilla Public License Version 1.1 (the "License"); you may not use this file except in compliance with the License. You may obtain a copy of the License at http://www.mozilla.org/MPL/</text:p>
            <text:p/>
            <text:p>Software distributed under the License is distributed on an "AS IS" basis, WITHOUT WARRANTY OF ANY KIND, either express or implied. See the License for the specific language governing rights and limitations under the License.</text:p>
            <text:p/>
            <text:p>The Original Code is ______________________________________.</text:p>
            <text:p/>
            <text:p>The Initial Developer of the Original Code is ________________________. Portions created by ______________________ are Copyright (C) _____________________. All Rights Reserved.</text:p>
            <text:p/>
            <text:p>Contributor(s): ______________________________________.</text:p>
            <text:p/>
            <text:p>Alternatively, the contents of this file may be used under the terms of the _____ license (the <text:s/>"[___] License"), in which case the provisions of [______] License are applicable instead of those above. If you wish to allow use of your version of this file only under the terms of the [____] License and not to allow others to use your version of this file under the MPL, indicate your decision by deleting the provisions above and replace them with the notice and other provisions required by the [___] License. If you do not delete the provisions above, a recipient may use your version of this file under either the MPL or the [___]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偍ⵌ⸱⸱硴t⸺㨮楌牢牡㩹慃档獥䄺灰慄慴䰺捯污䴺捩潲潳瑦场湩潤獷吺浥潰慲祲䤠瑮牥敮⁴楆敬㩳潄畣敭瑮㩳楍牣獯景⁴獕牥䐠瑡㩡慓敶⁤瑁慴档敭瑮㩳偍ⵌ⸱⸱硴t">MPL-1.1.txt</text:a></text:span></text:p>
          </table:table-cell>
          <table:table-cell table:number-columns-repeated="1017"/>
        </table:table-row>
        <table:table-row table:style-name="ro1">
          <table:table-cell table:style-name="ce2" office:value-type="string">
            <text:p>Mozilla Public License 2.0</text:p>
          </table:table-cell>
          <table:table-cell table:style-name="ce2" office:value-type="string">
            <text:p>MPL-2.0</text:p>
          </table:table-cell>
          <table:table-cell table:style-name="ce9" office:value-type="string">
            <text:p>http://www.mozilla.org/MPL/2.0/</text:p>
            <text:p>http://opensource.org/licenses/MPL-2.0</text:p>
          </table:table-cell>
          <table:table-cell table:style-name="ce2" office:value-type="string">
            <text:p>This license was released in January 2012.</text:p>
          </table:table-cell>
          <table:table-cell table:style-name="ce2" office:value-type="string">
            <text:p>YES</text:p>
          </table:table-cell>
          <table:table-cell table:style-name="ce2" office:value-type="string">
            <text:p>This Source Code Form is subject to the terms of the Mozilla Public License, v. 2.0. If a copy of the MPL was not distributed with this file, You can obtain one at http://mozilla.org/MPL/2.0/.</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偍ⵌ⸲⸰硴t⸺㨮楌牢牡㩹慃档獥䄺灰慄慴䰺捯污䴺捩潲潳瑦场湩潤獷吺浥潰慲祲䤠瑮牥敮⁴楆敬㩳潄畣敭瑮㩳楍牣獯景⁴獕牥䐠瑡㩡慓敶⁤瑁慴档敭瑮㩳偍ⵌ⸲⸰硴t">MPL-2.0.txt</text:a></text:span></text:p>
          </table:table-cell>
          <table:table-cell table:number-columns-repeated="1017"/>
        </table:table-row>
        <table:table-row table:style-name="ro1">
          <table:table-cell table:style-name="ce2" office:value-type="string">
            <text:p>Multics License</text:p>
          </table:table-cell>
          <table:table-cell table:style-name="ce2" office:value-type="string">
            <text:p>Multics</text:p>
          </table:table-cell>
          <table:table-cell table:style-name="ce6" office:value-type="string">
            <text:p><text:span text:style-name="T1"><text:a xlink:href="http://www.opensource.org/licenses/Multics">http://www.opensource.org/licenses/Multics</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畍瑬捩⹳硴t⸺㨮楌牢牡㩹慃档獥䄺灰慄慴䰺捯污䴺捩潲潳瑦场湩潤獷吺浥潰慲祲䤠瑮牥敮⁴楆敬㩳潄畣敭瑮㩳楍牣獯景⁴獕牥䐠瑡㩡慓敶⁤瑁慴档敭瑮㩳畍瑬捩⹳硴t">Multics.txt</text:a></text:span></text:p>
          </table:table-cell>
          <table:table-cell table:number-columns-repeated="1017"/>
        </table:table-row>
        <table:table-row table:style-name="ro1">
          <table:table-cell table:style-name="ce2" office:value-type="string">
            <text:p>NASA Open Source Agreement 1.3</text:p>
          </table:table-cell>
          <table:table-cell table:style-name="ce2" office:value-type="string">
            <text:p>NASA-1.3</text:p>
          </table:table-cell>
          <table:table-cell table:style-name="ce7" office:value-type="string">
            <text:p>http://ti.arc.nasa.gov/opensource/nosa/</text:p>
            <text:p>http://www.opensource.org/licenses/NASA-1.3</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䅎䅓ㄭ㌮琮瑸㨀⸮䰺扩慲祲䌺捡敨㩳灁䑰瑡㩡潌慣㩬楍牣獯景㩴楗摮睯㩳敔灭牯牡⁹湉整湲瑥䘠汩獥䐺捯浵湥獴䴺捩潲潳瑦唠敳⁲慄慴区癡摥䄠瑴捡浨湥獴为十ⵁ⸱⸳硴t">NASA-1.3.txt</text:a></text:span></text:p>
          </table:table-cell>
          <table:table-cell table:number-columns-repeated="1017"/>
        </table:table-row>
        <table:table-row table:style-name="ro1">
          <table:table-cell table:style-name="ce2" office:value-type="string">
            <text:p>Naumen Public License</text:p>
          </table:table-cell>
          <table:table-cell table:style-name="ce2" office:value-type="string">
            <text:p>Naumen</text:p>
          </table:table-cell>
          <table:table-cell table:style-name="ce6" office:value-type="string">
            <text:p><text:span text:style-name="T1"><text:a xlink:href="http://www.opensource.org/licenses/Naumen">http://www.opensource.org/licenses/Naumen</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慎浵湥琮瑸㨀⸮䰺扩慲祲䌺捡敨㩳灁䑰瑡㩡潌慣㩬楍牣獯景㩴楗摮睯㩳敔灭牯牡⁹湉整湲瑥䘠汩獥䐺捯浵湥獴䴺捩潲潳瑦唠敳⁲慄慴区癡摥䄠瑴捡浨湥獴为畡敭⹮硴t">Naumen.txt</text:a></text:span></text:p>
          </table:table-cell>
          <table:table-cell table:number-columns-repeated="1017"/>
        </table:table-row>
        <table:table-row table:style-name="ro1">
          <table:table-cell table:style-name="ce2" office:value-type="string">
            <text:p>Nethack General Public License</text:p>
          </table:table-cell>
          <table:table-cell table:style-name="ce2" office:value-type="string">
            <text:p>NGPL</text:p>
          </table:table-cell>
          <table:table-cell table:style-name="ce6" office:value-type="string">
            <text:p><text:span text:style-name="T1"><text:a xlink:href="http://www.opensource.org/licenses/NGPL">http://www.opensource.org/licenses/NGPL</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䝎䱐琮瑸㨀⸮䰺扩慲祲䌺捡敨㩳灁䑰瑡㩡潌慣㩬楍牣獯景㩴楗摮睯㩳敔灭牯牡⁹湉整湲瑥䘠汩獥䐺捯浵湥獴䴺捩潲潳瑦唠敳⁲慄慴区癡摥䄠瑴捡浨湥獴为假⹌硴t">NGPL.txt</text:a></text:span></text:p>
          </table:table-cell>
          <table:table-cell table:number-columns-repeated="1017"/>
        </table:table-row>
        <table:table-row table:style-name="ro1">
          <table:table-cell table:style-name="ce2" office:value-type="string">
            <text:p>Nokia Open Source License</text:p>
          </table:table-cell>
          <table:table-cell table:style-name="ce2" office:value-type="string">
            <text:p>Nokia</text:p>
          </table:table-cell>
          <table:table-cell table:style-name="ce6" office:value-type="string">
            <text:p><text:span text:style-name="T1"><text:a xlink:href="http://www.opensource.org/licenses/nokia">http://www.opensource.org/licenses/nokia</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潎楫⹡硴t⸺㨮楌牢牡㩹慃档獥䄺灰慄慴䰺捯污䴺捩潲潳瑦场湩潤獷吺浥潰慲祲䤠瑮牥敮⁴楆敬㩳潄畣敭瑮㩳楍牣獯景⁴獕牥䐠瑡㩡慓敶⁤瑁慴档敭瑮㩳潎楫⹡硴t">Nokia.txt</text:a></text:span></text:p>
          </table:table-cell>
          <table:table-cell table:number-columns-repeated="1017"/>
        </table:table-row>
        <table:table-row table:style-name="ro1">
          <table:table-cell table:style-name="ce2" office:value-type="string">
            <text:p>Non-Profit Open Software License 3.0</text:p>
          </table:table-cell>
          <table:table-cell table:style-name="ce2" office:value-type="string">
            <text:p>NPOSL-3.0</text:p>
          </table:table-cell>
          <table:table-cell table:style-name="ce6" office:value-type="string">
            <text:p><text:span text:style-name="T1"><text:a xlink:href="http://www.opensource.org/licenses/NOSL3.0">http://www.opensource.org/licenses/NOSL3.0</text:a></text:span></text:p>
          </table:table-cell>
          <table:table-cell table:style-name="ce2"/>
          <table:table-cell table:style-name="ce2" office:value-type="string">
            <text:p>YES</text:p>
          </table:table-cell>
          <table:table-cell table:style-name="ce12" office:value-type="string">
            <text:p>Licensed under the Non-Profit Open Software License version 3.0</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偎协ⵌ⸳⸰硴t⸺㨮楌牢牡㩹慃档獥䄺灰慄慴䰺捯污䴺捩潲潳瑦场湩潤獷吺浥潰慲祲䤠瑮牥敮⁴楆敬㩳潄畣敭瑮㩳楍牣獯景⁴獕牥䐠瑡㩡慓敶⁤瑁慴档敭瑮㩳偎协ⵌ⸳⸰硴t">NPOSL-3.0.txt</text:a></text:span></text:p>
          </table:table-cell>
          <table:table-cell table:number-columns-repeated="1017"/>
        </table:table-row>
        <table:table-row table:style-name="ro1">
          <table:table-cell table:style-name="ce2" office:value-type="string">
            <text:p>NTP License</text:p>
          </table:table-cell>
          <table:table-cell table:style-name="ce2" office:value-type="string">
            <text:p>NTP</text:p>
          </table:table-cell>
          <table:table-cell table:style-name="ce6" office:value-type="string">
            <text:p><text:span text:style-name="T1"><text:a xlink:href="http://www.opensource.org/licenses/NTP">http://www.opensource.org/licenses/NTP</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呎⹐硴t⸺㨮楌牢牡㩹慃档獥䄺灰慄慴䰺捯污䴺捩潲潳瑦场湩潤獷吺浥潰慲祲䤠瑮牥敮⁴楆敬㩳潄畣敭瑮㩳楍牣獯景⁴獕牥䐠瑡㩡慓敶⁤瑁慴档敭瑮㩳呎⹐硴t">NTP.txt</text:a></text:span></text:p>
          </table:table-cell>
          <table:table-cell table:number-columns-repeated="1017"/>
        </table:table-row>
        <table:table-row table:style-name="ro1">
          <table:table-cell table:style-name="ce2" office:value-type="string">
            <text:p>OCLC Research Public License 2.0</text:p>
          </table:table-cell>
          <table:table-cell table:style-name="ce2" office:value-type="string">
            <text:p>OCLC-2.0</text:p>
          </table:table-cell>
          <table:table-cell table:style-name="ce6" office:value-type="string">
            <text:p><text:a xlink:href="http://www.oclc.org/research/activities/software/license/v2final.htm">http://www.oclc.org/research/activities/software/license/v2final.htm
http://www.opensource.org/licenses/OCLC-2.0</text:a></text:p>
          </table:table-cell>
          <table:table-cell table:style-name="ce2" office:value-type="string">
            <text:p>This license was released: May 2002</text:p>
          </table:table-cell>
          <table:table-cell table:style-name="ce2" office:value-type="string">
            <text:p>YES</text:p>
          </table:table-cell>
          <table:table-cell table:style-name="ce12" office:value-type="string">
            <text:p>Copyright (c) 2000- (insert then current year) OCLC Online Computer Library Center, Inc. and other contributors. All rights reserved. The contents of this file, as updated from time to time by the OCLC Office of Research, are subject to OCLC Research Public License Version 2.0 (the "License"); you may not use this file except in compliance with the License. You may obtain a current copy of the License at http://purl.oclc.org/oclc/research/ORPL/. Software distributed under the License is distributed on an "AS IS" basis, WITHOUT WARRANTY OF ANY KIND, either express or implied. See the License for the specific language governing rights and limitations under the License. This software consists of voluntary contributions made by many individuals on behalf of OCLC Research. For more information on OCLC Research, please see http://www.oclc.org/research/. The Original Code is ______________________________. The Initial Developer of the Original Code is ________________________. Portions created by ______________________ are Copyright (C) _____ _______________________. All Rights Reserved. Contributor(s): ______________________________________."</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䍏䍌㈭〮琮瑸㨀⸮䰺扩慲祲䌺捡敨㩳灁䑰瑡㩡潌慣㩬楍牣獯景㩴楗摮睯㩳敔灭牯牡⁹湉整湲瑥䘠汩獥䐺捯浵湥獴䴺捩潲潳瑦唠敳⁲慄慴区癡摥䄠瑴捡浨湥獴伺䱃ⵃ⸲⸰硴t">OCLC-2.0.txt</text:a></text:span></text:p>
          </table:table-cell>
          <table:table-cell table:number-columns-repeated="1017"/>
        </table:table-row>
        <table:table-row table:style-name="ro1">
          <table:table-cell table:style-name="ce2" office:value-type="string">
            <text:p>ODC Open Database License v1.0</text:p>
          </table:table-cell>
          <table:table-cell table:style-name="ce2" office:value-type="string">
            <text:p>ODbL-1.0</text:p>
          </table:table-cell>
          <table:table-cell table:style-name="ce5" office:value-type="string">
            <text:p><text:span text:style-name="T2"><text:a xlink:href="http://www.opendatacommons.org/licenses/odbl/1.0/">http://www.opendatacommons.org/licenses/odbl/1.0/</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䑏䱢ㄭ〮琮瑸㨀⸮䰺扩慲祲䌺捡敨㩳灁䑰瑡㩡潌慣㩬楍牣獯景㩴楗摮睯㩳敔灭牯牡⁹湉整湲瑥䘠汩獥䐺捯浵湥獴䴺捩潲潳瑦唠敳⁲慄慴区癡摥䄠瑴捡浨湥獴伺扄ⵌ⸱⸰硴t">ODbL-1.0.txt</text:a></text:span></text:p>
          </table:table-cell>
          <table:table-cell table:number-columns-repeated="1017"/>
        </table:table-row>
        <table:table-row table:style-name="ro1">
          <table:table-cell table:style-name="ce2" office:value-type="string">
            <text:p>ODC Public Domain Dedication &amp; License 1.0</text:p>
          </table:table-cell>
          <table:table-cell table:style-name="ce2" office:value-type="string">
            <text:p>PDDL-1.0</text:p>
          </table:table-cell>
          <table:table-cell table:style-name="ce5" office:value-type="string">
            <text:p>http://opendatacommons.org/licenses/pddl/1.0/</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䑐䱄ㄭ〮琮瑸㨀⸮䰺扩慲祲䌺捡敨㩳灁䑰瑡㩡潌慣㩬楍牣獯景㩴楗摮睯㩳敔灭牯牡⁹湉整湲瑥䘠汩獥䐺捯浵湥獴䴺捩潲潳瑦唠敳⁲慄慴区癡摥䄠瑴捡浨湥獴债䑄ⵌ⸱⸰硴t">PDDL-1.0.txt</text:a></text:span></text:p>
          </table:table-cell>
          <table:table-cell table:number-columns-repeated="1017"/>
        </table:table-row>
        <table:table-row table:style-name="ro1">
          <table:table-cell table:style-name="ce2" office:value-type="string">
            <text:p>Open Group Test Suite License</text:p>
          </table:table-cell>
          <table:table-cell table:style-name="ce2" office:value-type="string">
            <text:p>OGTSL</text:p>
          </table:table-cell>
          <table:table-cell table:style-name="ce7" office:value-type="string">
            <text:p>http://www.opengroup.org/testing/downloads/The_Open_Group_TSL.txt</text:p>
            <text:p>http://www.opensource.org/licenses/OGTSL</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䝏協⹌硴t⸺㨮楌牢牡㩹慃档獥䄺灰慄慴䰺捯污䴺捩潲潳瑦场湩潤獷吺浥潰慲祲䤠瑮牥敮⁴楆敬㩳潄畣敭瑮㩳楍牣獯景⁴獕牥䐠瑡㩡慓敶⁤瑁慴档敭瑮㩳䝏協⹌硴t">OGTSL.txt</text:a></text:span></text:p>
          </table:table-cell>
          <table:table-cell table:number-columns-repeated="1017"/>
        </table:table-row>
        <table:table-row table:style-name="ro1">
          <table:table-cell table:style-name="ce2" office:value-type="string">
            <text:p>Open Software License 1.0</text:p>
          </table:table-cell>
          <table:table-cell table:style-name="ce2" office:value-type="string">
            <text:p>OSL-1.0</text:p>
          </table:table-cell>
          <table:table-cell table:style-name="ce6" office:value-type="string">
            <text:p><text:span text:style-name="T1"><text:a xlink:href="http://www.opensource.org/licenses/osl-1.0">http://www.opensource.org/licenses/osl-1.0</text:a></text:span></text:p>
          </table:table-cell>
          <table:table-cell table:style-name="ce2" office:value-type="string">
            <text:p><text:s/>This license has been superseded.</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协ⵌ⸱⸰硴t⸺㨮楌牢牡㩹慃档獥䄺灰慄慴䰺捯污䴺捩潲潳瑦场湩潤獷吺浥潰慲祲䤠瑮牥敮⁴楆敬㩳潄畣敭瑮㩳楍牣獯景⁴獕牥䐠瑡㩡慓敶⁤瑁慴档敭瑮㩳协ⵌ⸱⸰硴t">OSL-1.0.txt</text:a></text:span></text:p>
          </table:table-cell>
          <table:table-cell table:number-columns-repeated="1017"/>
        </table:table-row>
        <table:table-row table:style-name="ro1">
          <table:table-cell table:style-name="ce2" office:value-type="string">
            <text:p>Open Software License 2.0</text:p>
          </table:table-cell>
          <table:table-cell table:style-name="ce2" office:value-type="string">
            <text:p>OSL-2.0</text:p>
          </table:table-cell>
          <table:table-cell table:style-name="ce6" office:value-type="string">
            <text:p><text:span text:style-name="T1"><text:a xlink:href="http://web.archive.org/web/20041020171434/http://www.rosenlaw.com/osl2.0.html">http://web.archive.org/web/20041020171434/http://www.rosenlaw.com/osl2.0.html</text:a></text:span></text:p>
          </table:table-cell>
          <table:table-cell table:style-name="ce10"/>
          <table:table-cell table:style-name="ce10"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协ⵌ⸲⸰硴t⸺㨮楌牢牡㩹慃档獥䄺灰慄慴䰺捯污䴺捩潲潳瑦场湩潤獷吺浥潰慲祲䤠瑮牥敮⁴楆敬㩳潄畣敭瑮㩳楍牣獯景⁴獕牥䐠瑡㩡慓敶⁤瑁慴档敭瑮㩳协ⵌ⸲⸰硴t">OSL-2.0.txt</text:a></text:span></text:p>
          </table:table-cell>
          <table:table-cell table:number-columns-repeated="1017"/>
        </table:table-row>
        <table:table-row table:style-name="ro1">
          <table:table-cell table:style-name="ce2" office:value-type="string">
            <text:p>Open Software License 2.1</text:p>
          </table:table-cell>
          <table:table-cell table:style-name="ce2" office:value-type="string">
            <text:p>OSL-2.1</text:p>
          </table:table-cell>
          <table:table-cell table:style-name="ce6" office:value-type="string">
            <text:p><text:span text:style-name="T1"><text:a xlink:href="http://web.archive.org/web/20050212003940/http://www.rosenlaw.com/osl21.htm">http://web.archive.org/web/20050212003940/http://www.rosenlaw.com/osl21.htm</text:a></text:span></text:p>
          </table:table-cell>
          <table:table-cell table:style-name="ce10" office:value-type="string">
            <text:p>Same as version 2.0 of this license except with changes to section 10</text:p>
          </table:table-cell>
          <table:table-cell table:style-name="ce10"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协ⵌ⸲⸱硴t⸺㨮楌牢牡㩹慃档獥䄺灰慄慴䰺捯污䴺捩潲潳瑦场湩潤獷吺浥潰慲祲䤠瑮牥敮⁴楆敬㩳潄畣敭瑮㩳楍牣獯景⁴獕牥䐠瑡㩡慓敶⁤瑁慴档敭瑮㩳协ⵌ⸲⸱硴t">OSL-2.1.txt</text:a></text:span></text:p>
          </table:table-cell>
          <table:table-cell table:number-columns-repeated="1017"/>
        </table:table-row>
        <table:table-row table:style-name="ro1">
          <table:table-cell table:style-name="ce2" office:value-type="string">
            <text:p>Open Software License 3.0</text:p>
          </table:table-cell>
          <table:table-cell table:style-name="ce2" office:value-type="string">
            <text:p>OSL-3.0</text:p>
          </table:table-cell>
          <table:table-cell table:style-name="ce7" office:value-type="string">
            <text:p>http://www.rosenlaw.com/OSL3.0.htm</text:p>
            <text:p>http://www.opensource.org/licenses/OSL-3.0</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协ⵌ⸳⸰硴t⸺㨮楌牢牡㩹慃档獥䄺灰慄慴䰺捯污䴺捩潲潳瑦场湩潤獷吺浥潰慲祲䤠瑮牥敮⁴楆敬㩳潄畣敭瑮㩳楍牣獯景⁴獕牥䐠瑡㩡慓敶⁤瑁慴档敭瑮㩳协ⵌ⸳⸰硴t">OSL-3.0.txt</text:a></text:span></text:p>
          </table:table-cell>
          <table:table-cell table:number-columns-repeated="1017"/>
        </table:table-row>
        <table:table-row table:style-name="ro1">
          <table:table-cell table:style-name="ce2" office:value-type="string">
            <text:p>OpenLDAP Public License v2.8</text:p>
          </table:table-cell>
          <table:table-cell table:style-name="ce2" office:value-type="string">
            <text:p>OLDAP-2.8</text:p>
          </table:table-cell>
          <table:table-cell table:style-name="ce6" office:value-type="string">
            <text:p><text:span text:style-name="T1"><text:a xlink:href="http://www.openldap.org/software/release/license.html">http://www.openldap.org/software/release/license.html</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䱏䅄ⵐ⸲⸸硴t⸺㨮楌牢牡㩹慃档獥䄺灰慄慴䰺捯污䴺捩潲潳瑦场湩潤獷吺浥潰慲祲䤠瑮牥敮⁴楆敬㩳潄畣敭瑮㩳楍牣獯景⁴獕牥䐠瑡㩡慓敶⁤瑁慴档敭瑮㩳䱏䅄ⵐ⸲⸸硴t">OLDAP-2.8.txt</text:a></text:span></text:p>
          </table:table-cell>
          <table:table-cell table:number-columns-repeated="1017"/>
        </table:table-row>
        <table:table-row table:style-name="ro1">
          <table:table-cell table:style-name="ce2" office:value-type="string">
            <text:p>OpenSSL License</text:p>
          </table:table-cell>
          <table:table-cell table:style-name="ce2" office:value-type="string">
            <text:p>OpenSSL</text:p>
          </table:table-cell>
          <table:table-cell table:style-name="ce6" office:value-type="string">
            <text:p><text:span text:style-name="T1"><text:a xlink:href="http://www.openssl.org/source/license.html">http://www.openssl.org/source/license.html</text:a></text:span></text:p>
          </table:table-cell>
          <table:table-cell table:style-name="ce2" office:value-type="string">
            <text:p>The OpenSSL toolkit stays under a dual license, i.e. both the conditions of the OpenSSL License and the original SSLeay license apply to the toolkit. </text:p>
          </table:table-cell>
          <table:table-cell table:style-name="ce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灏湥卓⹌硴t⸺㨮楌牢牡㩹慃档獥䄺灰慄慴䰺捯污䴺捩潲潳瑦场湩潤獷吺浥潰慲祲䤠瑮牥敮⁴楆敬㩳潄畣敭瑮㩳楍牣獯景⁴獕牥䐠瑡㩡慓敶⁤瑁慴档敭瑮㩳灏湥卓⹌硴t">OpenSSL.txt</text:a></text:span></text:p>
          </table:table-cell>
          <table:table-cell table:style-name="ce23" table:number-columns-repeated="1017"/>
        </table:table-row>
        <table:table-row table:style-name="ro1">
          <table:table-cell table:style-name="ce2" office:value-type="string">
            <text:p>PHP License v3.0</text:p>
          </table:table-cell>
          <table:table-cell table:style-name="ce2" office:value-type="string">
            <text:p>PHP-3.0</text:p>
          </table:table-cell>
          <table:table-cell table:style-name="ce6" office:value-type="string">
            <text:p><text:a xlink:href="http://www.opensource.org/licenses/PHP-3.0">http://www.opensource.org/licenses/PHP-3.0
http://www.php.net/license/3_0.txt</text:a></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䡐ⵐ⸳⸰硴t⸺㨮楌牢牡㩹慃档獥䄺灰慄慴䰺捯污䴺捩潲潳瑦场湩潤獷吺浥潰慲祲䤠瑮牥敮⁴楆敬㩳潄畣敭瑮㩳楍牣獯景⁴獕牥䐠瑡㩡慓敶⁤瑁慴档敭瑮㩳䡐ⵐ⸳⸰硴t">PHP-3.0.txt</text:a></text:span></text:p>
          </table:table-cell>
          <table:table-cell table:number-columns-repeated="1017"/>
        </table:table-row>
        <table:table-row table:style-name="ro1">
          <table:table-cell table:style-name="ce2" office:value-type="string">
            <text:p>PHP LIcense v3.01</text:p>
          </table:table-cell>
          <table:table-cell table:style-name="ce2" office:value-type="string">
            <text:p>PHP-3.01</text:p>
          </table:table-cell>
          <table:table-cell table:style-name="ce6" office:value-type="string">
            <text:p>http://www.php.net/license/3_01.txt</text:p>
          </table:table-cell>
          <table:table-cell table:style-name="ce2" office:value-type="string">
            <text:p>The PHP License v3.01 is essentially the same as v3.0, with the exceoption of a couple word differences and updated url in section 6.</text:p>
            <text:p/>
            <text:p>v3.01 came into use with PHP version 4 and onward.</text:p>
          </table:table-cell>
          <table:table-cell table:style-name="ce2"/>
          <table:table-cell table:style-name="ce12"/>
          <table:table-cell table:style-name="ce20"/>
          <table:table-cell table:number-columns-repeated="1017"/>
        </table:table-row>
        <table:table-row table:style-name="ro1">
          <table:table-cell table:style-name="ce2" office:value-type="string">
            <text:p>PostgreSQL License</text:p>
          </table:table-cell>
          <table:table-cell table:style-name="ce2" office:value-type="string">
            <text:p>PostgreSQL</text:p>
          </table:table-cell>
          <table:table-cell table:style-name="ce5" office:value-type="string">
            <text:p>http://www.postgresql.org/about/licence</text:p>
            <text:p>http://www.opensource.org/licenses/PostgreSQL</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潐瑳牧卥䱑琮瑸㨀⸮䰺扩慲祲䌺捡敨㩳灁䑰瑡㩡潌慣㩬楍牣獯景㩴楗摮睯㩳敔灭牯牡⁹湉整湲瑥䘠汩獥䐺捯浵湥獴䴺捩潲潳瑦唠敳⁲慄慴区癡摥䄠瑴捡浨湥獴债獯杴敲兓⹌硴t">PostgreSQL.txt</text:a></text:span></text:p>
          </table:table-cell>
          <table:table-cell table:number-columns-repeated="1017"/>
        </table:table-row>
        <table:table-row table:style-name="ro1">
          <table:table-cell table:style-name="ce2" office:value-type="string">
            <text:p>Python License 2.0</text:p>
          </table:table-cell>
          <table:table-cell table:style-name="ce2" office:value-type="string">
            <text:p>Python-2.0</text:p>
          </table:table-cell>
          <table:table-cell table:style-name="ce5" office:value-type="string">
            <text:p><text:span text:style-name="T2"><text:a xlink:href="http://www.opensource.org/licenses/Python-2.0">http://www.opensource.org/licenses/Python-2.0</text:a></text:span></text:p>
          </table:table-cell>
          <table:table-cell table:style-name="ce2" office:value-type="string">
            <text:p>overall Python license</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祐桴湯㈭〮琮瑸㨀⸮䰺扩慲祲䌺捡敨㩳灁䑰瑡㩡潌慣㩬楍牣獯景㩴楗摮睯㩳敔灭牯牡⁹湉整湲瑥䘠汩獥䐺捯浵湥獴䴺捩潲潳瑦唠敳⁲慄慴区癡摥䄠瑴捡浨湥獴债瑹潨⵮⸲⸰硴t">Python-2.0.txt</text:a></text:span></text:p>
          </table:table-cell>
          <table:table-cell table:number-columns-repeated="1017"/>
        </table:table-row>
        <table:table-row table:style-name="ro1">
          <table:table-cell table:style-name="ce2" office:value-type="string">
            <text:p>Q Public License 1.0</text:p>
          </table:table-cell>
          <table:table-cell table:style-name="ce2" office:value-type="string">
            <text:p>QPL-1.0</text:p>
          </table:table-cell>
          <table:table-cell table:style-name="ce7" office:value-type="string">
            <text:p>http://doc.qt.nokia.com/3.3/license.html</text:p>
            <text:p>http://www.opensource.org/licenses/QPL-1.0</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偑ⵌ⸱⸰硴t⸺㨮楌牢牡㩹慃档獥䄺灰慄慴䰺捯污䴺捩潲潳瑦场湩潤獷吺浥潰慲祲䤠瑮牥敮⁴楆敬㩳潄畣敭瑮㩳楍牣獯景⁴獕牥䐠瑡㩡慓敶⁤瑁慴档敭瑮㩳偑ⵌ⸱⸰硴t">QPL-1.0.txt</text:a></text:span></text:p>
          </table:table-cell>
          <table:table-cell table:number-columns-repeated="1017"/>
        </table:table-row>
        <table:table-row table:style-name="ro1">
          <table:table-cell table:style-name="ce2" office:value-type="string">
            <text:p>RealNetworks Public Source License v1.0</text:p>
          </table:table-cell>
          <table:table-cell table:style-name="ce2" office:value-type="string">
            <text:p>RPSL-1.0</text:p>
          </table:table-cell>
          <table:table-cell table:style-name="ce5" office:value-type="string">
            <text:p>https://helixcommunity.org/content/rpsl</text:p>
            <text:p>http://www.opensource.org/licenses/RPSL-1.0</text:p>
          </table:table-cell>
          <table:table-cell table:style-name="ce2"/>
          <table:table-cell table:style-name="ce2" office:value-type="string">
            <text:p>YES</text:p>
          </table:table-cell>
          <table:table-cell table:style-name="ce2" office:value-type="string">
            <text:p>"Copyright © 1995-2002 RealNetworks, Inc. and/or its licensors. All Rights Reserved.</text:p>
            <text:p/>
            <text:p>The contents of this file, and the files included with this file, are subject to the current version of the RealNetworks Public Source License Version 1.0 (the "RPSL") available at https://www.helixcommunity.org/content/rpsl unless you have licensed the file under the RealNetworks Community Source License Version 1.0 (the "RCSL") available at https://www.helixcommunity.org/content/rcsl, in which case the RCSL will apply. You may also obtain the license terms directly from RealNetworks. You may not use this file except in compliance with the RPSL or, if you have a valid RCSL with RealNetworks applicable to this file, the RCSL. Please see the applicable RPSL or RCSL for the rights, obligations and limitations governing use of the contents of the file.</text:p>
            <text:p/>
            <text:p>This file is part of the Helix DNA Technology. RealNetworks is the developer of the Original code and owns the copyrights in the portions it created.</text:p>
            <text:p/>
            <text:p>This file, and the files included with this file, is distributed and made available on an 'AS IS' basis, WITHOUT WARRANTY OF ANY KIND, EITHER EXPRESS OR IMPLIED, AND REALNETWORKS HEREBY DISCLAIMS ALL SUCH WARRANTIES, INCLUDING WITHOUT LIMITATION, ANY WARRANTIES OF MERCHANTABILITY, FITNESS FOR A PARTICULAR PURPOSE, QUIET ENJOYMENT OR NON-INFRINGEMENT.</text:p>
            <text:p/>
            <text:p>Contributor(s): ____________________________________</text:p>
            <text:p/>
            <text:p>Technology Compatibility Kit Test Suite(s) Location (if licensed under the RCSL):</text:p>
            <text:p/>
            <text:p>________________________________"</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偒䱓ㄭ〮琮瑸㨀⸮䰺扩慲祲䌺捡敨㩳灁䑰瑡㩡潌慣㩬楍牣獯景㩴楗摮睯㩳敔灭牯牡⁹湉整湲瑥䘠汩獥䐺捯浵湥獴䴺捩潲潳瑦唠敳⁲慄慴区癡摥䄠瑴捡浨湥獴刺卐ⵌ⸱⸰硴t">RPSL-1.0.txt</text:a></text:span></text:p>
          </table:table-cell>
          <table:table-cell table:number-columns-repeated="1017"/>
        </table:table-row>
        <table:table-row table:style-name="ro1">
          <table:table-cell table:style-name="ce2" office:value-type="string">
            <text:p>Reciprocal Public License 1.5 </text:p>
          </table:table-cell>
          <table:table-cell table:style-name="ce2" office:value-type="string">
            <text:p>RPL-1.5</text:p>
          </table:table-cell>
          <table:table-cell table:style-name="ce6" office:value-type="string">
            <text:p><text:span text:style-name="T1"><text:a xlink:href="http://www.opensource.org/licenses/RPL-1.5">http://www.opensource.org/licenses/RPL-1.5</text:a></text:span></text:p>
          </table:table-cell>
          <table:table-cell table:style-name="ce2" office:value-type="string">
            <text:p>This license was released: 15 July 2007</text:p>
            <text:p/>
          </table:table-cell>
          <table:table-cell table:style-name="ce2" office:value-type="string">
            <text:p>YES</text:p>
          </table:table-cell>
          <table:table-cell table:style-name="ce2" office:value-type="string">
            <text:p>Unless explicitly acquired and licensed from Licensor under another license, the contents of this file are subject to the Reciprocal Public License ("RPL") Version 1.5, or subsequent versions as allowed by the RPL, and You may not copy or use this file in either source code or executable form, except in compliance with the terms and conditions of the RPL.</text:p>
            <text:p/>
            <text:p>All software distributed under the RPL is provided strictly on an "AS IS" basis, WITHOUT WARRANTY OF ANY KIND, EITHER EXPRESS OR IMPLIED, AND LICENSOR HEREBY DISCLAIMS ALL SUCH WARRANTIES, INCLUDING WITHOUT LIMITATION, ANY WARRANTIES OF MERCHANTABILITY, FITNESS FOR A PARTICULAR PURPOSE, QUIET ENJOYMENT, OR NON-INFRINGEMENT. See the RPL for specific language governing rights and limitations under the RPL.</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偒ⵌ⸱⸵硴t⸺㨮楌牢牡㩹慃档獥䄺灰慄慴䰺捯污䴺捩潲潳瑦场湩潤獷吺浥潰慲祲䤠瑮牥敮⁴楆敬㩳潄畣敭瑮㩳楍牣獯景⁴獕牥䐠瑡㩡慓敶⁤瑁慴档敭瑮㩳偒ⵌ⸱⸵硴t">RPL-1.5.txt</text:a></text:span></text:p>
          </table:table-cell>
          <table:table-cell table:number-columns-repeated="1017"/>
        </table:table-row>
        <table:table-row table:style-name="ro1">
          <table:table-cell table:style-name="ce2" office:value-type="string">
            <text:p>Red Hat eCos Public License v1.1</text:p>
          </table:table-cell>
          <table:table-cell table:style-name="ce2" office:value-type="string">
            <text:p>RHeCos-1.1</text:p>
          </table:table-cell>
          <table:table-cell table:style-name="ce6" office:value-type="string">
            <text:p><text:span text:style-name="T1"><text:a xlink:href="http://ecos.sourceware.org/old-license.html">http://ecos.sourceware.org/old-license.html</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䡒䍥獯ㄭㄮ琮瑸㨀⸮䰺扩慲祲䌺捡敨㩳灁䑰瑡㩡潌慣㩬楍牣獯景㩴楗摮睯㩳敔灭牯牡⁹湉整湲瑥䘠汩獥䐺捯浵湥獴䴺捩潲潳瑦唠敳⁲慄慴区癡摥䄠瑴捡浨湥獴刺效潃⵳⸱⸱硴t">RHeCos-1.1.txt</text:a></text:span></text:p>
          </table:table-cell>
          <table:table-cell table:number-columns-repeated="1017"/>
        </table:table-row>
        <table:table-row table:style-name="ro1">
          <table:table-cell table:style-name="ce2" office:value-type="string">
            <text:p>Ricoh Source Code Public License</text:p>
          </table:table-cell>
          <table:table-cell table:style-name="ce2" office:value-type="string">
            <text:p>RSCPL</text:p>
          </table:table-cell>
          <table:table-cell table:style-name="ce6" office:value-type="string">
            <text:p><text:span text:style-name="T1"><text:a xlink:href="http://www.opensource.org/licenses/RSCPL">http://www.opensource.org/licenses/RSCPL</text:a></text:span></text:p>
          </table:table-cell>
          <table:table-cell table:style-name="ce2"/>
          <table:table-cell table:style-name="ce2" office:value-type="string">
            <text:p>YES</text:p>
          </table:table-cell>
          <table:table-cell table:style-name="ce2" office:value-type="string">
            <text:p>"The contents of this file are subject to the Ricoh Source Code Public License Version 1.0 (the "License"); you may not use this file except in compliance with the License. You may obtain a copy of the License at http://www.risource.org/RPL</text:p>
            <text:p/>
            <text:p>Software distributed under the License is distributed on an "AS IS" basis, WITHOUT WARRANTY OF ANY KIND, either express or implied. See the License for the specific language governing rights and limitations under the License.</text:p>
            <text:p/>
            <text:p>This code was initially developed by Ricoh Silicon Valley, Inc. Portions created by Ricoh Silicon Valley, Inc. are Copyright (C) 1995-1999. All Rights Reserved.</text:p>
            <text:p/>
            <text:p>Contributor(s): ______________________________________."</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卒偃⹌硴t⸺㨮楌牢牡㩹慃档獥䄺灰慄慴䰺捯污䴺捩潲潳瑦场湩潤獷吺浥潰慲祲䤠瑮牥敮⁴楆敬㩳潄畣敭瑮㩳楍牣獯景⁴獕牥䐠瑡㩡慓敶⁤瑁慴档敭瑮㩳卒偃⹌硴t">RSCPL.txt</text:a></text:span></text:p>
          </table:table-cell>
          <table:table-cell table:number-columns-repeated="1017"/>
        </table:table-row>
        <table:table-row table:style-name="ro1">
          <table:table-cell table:style-name="ce2" office:value-type="string">
            <text:p>Ruby License</text:p>
          </table:table-cell>
          <table:table-cell table:style-name="ce2" office:value-type="string">
            <text:p>Ruby</text:p>
          </table:table-cell>
          <table:table-cell table:style-name="ce6" office:value-type="string">
            <text:p><text:span text:style-name="T1"><text:a xlink:href="http://www.ruby-lang.org/en/LICENSE.txt">http://www.ruby-lang.org/en/LICENSE.txt</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畒祢琮瑸㨀⸮䰺扩慲祲䌺捡敨㩳灁䑰瑡㩡潌慣㩬楍牣獯景㩴楗摮睯㩳敔灭牯牡⁹湉整湲瑥䘠汩獥䐺捯浵湥獴䴺捩潲潳瑦唠敳⁲慄慴区癡摥䄠瑴捡浨湥獴刺扵⹹硴t">Ruby.txt</text:a></text:span></text:p>
          </table:table-cell>
          <table:table-cell table:number-columns-repeated="1017"/>
        </table:table-row>
        <table:table-row table:style-name="ro1">
          <table:table-cell table:style-name="ce2" office:value-type="string">
            <text:p>Sax Public Domain Notice</text:p>
          </table:table-cell>
          <table:table-cell table:style-name="ce2" office:value-type="string">
            <text:p>SAX-PD</text:p>
          </table:table-cell>
          <table:table-cell table:style-name="ce5" office:value-type="string">
            <text:p>http://www.saxproject.org/copying.html</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䅓ⵘ䑐琮瑸㨀⸮䰺扩慲祲䌺捡敨㩳灁䑰瑡㩡潌慣㩬楍牣獯景㩴楗摮睯㩳敔灭牯牡⁹湉整湲瑥䘠汩獥䐺捯浵湥獴䴺捩潲潳瑦唠敳⁲慄慴区癡摥䄠瑴捡浨湥獴区塁倭⹄硴t">SAX-PD.txt</text:a></text:span></text:p>
          </table:table-cell>
          <table:table-cell table:number-columns-repeated="1017"/>
        </table:table-row>
        <table:table-row table:style-name="ro1">
          <table:table-cell table:style-name="ce2" office:value-type="string">
            <text:p>SIL Open Font License 1.0</text:p>
          </table:table-cell>
          <table:table-cell table:style-name="ce2" office:value-type="string">
            <text:p>OFL-1.0</text:p>
          </table:table-cell>
          <table:table-cell table:style-name="ce6" office:value-type="string">
            <text:p><text:span text:style-name="T1"><text:a xlink:href="http://scripts.sil.org/cms/scripts/page.php?item_id=OFL10_web">http://scripts.sil.org/cms/scripts/page.php?item_id=OFL10_web</text:a></text:span></text:p>
          </table:table-cell>
          <table:table-cell table:style-name="ce10" office:value-type="string">
            <text:p>This license has been superseded.</text:p>
            <text:p>This license was released in November 2005.</text:p>
          </table:table-cell>
          <table:table-cell table:style-name="ce10"/>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䙏ⵌ⸱⸰硴t⸺㨮楌牢牡㩹慃档獥䄺灰慄慴䰺捯污䴺捩潲潳瑦场湩潤獷吺浥潰慲祲䤠瑮牥敮⁴楆敬㩳潄畣敭瑮㩳楍牣獯景⁴獕牥䐠瑡㩡慓敶⁤瑁慴档敭瑮㩳䙏ⵌ⸱⸰硴t">OFL-1.0.txt</text:a></text:span></text:p>
          </table:table-cell>
          <table:table-cell table:number-columns-repeated="1017"/>
        </table:table-row>
        <table:table-row table:style-name="ro1">
          <table:table-cell table:style-name="ce2" office:value-type="string">
            <text:p>SIL Open Font License 1.1</text:p>
          </table:table-cell>
          <table:table-cell table:style-name="ce2" office:value-type="string">
            <text:p>OFL-1.1</text:p>
          </table:table-cell>
          <table:table-cell table:style-name="ce7" office:value-type="string">
            <text:p>http://scripts.sil.org/cms/scripts/page.php?item_id=OFL_web</text:p>
            <text:p>http://www.opensource.org/licenses/OFL-1.1</text:p>
          </table:table-cell>
          <table:table-cell table:style-name="ce2" office:value-type="string">
            <text:p>This license was released: 26 February 2007.</text:p>
            <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䙏ⵌ⸱⸱硴t⸺㨮楌牢牡㩹慃档獥䄺灰慄慴䰺捯污䴺捩潲潳瑦场湩潤獷吺浥潰慲祲䤠瑮牥敮⁴楆敬㩳潄畣敭瑮㩳楍牣獯景⁴獕牥䐠瑡㩡慓敶⁤瑁慴档敭瑮㩳䙏ⵌ⸱⸱硴t">OFL-1.1.txt</text:a></text:span></text:p>
          </table:table-cell>
          <table:table-cell table:number-columns-repeated="1017"/>
        </table:table-row>
        <table:table-row table:style-name="ro1">
          <table:table-cell table:style-name="ce2" office:value-type="string">
            <text:p>Simple Public License 2.0</text:p>
          </table:table-cell>
          <table:table-cell table:style-name="ce2" office:value-type="string">
            <text:p>SimPL-2.0</text:p>
          </table:table-cell>
          <table:table-cell table:style-name="ce6" office:value-type="string">
            <text:p><text:span text:style-name="T1"><text:a xlink:href="http://www.opensource.org/licenses/SimPL-2.0">http://www.opensource.org/licenses/SimPL-2.0</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楓偭ⵌ⸲⸰硴t⸺㨮楌牢牡㩹慃档獥䄺灰慄慴䰺捯污䴺捩潲潳瑦场湩潤獷吺浥潰慲祲䤠瑮牥敮⁴楆敬㩳潄畣敭瑮㩳楍牣獯景⁴獕牥䐠瑡㩡慓敶⁤瑁慴档敭瑮㩳楓偭ⵌ⸲⸰硴t">SimPL-2.0.txt</text:a></text:span></text:p>
          </table:table-cell>
          <table:table-cell table:number-columns-repeated="1017"/>
        </table:table-row>
        <table:table-row table:style-name="ro1">
          <table:table-cell table:style-name="ce2" office:value-type="string">
            <text:p>Sleepycat License</text:p>
          </table:table-cell>
          <table:table-cell table:style-name="ce2" office:value-type="string">
            <text:p>Sleepycat</text:p>
          </table:table-cell>
          <table:table-cell table:style-name="ce6" office:value-type="string">
            <text:p><text:span text:style-name="T1"><text:a xlink:href="http://www.opensource.org/licenses/Sleepycat">http://www.opensource.org/licenses/Sleepycat</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汓敥祰慣⹴硴t⸺㨮楌牢牡㩹慃档獥䄺灰慄慴䰺捯污䴺捩潲潳瑦场湩潤獷吺浥潰慲祲䤠瑮牥敮⁴楆敬㩳潄畣敭瑮㩳楍牣獯景⁴獕牥䐠瑡㩡慓敶⁤瑁慴档敭瑮㩳汓敥祰慣⹴硴t">Sleepycat.txt</text:a></text:span></text:p>
          </table:table-cell>
          <table:table-cell table:number-columns-repeated="1017"/>
        </table:table-row>
        <table:table-row table:style-name="ro1">
          <table:table-cell table:style-name="ce2" office:value-type="string">
            <text:p>SugarCRM Public License v1.1.3</text:p>
          </table:table-cell>
          <table:table-cell table:style-name="ce2" office:value-type="string">
            <text:p>SugarCRM-1.1.3</text:p>
          </table:table-cell>
          <table:table-cell table:style-name="ce6" office:value-type="string">
            <text:p><text:span text:style-name="T1"><text:a xlink:href="http://www.sugarcrm.com/crm/SPL">http://www.sugarcrm.com/crm/SPL</text:a></text:span></text:p>
          </table:table-cell>
          <table:table-cell table:style-name="ce10" office:value-type="string">
            <text:p>Applies to Sugar Open Source Edition v1 through v4. </text:p>
            <text:p>The SugarCRM Public License Version ("SPL") consists of the Mozilla Public License Version 1.1, modified to be specific to SugarCRM, with the Additional Terms in Exhibit B. The original Mozilla Public License 1.1 can be found at: http://www.mozilla.org/MPL/MPL-1.1.html</text:p>
          </table:table-cell>
          <table:table-cell table:style-name="ce10"/>
          <table:table-cell table:style-name="ce2" office:value-type="string">
            <text:p>SugarCRM Public License 1.1.3 - Exhibit A</text:p>
            <text:p/>
            <text:p>The contents of this file are subject to the SugarCRM Public License Version 1.1.3</text:p>
            <text:p>("License"); You may not use this file except in compliance with the</text:p>
            <text:p>License. You may obtain a copy of the License at http://www.sugarcrm.com/SPL</text:p>
            <text:p>Software distributed under the License is distributed on an "AS IS" basis,</text:p>
            <text:p>WITHOUT WARRANTY OF ANY KIND, either express or implied. See the License for</text:p>
            <text:p>the specific language governing rights and limitations under the License.</text:p>
            <text:p/>
            <text:p>The Original Code is: SugarCRM Open Source</text:p>
            <text:p/>
            <text:p>The Initial Developer of the Original Code is SugarCRM, Inc.</text:p>
            <text:p>Portions created by SugarCRM are Copyright (C) 2004 SugarCRM, Inc.;</text:p>
            <text:p>All Rights Reserved.</text:p>
            <text:p>Contributor(s): ______________________________________.</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畓慧䍲䵒ㄭㄮ㌮琮瑸㨀⸮䰺扩慲祲䌺捡敨㩳灁䑰瑡㩡潌慣㩬楍牣獯景㩴楗摮睯㩳敔灭牯牡⁹湉整湲瑥䘠汩獥䐺捯浵湥獴䴺捩潲潳瑦唠敳⁲慄慴区癡摥䄠瑴捡浨湥獴区杵牡剃ⵍ⸱⸱⸳硴t">SugarCRM-1.1.3.txt</text:a></text:span></text:p>
          </table:table-cell>
          <table:table-cell table:number-columns-repeated="1017"/>
        </table:table-row>
        <table:table-row table:style-name="ro1">
          <table:table-cell table:style-name="ce2" office:value-type="string">
            <text:p>Sun Public License v1.0</text:p>
          </table:table-cell>
          <table:table-cell table:style-name="ce2" office:value-type="string">
            <text:p>SPL-1.0</text:p>
          </table:table-cell>
          <table:table-cell table:style-name="ce6" office:value-type="string">
            <text:p><text:span text:style-name="T1"><text:a xlink:href="http://www.opensource.org/licenses/SPL-1.0">http://www.opensource.org/licenses/SPL-1.0</text:a></text:span></text:p>
          </table:table-cell>
          <table:table-cell table:style-name="ce2"/>
          <table:table-cell table:style-name="ce2" office:value-type="string">
            <text:p>YES</text:p>
          </table:table-cell>
          <table:table-cell table:style-name="ce2" office:value-type="string">
            <text:p>The contents of this file are subject to the Sun Public License Version 1.0 (the License); you may not use this file except in compliance with the License. A copy of the License is available at http://www.sun.com/ The Original Code is _________________. The Initial Developer of the Original Code is ___________. Portions created by ______ are Copyright (C)_________. All Rights Reserved. <text:s/>Contributor(s): ______________________________________.</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SPL, indicate your decision by deleting the provisions above and replace them with the notice and other provisions required by the [___] License. If you do not delete the provisions above, a recipient may use your version of this file under either the SPL or the [___] License.</text:p>
            <text:p/>
            <text:p>[NOTE: The text of this Exhibit A may differ slightly from the text of the notices in the Source Code files of the Original Code. You should use the text of this Exhibit A rather than the text found in the Original Code Source Code for Your Modifications.]</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偓ⵌ⸱⸰硴t⸺㨮楌牢牡㩹慃档獥䄺灰慄慴䰺捯污䴺捩潲潳瑦场湩潤獷吺浥潰慲祲䤠瑮牥敮⁴楆敬㩳潄畣敭瑮㩳楍牣獯景⁴獕牥䐠瑡㩡慓敶⁤瑁慴档敭瑮㩳偓ⵌ⸱⸰硴t">SPL-1.0.txt</text:a></text:span></text:p>
          </table:table-cell>
          <table:table-cell table:number-columns-repeated="1017"/>
        </table:table-row>
        <table:table-row table:style-name="ro1">
          <table:table-cell table:style-name="ce2" office:value-type="string">
            <text:p>Sybase Open Watcom Public License 1.0</text:p>
          </table:table-cell>
          <table:table-cell table:style-name="ce2" office:value-type="string">
            <text:p>Watcom-1.0</text:p>
          </table:table-cell>
          <table:table-cell table:style-name="ce6" office:value-type="string">
            <text:p><text:span text:style-name="T1"><text:a xlink:href="http://www.opensource.org/licenses/Watcom-1.0">http://www.opensource.org/licenses/Watcom-1.0</text:a></text:span></text:p>
          </table:table-cell>
          <table:table-cell table:style-name="ce2"/>
          <table:table-cell table:style-name="ce2" office:value-type="string">
            <text:p>YES</text:p>
          </table:table-cell>
          <table:table-cell table:style-name="ce2" office:value-type="string">
            <text:p>"Portions Copyright (c) 1983-2002 Sybase, Inc. All Rights Reserved.</text:p>
            <text:p>This file contains Original Code and/or Modifications of Original Code as defined in and that are subject to the Sybase Open Watcom Public License version 1.0 (the 'License'). You may not use this file except in compliance with the License. BY USING THIS FILE YOU AGREE TO ALL TERMS AND CONDITIONS OF THE LICENSE. A copy of the License is provided with the Original Code and Modifications, and is also available at www.sybase.com/developer/opensource. </text:p>
            <text:p/>
            <text:p>The Original Code and all software distributed under the License are distributed on an 'AS IS' basis, WITHOUT WARRANTY OF ANY KIND, EITHER EXPRESS OR IMPLIED, AND SYBASE AND ALL CONTRIBUTORS HEREBY DISCLAIM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慗捴浯ㄭ〮琮瑸㨀⸮䰺扩慲祲䌺捡敨㩳灁䑰瑡㩡潌慣㩬楍牣獯景㩴楗摮睯㩳敔灭牯牡⁹湉整湲瑥䘠汩獥䐺捯浵湥獴䴺捩潲潳瑦唠敳⁲慄慴区癡摥䄠瑴捡浨湥獴场瑡潣⵭⸱⸰硴t">Watcom-1.0.txt</text:a></text:span></text:p>
          </table:table-cell>
          <table:table-cell table:number-columns-repeated="1017"/>
        </table:table-row>
        <table:table-row table:style-name="ro1">
          <table:table-cell table:style-name="ce2" office:value-type="string">
            <text:p>University of Illinois/NCSA Open Source License</text:p>
          </table:table-cell>
          <table:table-cell table:style-name="ce2" office:value-type="string">
            <text:p>NCSA</text:p>
          </table:table-cell>
          <table:table-cell table:style-name="ce5" office:value-type="string">
            <text:p>http://otm.illinois.edu/uiuc_openSource</text:p>
            <text:p>http://www.opensource.org/licenses/NCSA</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䍎䅓琮瑸㨀⸮䰺扩慲祲䌺捡敨㩳灁䑰瑡㩡潌慣㩬楍牣獯景㩴楗摮睯㩳敔灭牯牡⁹湉整湲瑥䘠汩獥䐺捯浵湥獴䴺捩潲潳瑦唠敳⁲慄慴区癡摥䄠瑴捡浨湥獴为千⹁硴t">NCSA.txt</text:a></text:span></text:p>
          </table:table-cell>
          <table:table-cell table:number-columns-repeated="1017"/>
        </table:table-row>
        <table:table-row table:style-name="ro1">
          <table:table-cell table:style-name="ce2" office:value-type="string">
            <text:p>Vovida Software License v1.0</text:p>
          </table:table-cell>
          <table:table-cell table:style-name="ce2" office:value-type="string">
            <text:p>VSL-1.0</text:p>
          </table:table-cell>
          <table:table-cell table:style-name="ce6" office:value-type="string">
            <text:p><text:span text:style-name="T1"><text:a xlink:href="http://www.opensource.org/licenses/VSL-1.0">http://www.opensource.org/licenses/VSL-1.0</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卖ⵌ⸱⸰硴t⸺㨮楌牢牡㩹慃档獥䄺灰慄慴䰺捯污䴺捩潲潳瑦场湩潤獷吺浥潰慲祲䤠瑮牥敮⁴楆敬㩳潄畣敭瑮㩳楍牣獯景⁴獕牥䐠瑡㩡慓敶⁤瑁慴档敭瑮㩳卖ⵌ⸱⸰硴t">VSL-1.0.txt</text:a></text:span></text:p>
          </table:table-cell>
          <table:table-cell table:number-columns-repeated="1017"/>
        </table:table-row>
        <table:table-row table:style-name="ro1">
          <table:table-cell table:style-name="ce2" office:value-type="string">
            <text:p>W3C Software and Notice License</text:p>
          </table:table-cell>
          <table:table-cell table:style-name="ce2" office:value-type="string">
            <text:p>W3C</text:p>
          </table:table-cell>
          <table:table-cell table:style-name="ce5" office:value-type="string">
            <text:p>http://www.w3.org/Consortium/Legal/2002/copyright-software-20021231.html</text:p>
            <text:p>http://www.opensource.org/licenses/W3C</text:p>
          </table:table-cell>
          <table:table-cell table:style-name="ce2" office:value-type="string">
            <text:p>This license was released: 13 December 2002.</text:p>
            <text:p/>
          </table:table-cell>
          <table:table-cell table:style-name="ce2" office:value-type="string">
            <text:p>YES</text:p>
          </table:table-cell>
          <table:table-cell table:style-name="ce2" office:value-type="string">
            <text:p>$name_of_software: $distribution_URI</text:p>
            <text:p/>
            <text:p>Copyright © [$date-of-software] World Wide Web Consortium, (Massachusetts Institute of Technology, European Research Consortium for Informatics and Mathematics, Keio University). All Rights Reserved. This work is distributed under the W3C® Software License in the hope that it will be useful, but WITHOUT ANY WARRANTY; without even the implied warranty of MERCHANTABILITY or FITNESS FOR A PARTICULAR PURPO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硴t⸺㨮楌牢牡㩹慃档獥䄺灰慄慴䰺捯污䴺捩潲潳瑦场湩潤獷吺浥潰慲祲䤠瑮牥敮⁴楆敬㩳潄畣敭瑮㩳楍牣獯景⁴獕牥䐠瑡㩡慓敶⁤瑁慴档敭瑮㩳㍗⹃硴t">W3C.txt</text:a></text:span></text:p>
          </table:table-cell>
          <table:table-cell table:number-columns-repeated="1017"/>
        </table:table-row>
        <table:table-row table:style-name="ro1">
          <table:table-cell table:style-name="ce2" office:value-type="string">
            <text:p>wxWindows Library License</text:p>
          </table:table-cell>
          <table:table-cell table:style-name="ce2" office:value-type="string">
            <text:p>WXwindows</text:p>
          </table:table-cell>
          <table:table-cell table:style-name="ce5" office:value-type="string">
            <text:p>http://www.wxwidgets.org/about/licence3.txt</text:p>
            <text:p>http://www.opensource.org/licenses/WXwindows</text:p>
          </table:table-cell>
          <table:table-cell table:style-name="ce2"/>
          <table:table-cell table:style-name="ce2" office:value-type="string">
            <text:p>YES</text:p>
          </table:table-cell>
          <table:table-cell table:style-name="ce16"/>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塗楷摮睯⹳硴t⸺㨮楌牢牡㩹慃档獥䄺灰慄慴䰺捯污䴺捩潲潳瑦场湩潤獷吺浥潰慲祲䤠瑮牥敮⁴楆敬㩳潄畣敭瑮㩳楍牣獯景⁴獕牥䐠瑡㩡慓敶⁤瑁慴档敭瑮㩳塗楷摮睯⹳硴t">WXwindows.txt</text:a></text:span></text:p>
          </table:table-cell>
          <table:table-cell table:number-columns-repeated="1017"/>
        </table:table-row>
        <table:table-row table:style-name="ro1">
          <table:table-cell table:style-name="ce2" office:value-type="string">
            <text:p>X.Net License</text:p>
          </table:table-cell>
          <table:table-cell table:style-name="ce2" office:value-type="string">
            <text:p>Xnet</text:p>
          </table:table-cell>
          <table:table-cell table:style-name="ce6" office:value-type="string">
            <text:p><text:span text:style-name="T1"><text:a xlink:href="http://www.opensource.org/licenses/xnet">http://www.opensource.org/licenses/xnet</text:a></text:span></text:p>
          </table:table-cell>
          <table:table-cell table:style-name="ce2" office:value-type="string">
            <text:p>This License has been voluntarily deprecated by its author.</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湘瑥琮瑸㨀⸮䰺扩慲祲䌺捡敨㩳灁䑰瑡㩡潌慣㩬楍牣獯景㩴楗摮睯㩳敔灭牯牡⁹湉整湲瑥䘠汩獥䐺捯浵湥獴䴺捩潲潳瑦唠敳⁲慄慴区癡摥䄠瑴捡浨湥獴堺敮⹴硴t">Xnet.txt</text:a></text:span></text:p>
          </table:table-cell>
          <table:table-cell table:number-columns-repeated="1017"/>
        </table:table-row>
        <table:table-row table:style-name="ro1">
          <table:table-cell table:style-name="ce2" office:value-type="string">
            <text:p>XFree86 License 1.1</text:p>
          </table:table-cell>
          <table:table-cell table:style-name="ce2" office:value-type="string">
            <text:p>XFree86-1.1</text:p>
          </table:table-cell>
          <table:table-cell table:style-name="ce6" office:value-type="string">
            <text:p><text:span text:style-name="T1"><text:a xlink:href="http://www.xfree86.org/current/LICENSE4.html">http://www.xfree86.org/current/LICENSE4.html</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䙘敲㡥ⴶ⸱⸱硴t⸺㨮楌牢牡㩹慃档獥䄺灰慄慴䰺捯污䴺捩潲潳瑦场湩潤獷吺浥潰慲祲䤠瑮牥敮⁴楆敬㩳潄畣敭瑮㩳楍牣獯景⁴獕牥䐠瑡㩡慓敶⁤瑁慴档敭瑮㩳䙘敲㡥ⴶ⸱⸱硴t">XFree86-1.1.txt</text:a></text:span></text:p>
          </table:table-cell>
          <table:table-cell table:number-columns-repeated="1017"/>
        </table:table-row>
        <table:table-row table:style-name="ro1">
          <table:table-cell table:style-name="ce2" office:value-type="string">
            <text:p>Yahoo! Public License v1.0</text:p>
          </table:table-cell>
          <table:table-cell table:style-name="ce2" office:value-type="string">
            <text:p>YPL-1.0</text:p>
          </table:table-cell>
          <table:table-cell table:style-name="ce6" office:value-type="string">
            <text:p>http://www.zimbra.com/license/yahoo_public_license_1.0.html</text:p>
          </table:table-cell>
          <table:table-cell table:style-name="ce10" table:number-columns-repeated="2"/>
          <table:table-cell table:style-name="ce12"/>
          <table:table-cell table:style-name="ce20"/>
          <table:table-cell table:number-columns-repeated="1017"/>
        </table:table-row>
        <table:table-row table:style-name="ro1">
          <table:table-cell table:style-name="ce2" office:value-type="string">
            <text:p>Yahoo! Public License v1.1</text:p>
          </table:table-cell>
          <table:table-cell table:style-name="ce2" office:value-type="string">
            <text:p>YPL-1.1</text:p>
          </table:table-cell>
          <table:table-cell table:style-name="ce6" office:value-type="string">
            <text:p><text:span text:style-name="T1"><text:a xlink:href="http://www.zimbra.com/license/yahoo_public_license_1.1.html">http://www.zimbra.com/license/yahoo_public_license_1.1.html</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偙ⵌ⸱⸱硴t⸺㨮楌牢牡㩹慃档獥䄺灰慄慴䰺捯污䴺捩潲潳瑦场湩潤獷吺浥潰慲祲䤠瑮牥敮⁴楆敬㩳潄畣敭瑮㩳楍牣獯景⁴獕牥䐠瑡㩡慓敶⁤瑁慴档敭瑮㩳偙ⵌ⸱⸱硴t">YPL-1.1.txt</text:a></text:span></text:p>
          </table:table-cell>
          <table:table-cell table:number-columns-repeated="1017"/>
        </table:table-row>
        <table:table-row table:style-name="ro1">
          <table:table-cell table:style-name="ce2" office:value-type="string">
            <text:p>Zimbra Public License v1.3</text:p>
          </table:table-cell>
          <table:table-cell table:style-name="ce2" office:value-type="string">
            <text:p>Zimbra-1.3</text:p>
          </table:table-cell>
          <table:table-cell table:style-name="ce6" office:value-type="string">
            <text:p><text:span text:style-name="T1"><text:a xlink:href="http://www.zimbra.com/license/zimbra-public-license-1-3.html">http://www.zimbra.com/license/zimbra-public-license-1-3.html</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楚扭慲ㄭ㌮琮瑸㨀⸮䰺扩慲祲䌺捡敨㩳灁䑰瑡㩡潌慣㩬楍牣獯景㩴楗摮睯㩳敔灭牯牡⁹湉整湲瑥䘠汩獥䐺捯浵湥獴䴺捩潲潳瑦唠敳⁲慄慴区癡摥䄠瑴捡浨湥獴娺浩牢ⵡ⸱⸳硴t">Zimbra-1.3.txt</text:a></text:span></text:p>
          </table:table-cell>
          <table:table-cell table:number-columns-repeated="1017"/>
        </table:table-row>
        <table:table-row table:style-name="ro1">
          <table:table-cell table:style-name="ce2" office:value-type="string">
            <text:p>zlib License</text:p>
          </table:table-cell>
          <table:table-cell table:style-name="ce2" office:value-type="string">
            <text:p>Zlib</text:p>
          </table:table-cell>
          <table:table-cell table:style-name="ce5" office:value-type="string">
            <text:p>http://www.zlib.net/zlib_license.html</text:p>
            <text:p>http://www.opensource.org/licenses/Zlib</text:p>
          </table:table-cell>
          <table:table-cell table:style-name="ce10"/>
          <table:table-cell table:style-name="ce10"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汚扩琮瑸㨀⸮䰺扩慲祲䌺捡敨㩳灁䑰瑡㩡潌慣㩬楍牣獯景㩴楗摮睯㩳敔灭牯牡⁹湉整湲瑥䘠汩獥䐺捯浵湥獴䴺捩潲潳瑦唠敳⁲慄慴区癡摥䄠瑴捡浨湥獴娺楬⹢硴t">Zlib.txt</text:a></text:span></text:p>
          </table:table-cell>
          <table:table-cell table:number-columns-repeated="1017"/>
        </table:table-row>
        <table:table-row table:style-name="ro1">
          <table:table-cell table:style-name="ce2" office:value-type="string">
            <text:p>Zope Public License 1.1</text:p>
          </table:table-cell>
          <table:table-cell table:style-name="ce2" office:value-type="string">
            <text:p>ZPL-1.1</text:p>
          </table:table-cell>
          <table:table-cell table:style-name="ce6" office:value-type="string">
            <text:p><text:span text:style-name="T1"><text:a xlink:href="http://old.zope.org/Resources/License/ZPL-1.1">http://old.zope.org/Resources/License/ZPL-1.1</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做ⵌ⸱⸱硴t⸺㨮楌牢牡㩹慃档獥䄺灰慄慴䰺捯污䴺捩潲潳瑦场湩潤獷吺浥潰慲祲䤠瑮牥敮⁴楆敬㩳潄畣敭瑮㩳楍牣獯景⁴獕牥䐠瑡㩡慓敶⁤瑁慴档敭瑮㩳做ⵌ⸱⸱硴t">ZPL-1.1.txt</text:a></text:span></text:p>
          </table:table-cell>
          <table:table-cell table:number-columns-repeated="1017"/>
        </table:table-row>
        <table:table-row table:style-name="ro1">
          <table:table-cell table:style-name="ce2" office:value-type="string">
            <text:p>Zope Public License 2.0</text:p>
          </table:table-cell>
          <table:table-cell table:style-name="ce2" office:value-type="string">
            <text:p>ZPL-2.0</text:p>
          </table:table-cell>
          <table:table-cell table:style-name="ce6" office:value-type="string">
            <text:p>http://old.zope.org/Resources/License/ZPL-2.0</text:p>
            <text:p>http://www.opensource.org/licenses/zpl.php</text:p>
          </table:table-cell>
          <table:table-cell table:style-name="ce10"/>
          <table:table-cell table:style-name="ce10"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做ⵌ⸲⸰硴t⸺㨮楌牢牡㩹慃档獥䄺灰慄慴䰺捯污䴺捩潲潳瑦场湩潤獷吺浥潰慲祲䤠瑮牥敮⁴楆敬㩳潄畣敭瑮㩳楍牣獯景⁴獕牥䐠瑡㩡慓敶⁤瑁慴档敭瑮㩳做ⵌ⸲⸰硴t">ZPL-2.0.txt</text:a></text:span></text:p>
          </table:table-cell>
          <table:table-cell table:number-columns-repeated="1017"/>
        </table:table-row>
        <table:table-row table:style-name="ro1">
          <table:table-cell table:style-name="ce2" office:value-type="string">
            <text:p>Zope Public License 2.1</text:p>
          </table:table-cell>
          <table:table-cell table:style-name="ce2" office:value-type="string">
            <text:p>ZPL-2.1</text:p>
          </table:table-cell>
          <table:table-cell table:style-name="ce5" office:value-type="string">
            <text:p>http://old.zope.org/Resources/ZPL/</text:p>
          </table:table-cell>
          <table:table-cell table:style-name="ce10" office:value-type="string">
            <text:p>This is a generic version of the ZPL 2.0 license</text:p>
          </table:table-cell>
          <table:table-cell table:style-name="ce10"/>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做ⵌ⸲⸱硴t⸺㨮楌牢牡㩹慃档獥䄺灰慄慴䰺捯污䴺捩潲潳瑦场湩潤獷吺浥潰慲祲䤠瑮牥敮⁴楆敬㩳潄畣敭瑮㩳楍牣獯景⁴獕牥䐠瑡㩡慓敶⁤瑁慴档敭瑮㩳做ⵌ⸲⸱硴t">ZPL-2.1.txt</text:a></text:span></text:p>
          </table:table-cell>
          <table:table-cell table:number-columns-repeated="1017"/>
        </table:table-row>
        <table:table-row table:style-name="ro1" table:number-rows-repeated="1048407">
          <table:table-cell table:number-columns-repeated="1024"/>
        </table:table-row>
        <table:table-row table:style-name="ro1">
          <table:table-cell table:number-columns-repeated="1024"/>
        </table:table-row>
      </table:table>
      <table:table table:name="FSF" table:style-name="ta2" table:print="false">
        <office:forms form:automatic-focus="false" form:apply-design-mode="false"/>
        <table:table-column table:style-name="co10" table:default-cell-style-name="ce27"/>
        <table:table-column table:style-name="co11" table:default-cell-style-name="ce27"/>
        <table:table-column table:style-name="co12" table:default-cell-style-name="ce27"/>
        <table:table-column table:style-name="co12" table:default-cell-style-name="ce32"/>
        <table:table-column table:style-name="co13" table:default-cell-style-name="ce32"/>
        <table:table-column table:style-name="co14" table:default-cell-style-name="ce27"/>
        <table:table-column table:style-name="co15" table:default-cell-style-name="ce27"/>
        <table:table-column table:style-name="co16" table:number-columns-repeated="2" table:default-cell-style-name="ce27"/>
        <table:table-column table:style-name="co17" table:default-cell-style-name="ce27"/>
        <table:table-column table:style-name="co18" table:number-columns-repeated="246" table:default-cell-style-name="ce27"/>
        <table:table-column table:style-name="co9" table:number-columns-repeated="768" table:default-cell-style-name="Default"/>
        <table:table-row table:style-name="ro2">
          <table:table-cell table:style-name="ce24" office:value-type="string">
            <text:p>FSF license list from : http://www.gnu.org/licenses/license-list.html</text:p>
          </table:table-cell>
          <table:table-cell table:style-name="ce24" office:value-type="string">
            <text:p>on SPDX List?</text:p>
          </table:table-cell>
          <table:table-cell table:style-name="ce24" office:value-type="string">
            <text:p>url for license</text:p>
          </table:table-cell>
          <table:table-cell table:style-name="ce24" office:value-type="string">
            <text:p>suggested license name</text:p>
          </table:table-cell>
          <table:table-cell table:style-name="ce24" office:value-type="string">
            <text:p>Suggested short identifier</text:p>
          </table:table-cell>
          <table:table-cell table:style-name="ce24" office:value-type="string">
            <text:p>Jilayne's two cents</text:p>
          </table:table-cell>
          <table:table-cell table:style-name="ce24" office:value-type="string">
            <text:p>notes on short identifier / check against Fedora</text:p>
          </table:table-cell>
          <table:table-cell table:style-name="ce24" office:value-type="string">
            <text:p>8/8 and 8/22 legal call - to add or not add?</text:p>
          </table:table-cell>
          <table:table-cell table:style-name="ce24" office:value-type="string">
            <text:p>Notes/Rationale for "no"/Things to research further</text:p>
          </table:table-cell>
          <table:table-cell table:style-name="ce24" office:value-type="string">
            <text:p>follow-up for research needed</text:p>
          </table:table-cell>
          <table:table-cell table:style-name="ce24" table:number-columns-repeated="1014"/>
        </table:table-row>
        <table:table-row table:style-name="ro2">
          <table:table-cell table:style-name="ce25" office:value-type="string">
            <text:p>Cryptix General License (#CryptixGeneralLicense)</text:p>
          </table:table-cell>
          <table:table-cell table:style-name="ce25" office:value-type="string">
            <text:p>add? <text:s/>actually a BSD 2-clause w/Cryptix name in disclaimer</text:p>
          </table:table-cell>
          <table:table-cell table:style-name="ce25" office:value-type="string">
            <text:p><text:s/>http://www.cryptix.org/LICENSE.TXT</text:p>
          </table:table-cell>
          <table:table-cell table:style-name="ce25" table:number-columns-repeated="4"/>
          <table:table-cell table:style-name="ce26" office:value-type="string">
            <text:p>no - already have BSD 2-clase, will match to template as per matching guidelines</text:p>
          </table:table-cell>
          <table:table-cell table:style-name="ce26" table:number-columns-repeated="1016"/>
        </table:table-row>
        <table:table-row table:style-name="ro3">
          <table:table-cell table:style-name="ce25" office:value-type="string">
            <text:p>Expat License (#Expat)</text:p>
          </table:table-cell>
          <table:table-cell table:style-name="ce25" office:value-type="string">
            <text:p>really a MIT license</text:p>
          </table:table-cell>
          <table:table-cell table:style-name="ce25" office:value-type="string">
            <text:p>MIT license</text:p>
          </table:table-cell>
          <table:table-cell table:style-name="ce25" table:number-columns-repeated="4"/>
          <table:table-cell table:style-name="ce26" office:value-type="string">
            <text:p>already on list</text:p>
          </table:table-cell>
          <table:table-cell table:style-name="ce26" table:number-columns-repeated="1016"/>
        </table:table-row>
        <table:table-row table:style-name="ro4">
          <table:table-cell table:style-name="ce25" office:value-type="string">
            <text:p>The JSON License (#JSON)</text:p>
          </table:table-cell>
          <table:table-cell table:style-name="ce25" office:value-type="string">
            <text:p>Add? (basically an MIT license with additional line about using the software for good not evil)</text:p>
          </table:table-cell>
          <table:table-cell table:style-name="ce25" office:value-type="string">
            <text:p>http://www.json.org/license.html</text:p>
          </table:table-cell>
          <table:table-cell table:style-name="ce25" office:value-type="string">
            <text:p>JSON License</text:p>
          </table:table-cell>
          <table:table-cell table:style-name="ce25" office:value-type="string">
            <text:p>JSON</text:p>
          </table:table-cell>
          <table:table-cell table:style-name="ce25" office:value-type="string">
            <text:p>I would add. Have seen it in the "wild."</text:p>
          </table:table-cell>
          <table:table-cell table:style-name="ce25"/>
          <table:table-cell table:style-name="ce26" office:value-type="string">
            <text:p>yes </text:p>
          </table:table-cell>
          <table:table-cell table:style-name="ce26" office:value-type="string">
            <text:p>project named license, that is also used for other projects on ocassion </text:p>
          </table:table-cell>
          <table:table-cell table:style-name="ce26" table:number-columns-repeated="1015"/>
        </table:table-row>
        <table:table-row table:style-name="ro5">
          <table:table-cell table:style-name="ce25" office:value-type="string">
            <text:p>Aladdin Free Public License (#Aladdin)</text:p>
          </table:table-cell>
          <table:table-cell table:style-name="ce25" office:value-type="string">
            <text:p>add?</text:p>
          </table:table-cell>
          <table:table-cell table:style-name="ce28" office:value-type="string">
            <text:p><text:span text:style-name="T3"><text:a xlink:href="http://pages.cs.wisc.edu/~ghost/doc/AFPL/6.01/Public.htm">http://pages.cs.wisc.edu/~ghost/doc/AFPL/6.01/Public.htm</text:a></text:span></text:p>
          </table:table-cell>
          <table:table-cell table:style-name="ce30" office:value-type="string">
            <text:p>Aladdin Free Public License</text:p>
          </table:table-cell>
          <table:table-cell table:style-name="ce30" office:value-type="string">
            <text:p>Aladdin</text:p>
          </table:table-cell>
          <table:table-cell table:style-name="ce25" office:value-type="string">
            <text:p>I would add. Have seen it in the "wild."</text:p>
          </table:table-cell>
          <table:table-cell table:style-name="ce25"/>
          <table:table-cell table:style-name="ce26" office:value-type="string">
            <text:p>yes</text:p>
          </table:table-cell>
          <table:table-cell table:style-name="ce26" office:value-type="string">
            <text:p>check Debian list re: naming and short identifier</text:p>
          </table:table-cell>
          <table:table-cell table:style-name="ce26" table:number-columns-repeated="1015"/>
        </table:table-row>
        <table:table-row table:style-name="ro6">
          <table:table-cell table:style-name="ce25" office:value-type="string">
            <text:p>Condor Public License (#Condor)</text:p>
          </table:table-cell>
          <table:table-cell table:style-name="ce25" office:value-type="string">
            <text:p>add?</text:p>
          </table:table-cell>
          <table:table-cell table:style-name="ce25" office:value-type="string">
            <text:p>http://research.cs.wisc.edu/condor/license.html#condor</text:p>
          </table:table-cell>
          <table:table-cell table:style-name="ce25" office:value-type="string">
            <text:p>Condor Public License v1.1</text:p>
          </table:table-cell>
          <table:table-cell table:style-name="ce25" office:value-type="string">
            <text:p>Condor-1.1</text:p>
          </table:table-cell>
          <table:table-cell table:style-name="ce25" office:value-type="string">
            <text:p>I would add. Have seen it in the "wild."</text:p>
          </table:table-cell>
          <table:table-cell table:style-name="ce25" office:value-type="string">
            <text:p>Fedora uses "Condor" with no version number - do we need version number here?</text:p>
          </table:table-cell>
          <table:table-cell table:style-name="ce26" office:value-type="string">
            <text:p>yes</text:p>
          </table:table-cell>
          <table:table-cell table:style-name="ce26" office:value-type="string">
            <text:p>further research needed on versions issue (do we need version number in short identifier? Are there other versions and if so, then add as well)</text:p>
          </table:table-cell>
          <table:table-cell table:style-name="ce26" table:number-columns-repeated="1015"/>
        </table:table-row>
        <table:table-row table:style-name="ro5">
          <table:table-cell table:style-name="ce25" office:value-type="string">
            <text:p>Freetype Project License (#freetype)</text:p>
          </table:table-cell>
          <table:table-cell table:style-name="ce25" office:value-type="string">
            <text:p>add?</text:p>
          </table:table-cell>
          <table:table-cell table:style-name="ce25" office:value-type="string">
            <text:p>http://freetype.fis.uniroma2.it/FTL.TXT</text:p>
          </table:table-cell>
          <table:table-cell table:style-name="ce25" office:value-type="string">
            <text:p>Freetype Project License</text:p>
          </table:table-cell>
          <table:table-cell table:style-name="ce25" office:value-type="string">
            <text:p>FTL</text:p>
          </table:table-cell>
          <table:table-cell table:style-name="ce25" office:value-type="string">
            <text:p>I would add. Have seen it in the "wild."</text:p>
          </table:table-cell>
          <table:table-cell table:style-name="ce25" office:value-type="string">
            <text:p>Fedora already uses this short identifier</text:p>
          </table:table-cell>
          <table:table-cell table:style-name="ce26" office:value-type="string">
            <text:p>yes</text:p>
          </table:table-cell>
          <table:table-cell table:style-name="ce26" office:value-type="string">
            <text:p>check Debian list re: naming and short identifier</text:p>
          </table:table-cell>
          <table:table-cell table:style-name="ce26" table:number-columns-repeated="1015"/>
        </table:table-row>
        <table:table-row table:style-name="ro4">
          <table:table-cell table:style-name="ce25" office:value-type="string">
            <text:p>GPL for Computer Programs of the Public Administration (#GPL-PA)</text:p>
          </table:table-cell>
          <table:table-cell table:style-name="ce25" office:value-type="string">
            <text:p>add?</text:p>
          </table:table-cell>
          <table:table-cell table:style-name="ce25" office:value-type="string">
            <text:p>http://www.celepar.pr.gov.br/modules/conteudo/conteudo.php?conteudo=69</text:p>
          </table:table-cell>
          <table:table-cell table:style-name="ce25" table:number-columns-repeated="4"/>
          <table:table-cell table:style-name="ce26" office:value-type="string">
            <text:p>no</text:p>
          </table:table-cell>
          <table:table-cell table:style-name="ce26" office:value-type="string">
            <text:p>no one had heard of it</text:p>
          </table:table-cell>
          <table:table-cell table:style-name="ce26" table:number-columns-repeated="1015"/>
        </table:table-row>
        <table:table-row table:style-name="ro4">
          <table:table-cell table:style-name="ce25" office:value-type="string">
            <text:p>Hacktivismo Enhanced-Source Software License Agreement (HESSLA) (#HESSLA)</text:p>
          </table:table-cell>
          <table:table-cell table:style-name="ce25" office:value-type="string">
            <text:p>add?</text:p>
          </table:table-cell>
          <table:table-cell table:style-name="ce25" office:value-type="string">
            <text:p>http://www.hacktivismo.com/about/hessla.php</text:p>
          </table:table-cell>
          <table:table-cell table:style-name="ce25"/>
          <table:table-cell table:style-name="ce25" office:value-type="string">
            <text:p>HESSLA</text:p>
          </table:table-cell>
          <table:table-cell table:style-name="ce25" table:number-columns-repeated="2"/>
          <table:table-cell table:style-name="ce26" office:value-type="string">
            <text:p>no</text:p>
          </table:table-cell>
          <table:table-cell table:style-name="ce26" office:value-type="string">
            <text:p>no one has seen it in the wild</text:p>
          </table:table-cell>
          <table:table-cell table:style-name="ce26" table:number-columns-repeated="1015"/>
        </table:table-row>
        <table:table-row table:style-name="ro2">
          <table:table-cell table:style-name="ce25" office:value-type="string">
            <text:p>Independent JPEG Group License (#ijg)</text:p>
          </table:table-cell>
          <table:table-cell table:style-name="ce25" office:value-type="string">
            <text:p>add?</text:p>
          </table:table-cell>
          <table:table-cell table:style-name="ce25" office:value-type="string">
            <text:p>http://dev.w3.org/cvsweb/Amaya/libjpeg/Attic/README?rev=1.2</text:p>
          </table:table-cell>
          <table:table-cell table:style-name="ce25" office:value-type="string">
            <text:p>Independent JPEG Group License</text:p>
          </table:table-cell>
          <table:table-cell table:style-name="ce25" office:value-type="string">
            <text:p>IJG</text:p>
          </table:table-cell>
          <table:table-cell table:style-name="ce25" office:value-type="string">
            <text:p>I would add. Have seen it in the "wild."</text:p>
          </table:table-cell>
          <table:table-cell table:style-name="ce25" office:value-type="string">
            <text:p>Fedora already uses this short identifier</text:p>
          </table:table-cell>
          <table:table-cell table:style-name="ce26" office:value-type="string">
            <text:p>yes</text:p>
          </table:table-cell>
          <table:table-cell table:style-name="ce26" office:value-type="string">
            <text:p>check Debian list re: naming and short identifier</text:p>
          </table:table-cell>
          <table:table-cell table:style-name="ce26" table:number-columns-repeated="1015"/>
        </table:table-row>
        <table:table-row table:style-name="ro2">
          <table:table-cell table:style-name="ce25" office:value-type="string">
            <text:p>LaTeX Project Public License 1.3a (#LPPL-1.3a)</text:p>
          </table:table-cell>
          <table:table-cell table:style-name="ce25" office:value-type="string">
            <text:p>add?</text:p>
          </table:table-cell>
          <table:table-cell table:style-name="ce25" office:value-type="string">
            <text:p>http://www.latex-project.org/lppl/lppl-1-3a.txt</text:p>
          </table:table-cell>
          <table:table-cell table:style-name="ce25" office:value-type="string">
            <text:p>LaTeX Project Public License 1.3a </text:p>
          </table:table-cell>
          <table:table-cell table:style-name="ce25" office:value-type="string">
            <text:p>LPPL-1.3a</text:p>
          </table:table-cell>
          <table:table-cell table:style-name="ce25" office:value-type="string">
            <text:p>I would add, we have all the other versions, must have missed this one.</text:p>
          </table:table-cell>
          <table:table-cell table:style-name="ce25"/>
          <table:table-cell table:style-name="ce26" office:value-type="string">
            <text:p>yes</text:p>
          </table:table-cell>
          <table:table-cell table:style-name="ce26" table:number-columns-repeated="1016"/>
        </table:table-row>
        <table:table-row table:style-name="ro7">
          <table:table-cell table:style-name="ce25" office:value-type="string">
            <text:p>Netscape Public License (NPL), versions 1.0 and 1.1 (#NPL)</text:p>
          </table:table-cell>
          <table:table-cell table:style-name="ce25" office:value-type="string">
            <text:p>Add? <text:s/></text:p>
          </table:table-cell>
          <table:table-cell table:style-name="ce25" office:value-type="string">
            <text:p>http://www.mozilla.org/MPL/NPL/1.1/</text:p>
          </table:table-cell>
          <table:table-cell table:style-name="ce25" office:value-type="string">
            <text:p>Netscape Public License v1.0</text:p>
          </table:table-cell>
          <table:table-cell table:style-name="ce25" office:value-type="string">
            <text:p>Netscape-1.0</text:p>
          </table:table-cell>
          <table:table-cell table:style-name="ce25" office:value-type="string">
            <text:p>I would add. Have seen it in the "wild" and we have other versions.</text:p>
          </table:table-cell>
          <table:table-cell table:style-name="ce25" office:value-type="string">
            <text:p>Fedora uses "Netscape" for short identifier without version number; only has link to this versino</text:p>
          </table:table-cell>
          <table:table-cell table:style-name="ce26" office:value-type="string">
            <text:p>yes</text:p>
          </table:table-cell>
          <table:table-cell table:style-name="ce26" office:value-type="string">
            <text:p>NPL is common abbreviation, so go with that for short identifier. <text:s/>(but check Debian too)</text:p>
          </table:table-cell>
          <table:table-cell table:style-name="ce26" table:number-columns-repeated="1015"/>
        </table:table-row>
        <table:table-row table:style-name="ro4">
          <table:table-cell table:style-name="ce25" office:value-type="string">
            <text:p>Netscape Public License (NPL), versions 1.0 and 1.1 (#NPL)</text:p>
          </table:table-cell>
          <table:table-cell table:style-name="ce25" office:value-type="string">
            <text:p>Add?</text:p>
          </table:table-cell>
          <table:table-cell table:style-name="ce25" office:value-type="string">
            <text:p>http://www.mozilla.org/MPL/NPL/1.0/</text:p>
          </table:table-cell>
          <table:table-cell table:style-name="ce25" office:value-type="string">
            <text:p>Netscape Public License v1.1</text:p>
          </table:table-cell>
          <table:table-cell table:style-name="ce25" office:value-type="string">
            <text:p>Netscape-1.1</text:p>
          </table:table-cell>
          <table:table-cell table:style-name="ce25" office:value-type="string">
            <text:p>I would add. Have seen it in the "wild" and we have other versions.</text:p>
          </table:table-cell>
          <table:table-cell table:style-name="ce25" office:value-type="string">
            <text:p>Fedora doesn't appear to have v1.1</text:p>
          </table:table-cell>
          <table:table-cell table:style-name="ce26" office:value-type="string">
            <text:p>yes</text:p>
          </table:table-cell>
          <table:table-cell table:style-name="ce26" office:value-type="string">
            <text:p>NPL is common abbreviation, so go with that for short identifier. <text:s/>(but check Debian too)</text:p>
          </table:table-cell>
          <table:table-cell table:style-name="ce26" table:number-columns-repeated="1015"/>
        </table:table-row>
        <table:table-row table:style-name="ro6">
          <table:table-cell table:style-name="ce25" office:value-type="string">
            <text:p>Jabber Open Source License, Version 1.0 (#josl)</text:p>
          </table:table-cell>
          <table:table-cell table:style-name="ce25" office:value-type="string">
            <text:p>Add? <text:s/>Author no longer uses or suggests use (OSI approved): specific to Jabber</text:p>
          </table:table-cell>
          <table:table-cell table:style-name="ce25" office:value-type="string">
            <text:p>http://www.opensource.org/licenses/jabberpl</text:p>
          </table:table-cell>
          <table:table-cell table:style-name="ce25" office:value-type="string">
            <text:p>Jabber Open Source License v1.0</text:p>
          </table:table-cell>
          <table:table-cell table:style-name="ce25" office:value-type="string">
            <text:p>Jabber</text:p>
          </table:table-cell>
          <table:table-cell table:style-name="ce25" office:value-type="string">
            <text:p>I would add. Have seen it in the "wild" and is OSI approved (even if old)</text:p>
          </table:table-cell>
          <table:table-cell table:style-name="ce25" office:value-type="string">
            <text:p>Fedora already uses this short identifier</text:p>
          </table:table-cell>
          <table:table-cell table:style-name="ce26" office:value-type="string">
            <text:p>yes</text:p>
          </table:table-cell>
          <table:table-cell table:style-name="ce26" office:value-type="string">
            <text:p>further research needed on versions issue (do we need version number in short identifier? Are there other versions and if so, then add as well)</text:p>
          </table:table-cell>
          <table:table-cell table:style-name="ce26" table:number-columns-repeated="1015"/>
        </table:table-row>
        <table:table-row table:style-name="ro6">
          <table:table-cell table:style-name="ce25" office:value-type="string">
            <text:p>Phorum License, Version 2.0 (#Phorum)</text:p>
          </table:table-cell>
          <table:table-cell table:style-name="ce25" office:value-type="string">
            <text:p>Add? <text:s/>Based on Apache 1.1</text:p>
          </table:table-cell>
          <table:table-cell table:style-name="ce25" office:value-type="string">
            <text:p>http://www.phorum.org/license.txt</text:p>
          </table:table-cell>
          <table:table-cell table:style-name="ce25" table:number-columns-repeated="2"/>
          <table:table-cell table:style-name="ce25" office:value-type="string">
            <text:p>this is essentially a "vanity" Apache 1.1 - should be accomodated via the matching guidelines and then would be matched to Apache 1.1</text:p>
          </table:table-cell>
          <table:table-cell table:style-name="ce25" office:value-type="string">
            <text:p>on Fedora as separate license</text:p>
          </table:table-cell>
          <table:table-cell table:style-name="ce26" office:value-type="string">
            <text:p>no</text:p>
          </table:table-cell>
          <table:table-cell table:style-name="ce26" office:value-type="string">
            <text:p>already have Apache 1.1; will match based on matching guidelines</text:p>
          </table:table-cell>
          <table:table-cell table:style-name="ce26" table:number-columns-repeated="1015"/>
        </table:table-row>
        <table:table-row table:style-name="ro6">
          <table:table-cell table:style-name="ce25" office:value-type="string">
            <text:p>Zend License, Version 2.0 (#Zend)</text:p>
          </table:table-cell>
          <table:table-cell table:style-name="ce25" office:value-type="string">
            <text:p>Add? <text:s/>Based on BSD original license…advertising clause, etc.</text:p>
          </table:table-cell>
          <table:table-cell table:style-name="ce25" office:value-type="string">
            <text:p>http://www.zend.com/license/2_00.txt</text:p>
          </table:table-cell>
          <table:table-cell table:style-name="ce25" office:value-type="string">
            <text:p>Zend Engine License v2.0</text:p>
          </table:table-cell>
          <table:table-cell table:style-name="ce25" office:value-type="string">
            <text:p>Zend-2.0</text:p>
          </table:table-cell>
          <table:table-cell table:style-name="ce25" office:value-type="string">
            <text:p>I would add. Have seen it in the "wild."</text:p>
          </table:table-cell>
          <table:table-cell table:style-name="ce25" office:value-type="string">
            <text:p>Fedora uses "Zend" with no version number - do we need version number here?</text:p>
          </table:table-cell>
          <table:table-cell table:style-name="ce26" office:value-type="string">
            <text:p>yes</text:p>
          </table:table-cell>
          <table:table-cell table:style-name="ce26" office:value-type="string">
            <text:p>further research needed on versions issue (do we need version number in short identifier? Are there other versions and if so, then add as well)</text:p>
          </table:table-cell>
          <table:table-cell table:style-name="ce26" table:number-columns-repeated="1015"/>
        </table:table-row>
        <table:table-row table:style-name="ro2">
          <table:table-cell table:style-name="ce25" office:value-type="string">
            <text:p>Netizen Open Source License (NOSL), Version 1.0 (#NOSL)</text:p>
          </table:table-cell>
          <table:table-cell table:style-name="ce25" office:value-type="string">
            <text:p>Add? <text:s/>Based on the MPL1.1</text:p>
          </table:table-cell>
          <table:table-cell table:style-name="ce25" office:value-type="string">
            <text:p>http://bits.netizen.com.au/licenses/NOSL/nosl.txt</text:p>
          </table:table-cell>
          <table:table-cell table:style-name="ce25" office:value-type="string">
            <text:p>Netizen Open Source License</text:p>
          </table:table-cell>
          <table:table-cell table:style-name="ce25" office:value-type="string">
            <text:p>NOSL</text:p>
          </table:table-cell>
          <table:table-cell table:style-name="ce25" office:value-type="string">
            <text:p>I would add. <text:s/>Also on Fedora</text:p>
          </table:table-cell>
          <table:table-cell table:style-name="ce25" office:value-type="string">
            <text:p>Fedora already uses this short identifier</text:p>
          </table:table-cell>
          <table:table-cell table:style-name="ce26" office:value-type="string">
            <text:p>?</text:p>
          </table:table-cell>
          <table:table-cell table:style-name="ce26" office:value-type="string">
            <text:p>make sure it's really different than MPL 1.1</text:p>
          </table:table-cell>
          <table:table-cell table:style-name="ce26" table:number-columns-repeated="1015"/>
        </table:table-row>
        <table:table-row table:style-name="ro6">
          <table:table-cell table:style-name="ce25" office:value-type="string">
            <text:p>SGI Free Software License B, version 2.0 (#SGIFreeB)</text:p>
          </table:table-cell>
          <table:table-cell table:style-name="ce25" office:value-type="string">
            <text:p>Add? <text:s/>Based on X11 license</text:p>
          </table:table-cell>
          <table:table-cell table:style-name="ce25" office:value-type="string">
            <text:p>http://oss.sgi.com/projects/FreeB/SGIFreeSWLicB.2.0.pdf</text:p>
          </table:table-cell>
          <table:table-cell table:style-name="ce25" table:number-columns-repeated="2"/>
          <table:table-cell table:style-name="ce25" office:value-type="string">
            <text:p>MIT plus some additional bits. There are other versions of this license as well, so we should add all of them, probably</text:p>
          </table:table-cell>
          <table:table-cell table:style-name="ce25" office:value-type="string">
            <text:p>Fedora refers to this as "MIT"</text:p>
          </table:table-cell>
          <table:table-cell table:style-name="ce26" office:value-type="string">
            <text:p>yes</text:p>
          </table:table-cell>
          <table:table-cell table:style-name="ce26" office:value-type="string">
            <text:p>further research needed on versions issue (do we need version number in short identifier? Are there other versions and if so, then add as well)</text:p>
          </table:table-cell>
          <table:table-cell table:style-name="ce26" table:number-columns-repeated="1015"/>
        </table:table-row>
        <table:table-row table:style-name="ro7">
          <table:table-cell table:style-name="ce25" office:value-type="string">
            <text:p>Open Public License (#OpenPublicL)</text:p>
          </table:table-cell>
          <table:table-cell table:style-name="ce25" office:value-type="string">
            <text:p>Add? <text:s/>FSF indicates not a free license, suggest against adding</text:p>
          </table:table-cell>
          <table:table-cell table:style-name="ce25" office:value-type="string">
            <text:p>https://fedoraproject.org/wiki/Licensing/Open_Public_License</text:p>
          </table:table-cell>
          <table:table-cell table:style-name="ce25" table:number-columns-repeated="2"/>
          <table:table-cell table:style-name="ce25" office:value-type="string">
            <text:p>do we want to go by FSF's view or by what may be found in the wild, even if it's not common or not considered as "free" as other licenses?</text:p>
          </table:table-cell>
          <table:table-cell table:style-name="ce25"/>
          <table:table-cell table:style-name="ce26" office:value-type="string">
            <text:p>yes</text:p>
          </table:table-cell>
          <table:table-cell table:style-name="ce26" office:value-type="string">
            <text:p>check Debian list; need short identifier</text:p>
          </table:table-cell>
          <table:table-cell table:style-name="ce26" table:number-columns-repeated="1015"/>
        </table:table-row>
        <table:table-row table:style-name="ro7">
          <table:table-cell table:style-name="ce25" office:value-type="string">
            <text:p>License of Lha (#Lha)</text:p>
          </table:table-cell>
          <table:table-cell table:style-name="ce25" office:value-type="string">
            <text:p>add? <text:s/>Japanese license with english translation</text:p>
          </table:table-cell>
          <table:table-cell table:style-name="ce25" office:value-type="string">
            <text:p>http://packages.debian.org/changelogs/pool/non-free/l/lha/current/copyright</text:p>
          </table:table-cell>
          <table:table-cell table:style-name="ce25" table:number-columns-repeated="2"/>
          <table:table-cell table:style-name="ce25" office:value-type="string">
            <text:p>?? Never seen it before</text:p>
          </table:table-cell>
          <table:table-cell table:style-name="ce25" office:value-type="string">
            <text:p>on Fedora list as "bad"</text:p>
          </table:table-cell>
          <table:table-cell table:style-name="ce26" office:value-type="string">
            <text:p>no</text:p>
          </table:table-cell>
          <table:table-cell table:style-name="ce26" office:value-type="string">
            <text:p>no one has seen it in the wild</text:p>
          </table:table-cell>
          <table:table-cell table:style-name="ce26" table:number-columns-repeated="1015"/>
        </table:table-row>
        <table:table-row table:style-name="ro4">
          <table:table-cell table:style-name="ce25" office:value-type="string">
            <text:p>License of imlib2 (#imlib)</text:p>
          </table:table-cell>
          <table:table-cell table:style-name="ce25" office:value-type="string">
            <text:p>add? <text:s/>MIT license equivalent with a source code availability requirement added</text:p>
          </table:table-cell>
          <table:table-cell table:style-name="ce25" office:value-type="string">
            <text:p>http://trac.enlightenment.org/e/browser/trunk/imlib2/COPYING</text:p>
          </table:table-cell>
          <table:table-cell table:style-name="ce25"/>
          <table:table-cell table:style-name="ce25" office:value-type="string">
            <text:p>Imlib2</text:p>
          </table:table-cell>
          <table:table-cell table:style-name="ce25" office:value-type="string">
            <text:p>I would add.</text:p>
          </table:table-cell>
          <table:table-cell table:style-name="ce25" office:value-type="string">
            <text:p>Fedora already uses this short identifier</text:p>
          </table:table-cell>
          <table:table-cell table:style-name="ce26" office:value-type="string">
            <text:p>yes</text:p>
          </table:table-cell>
          <table:table-cell table:style-name="ce26" office:value-type="string">
            <text:p>check Debian list re: naming and short identifier</text:p>
          </table:table-cell>
          <table:table-cell table:style-name="ce26" table:number-columns-repeated="1015"/>
        </table:table-row>
        <table:table-row table:style-name="ro4">
          <table:table-cell table:style-name="ce25" office:value-type="string">
            <text:p>The Clear BSD License (#clearbsd)</text:p>
          </table:table-cell>
          <table:table-cell table:style-name="ce25" office:value-type="string">
            <text:p>Add? <text:s/>Modified BSD license with a disclaimer of any patent licenses</text:p>
          </table:table-cell>
          <table:table-cell table:style-name="ce25" office:value-type="string">
            <text:p>http://labs.metacarta.com/license-explanation.html#license</text:p>
          </table:table-cell>
          <table:table-cell table:style-name="ce25"/>
          <table:table-cell table:style-name="ce25" office:value-type="string">
            <text:p>BSD-3-clause-Clear</text:p>
          </table:table-cell>
          <table:table-cell table:style-name="ce25" office:value-type="string">
            <text:p>no opinion</text:p>
          </table:table-cell>
          <table:table-cell table:style-name="ce25" office:value-type="string">
            <text:p>not on Fedora list that I can tell</text:p>
          </table:table-cell>
          <table:table-cell table:style-name="ce26" office:value-type="string">
            <text:p>yes</text:p>
          </table:table-cell>
          <table:table-cell table:style-name="ce26" office:value-type="string">
            <text:p>check Debian list re: naming and short identifier</text:p>
          </table:table-cell>
          <table:table-cell table:style-name="ce26" table:number-columns-repeated="1015"/>
        </table:table-row>
        <table:table-row table:style-name="ro4">
          <table:table-cell table:style-name="ce25" office:value-type="string">
            <text:p>University of Utah Public License (#UtahPublicLicense)</text:p>
          </table:table-cell>
          <table:table-cell table:style-name="ce25" office:value-type="string">
            <text:p>Add? <text:s/>Non free license that does not allow for commercial distribution</text:p>
          </table:table-cell>
          <table:table-cell table:style-name="ce25" office:value-type="string">
            <text:p>http://www.cs.utah.edu/~gk/teem/txt/LICENSE.txt</text:p>
          </table:table-cell>
          <table:table-cell table:style-name="ce25" table:number-columns-repeated="2"/>
          <table:table-cell table:style-name="ce25" office:value-type="string">
            <text:p>no opinion</text:p>
          </table:table-cell>
          <table:table-cell table:style-name="ce25" office:value-type="string">
            <text:p>on Fedora list as "bad"</text:p>
          </table:table-cell>
          <table:table-cell table:style-name="ce26" office:value-type="string">
            <text:p>no</text:p>
          </table:table-cell>
          <table:table-cell table:style-name="ce26" office:value-type="string">
            <text:p>more of a freeware license than open source, as it restricts distribution for any purpose</text:p>
          </table:table-cell>
          <table:table-cell table:style-name="ce26" table:number-columns-repeated="1015"/>
        </table:table-row>
        <table:table-row table:style-name="ro2">
          <table:table-cell table:style-name="ce25" office:value-type="string">
            <text:p>Simple Machines License (#SML)</text:p>
          </table:table-cell>
          <table:table-cell table:style-name="ce25" office:value-type="string">
            <text:p>Add? <text:s/>Not a free license--requires author permission to modify</text:p>
          </table:table-cell>
          <table:table-cell table:style-name="ce25" office:value-type="string">
            <text:p>http://www.simplemachines.org/about/smf/license.php</text:p>
          </table:table-cell>
          <table:table-cell table:style-name="ce25" table:number-columns-repeated="2"/>
          <table:table-cell table:style-name="ce25" office:value-type="string">
            <text:p>no opinion</text:p>
          </table:table-cell>
          <table:table-cell table:style-name="ce25" office:value-type="string">
            <text:p>not on Fedora list that I can tell</text:p>
          </table:table-cell>
          <table:table-cell table:style-name="ce26" office:value-type="string">
            <text:p>no</text:p>
          </table:table-cell>
          <table:table-cell table:style-name="ce26" office:value-type="string">
            <text:p>requires permission for any distribution - not really an open source license</text:p>
          </table:table-cell>
          <table:table-cell table:style-name="ce26" table:number-columns-repeated="1015"/>
        </table:table-row>
        <table:table-row table:style-name="ro5">
          <table:table-cell table:style-name="ce25" office:value-type="string">
            <text:p>Scilab license (#Scilab)</text:p>
          </table:table-cell>
          <table:table-cell table:style-name="ce25" office:value-type="string">
            <text:p>Add? <text:s/>Not currenlty used by Scilab</text:p>
          </table:table-cell>
          <table:table-cell table:style-name="ce25" office:value-type="string">
            <text:p>http://atoms.scilab.org/licenses/17</text:p>
          </table:table-cell>
          <table:table-cell table:style-name="ce25" table:number-columns-repeated="2"/>
          <table:table-cell table:style-name="ce25" office:value-type="string">
            <text:p>no opinion</text:p>
          </table:table-cell>
          <table:table-cell table:style-name="ce25" office:value-type="string">
            <text:p>on Fedora list as "bad"</text:p>
          </table:table-cell>
          <table:table-cell table:style-name="ce26" office:value-type="string">
            <text:p>no</text:p>
          </table:table-cell>
          <table:table-cell table:style-name="ce26" office:value-type="string">
            <text:p>requires permission for commercial distribution</text:p>
          </table:table-cell>
          <table:table-cell table:style-name="ce26" table:number-columns-repeated="1015"/>
        </table:table-row>
        <table:table-row table:style-name="ro2">
          <table:table-cell table:style-name="ce25" office:value-type="string">
            <text:p>Standard ML of New Jersey Copyright License (#StandardMLofNJ)</text:p>
          </table:table-cell>
          <table:table-cell table:style-name="ce25" office:value-type="string">
            <text:p>Add? <text:s/>Simple free license</text:p>
          </table:table-cell>
          <table:table-cell table:style-name="ce25" office:value-type="string">
            <text:p>http://www.smlnj.org//license.html</text:p>
          </table:table-cell>
          <table:table-cell table:style-name="ce25"/>
          <table:table-cell table:style-name="ce25" office:value-type="string">
            <text:p>SMLNJ</text:p>
          </table:table-cell>
          <table:table-cell table:style-name="ce25" office:value-type="string">
            <text:p>no opinion</text:p>
          </table:table-cell>
          <table:table-cell table:style-name="ce25" office:value-type="string">
            <text:p>Fedora refers to this as "MIT"</text:p>
          </table:table-cell>
          <table:table-cell table:style-name="ce26" office:value-type="string">
            <text:p>yes</text:p>
          </table:table-cell>
          <table:table-cell table:style-name="ce26" office:value-type="string">
            <text:p>check Debian list; need short identifier</text:p>
          </table:table-cell>
          <table:table-cell table:style-name="ce26" table:number-columns-repeated="1015"/>
        </table:table-row>
        <table:table-row table:style-name="ro7">
          <table:table-cell table:style-name="ce25" office:value-type="string">
            <text:p>Unicode, Inc. License Agreement for Data Files and Software (#Unicode)</text:p>
          </table:table-cell>
          <table:table-cell table:style-name="ce25" office:value-type="string">
            <text:p>Add? <text:s/>Simple free license</text:p>
          </table:table-cell>
          <table:table-cell table:style-name="ce25" office:value-type="string">
            <text:p>http://www.unicode.org/copyright.html#Exhibit1</text:p>
          </table:table-cell>
          <table:table-cell table:style-name="ce25" office:value-type="string">
            <text:p>Unicode License Agreement for Data Files and Software</text:p>
          </table:table-cell>
          <table:table-cell table:style-name="ce25"/>
          <table:table-cell table:style-name="ce25" office:value-type="string">
            <text:p>I would add.</text:p>
          </table:table-cell>
          <table:table-cell table:style-name="ce25" office:value-type="string">
            <text:p>Fedora uses "UCD" as short identifier, but does not seem to be same license</text:p>
          </table:table-cell>
          <table:table-cell table:style-name="ce26" office:value-type="string">
            <text:p>yes</text:p>
          </table:table-cell>
          <table:table-cell table:style-name="ce26" office:value-type="string">
            <text:p>check Debian list; need short identifier; more research on potentially other Unicode licenses (to help determine short identifier)</text:p>
          </table:table-cell>
          <table:table-cell table:style-name="ce26" table:number-columns-repeated="1015"/>
        </table:table-row>
        <table:table-row table:style-name="ro6">
          <table:table-cell table:style-name="ce25" office:value-type="string">
            <text:p>SystemC "Open Source" License, Version 3.0 (#SystemC-3.0)</text:p>
          </table:table-cell>
          <table:table-cell table:style-name="ce25" office:value-type="string">
            <text:p>Add? <text:s/>Specific license for this project</text:p>
          </table:table-cell>
          <table:table-cell table:style-name="ce25" office:value-type="string">
            <text:p>http://www.accellera.org/about/policies/SystemC_Open_Source_License_3.1.pdf</text:p>
          </table:table-cell>
          <table:table-cell table:style-name="ce25" table:number-columns-repeated="2"/>
          <table:table-cell table:style-name="ce25" office:value-type="string">
            <text:p>no opinion</text:p>
          </table:table-cell>
          <table:table-cell table:style-name="ce25" office:value-type="string">
            <text:p>on Fedora list as "bad"</text:p>
          </table:table-cell>
          <table:table-cell table:style-name="ce26" office:value-type="string">
            <text:p>?</text:p>
          </table:table-cell>
          <table:table-cell table:style-name="ce26" office:value-type="string">
            <text:p>inclined to add, but what to do with the 9 pages of exhibits at the end? Is this necessary? <text:s/>Does this make it not open source? Further thought/discussion needed</text:p>
          </table:table-cell>
          <table:table-cell table:style-name="ce26" table:number-columns-repeated="1015"/>
        </table:table-row>
        <table:table-row table:style-name="ro2">
          <table:table-cell table:style-name="ce25" office:value-type="string">
            <text:p>Sun Industry Standards Source License 1.0 (#SISSL)</text:p>
          </table:table-cell>
          <table:table-cell table:style-name="ce25" office:value-type="string">
            <text:p>Add? <text:s/>Weak copyleft license</text:p>
          </table:table-cell>
          <table:table-cell table:style-name="ce25" office:value-type="string">
            <text:p>http://www.openoffice.org/licenses/sissl_license.html</text:p>
          </table:table-cell>
          <table:table-cell table:style-name="ce25" office:value-type="string">
            <text:p>Sun Industry Standards Source License</text:p>
          </table:table-cell>
          <table:table-cell table:style-name="ce25" office:value-type="string">
            <text:p>SISSL</text:p>
          </table:table-cell>
          <table:table-cell table:style-name="ce25" office:value-type="string">
            <text:p>I would add.</text:p>
          </table:table-cell>
          <table:table-cell table:style-name="ce25" office:value-type="string">
            <text:p>Fedora already uses this short identifier</text:p>
          </table:table-cell>
          <table:table-cell table:style-name="ce26" office:value-type="string">
            <text:p>Yes</text:p>
          </table:table-cell>
          <table:table-cell table:style-name="ce26" table:number-columns-repeated="1016"/>
        </table:table-row>
        <table:table-row table:style-name="ro7">
          <table:table-cell table:style-name="ce25" office:value-type="string">
            <text:p>Intel Open Source License (#intel)</text:p>
          </table:table-cell>
          <table:table-cell table:style-name="ce25" office:value-type="string">
            <text:p>add? (BSD 3-clause with additional export clause at end. <text:s/>Was OSI approved, but not used by Intel anymore)</text:p>
          </table:table-cell>
          <table:table-cell table:style-name="ce25" office:value-type="string">
            <text:p>http://www.opensource.org/licenses/intel-open-source-license.html</text:p>
          </table:table-cell>
          <table:table-cell table:style-name="ce25" office:value-type="string">
            <text:p>Intel Open Source License</text:p>
          </table:table-cell>
          <table:table-cell table:style-name="ce25" office:value-type="string">
            <text:p>Intel</text:p>
          </table:table-cell>
          <table:table-cell table:style-name="ce25" office:value-type="string">
            <text:p>I would add. <text:s/></text:p>
          </table:table-cell>
          <table:table-cell table:style-name="ce25" office:value-type="string">
            <text:p>on Fedora list as deprecated</text:p>
          </table:table-cell>
          <table:table-cell table:style-name="ce26" office:value-type="string">
            <text:p>Yes</text:p>
          </table:table-cell>
          <table:table-cell table:style-name="ce26" office:value-type="string">
            <text:p>check Debian list re: naming and short identifier</text:p>
          </table:table-cell>
          <table:table-cell table:style-name="ce26" table:number-columns-repeated="1015"/>
        </table:table-row>
        <table:table-row table:style-name="ro8">
          <table:table-cell table:style-name="ce25" office:value-type="string">
            <text:p>GNU All-Permissive License (#GNUAllPermissive)</text:p>
          </table:table-cell>
          <table:table-cell table:style-name="ce25" office:value-type="string">
            <text:p>add? (really a license? Has variations)</text:p>
          </table:table-cell>
          <table:table-cell table:style-name="ce29" office:value-type="string">
            <text:p><text:span text:style-name="T1"><text:a xlink:href="http://www.gnu.org/prep/maintain/html_node/License-Notices-for-Other-Files.html">http://www.gnu.org/prep/maintain/html_node/License-Notices-for-Other-Files.html</text:a></text:span></text:p>
          </table:table-cell>
          <table:table-cell table:style-name="ce25" table:number-columns-repeated="2"/>
          <table:table-cell table:style-name="ce25" office:value-type="string">
            <text:p>no opinion</text:p>
          </table:table-cell>
          <table:table-cell table:style-name="ce25"/>
          <table:table-cell table:style-name="ce26" office:value-type="string">
            <text:p>no</text:p>
          </table:table-cell>
          <table:table-cell table:style-name="ce26" office:value-type="string">
            <text:p>is this really a license? More of suggested text by FSF; not specifically maintained. <text:s/>Tend to see a couple versions of this in wild (was modified later where additional sentence was added re: disclaimer)</text:p>
          </table:table-cell>
          <table:table-cell table:style-name="ce26" table:number-columns-repeated="1015"/>
        </table:table-row>
        <table:table-row table:style-name="ro2">
          <table:table-cell table:style-name="ce25" office:value-type="string">
            <text:p>X11 License (#X11License)</text:p>
          </table:table-cell>
          <table:table-cell table:style-name="ce25" office:value-type="string">
            <text:p>Add…MIT license </text:p>
          </table:table-cell>
          <table:table-cell table:style-name="ce25" office:value-type="string">
            <text:p>http://www.xfree86.org/3.3.6/COPYRIGHT2.html#3</text:p>
          </table:table-cell>
          <table:table-cell table:style-name="ce25"/>
          <table:table-cell table:style-name="ce25" office:value-type="string">
            <text:p>X11</text:p>
          </table:table-cell>
          <table:table-cell table:style-name="ce25" office:value-type="string">
            <text:p>MIT with additional clause at end about advertising</text:p>
          </table:table-cell>
          <table:table-cell table:style-name="ce25" office:value-type="string">
            <text:p>Fedora refers to this as "MIT"</text:p>
          </table:table-cell>
          <table:table-cell table:style-name="ce26" office:value-type="string">
            <text:p>yes</text:p>
          </table:table-cell>
          <table:table-cell table:style-name="ce26" table:number-columns-repeated="1016"/>
        </table:table-row>
        <table:table-row table:style-name="ro9">
          <table:table-cell table:style-name="ce25" office:value-type="string">
            <text:p>WTFPL, Version 2 (#WTFPL)</text:p>
          </table:table-cell>
          <table:table-cell table:style-name="ce25" office:value-type="string">
            <text:p>Add…permissive license being used currently</text:p>
          </table:table-cell>
          <table:table-cell table:style-name="ce25" office:value-type="string">
            <text:p>http://sam.zoy.org/wtfpl/COPYING</text:p>
          </table:table-cell>
          <table:table-cell table:style-name="ce25" office:value-type="string">
            <text:p>Do What The F*ck You Want To Public License</text:p>
          </table:table-cell>
          <table:table-cell table:style-name="ce25" office:value-type="string">
            <text:p>WTFPL</text:p>
          </table:table-cell>
          <table:table-cell table:style-name="ce25" office:value-type="string">
            <text:p>I would add</text:p>
          </table:table-cell>
          <table:table-cell table:style-name="ce25" office:value-type="string">
            <text:p>Fedora already uses this short identifier</text:p>
          </table:table-cell>
          <table:table-cell table:style-name="ce26" office:value-type="string">
            <text:p>yes</text:p>
          </table:table-cell>
          <table:table-cell table:style-name="ce26" office:value-type="string">
            <text:p>check Debian list re: naming and short identifier</text:p>
          </table:table-cell>
          <table:table-cell table:style-name="ce26" table:number-columns-repeated="1015"/>
        </table:table-row>
        <table:table-row table:style-name="ro4">
          <table:table-cell table:style-name="ce25" office:value-type="string">
            <text:p>Old OpenLDAP License, Version 2.3 (#oldOpenLDAP)</text:p>
          </table:table-cell>
          <table:table-cell table:style-name="ce25" office:value-type="string">
            <text:p>Could not find license</text:p>
          </table:table-cell>
          <table:table-cell table:style-name="ce25" table:number-columns-repeated="3"/>
          <table:table-cell table:style-name="ce25" office:value-type="string">
            <text:p>is there other versions? I couldn't find earlier version, all links led to v2.8 which is on list</text:p>
          </table:table-cell>
          <table:table-cell table:style-name="ce25"/>
          <table:table-cell table:style-name="ce26" table:number-columns-repeated="1017"/>
        </table:table-row>
        <table:table-row table:style-name="ro4">
          <table:table-cell table:style-name="ce25" office:value-type="string">
            <text:p>Old Squeak license (#Squeak)</text:p>
          </table:table-cell>
          <table:table-cell table:style-name="ce25" office:value-type="string">
            <text:p>Could not find license: Squeak project does not even use the squeak license at this point</text:p>
          </table:table-cell>
          <table:table-cell table:style-name="ce25" table:number-columns-repeated="3"/>
          <table:table-cell table:style-name="ce25" office:value-type="string">
            <text:p>could not find old version</text:p>
          </table:table-cell>
          <table:table-cell table:style-name="ce25"/>
          <table:table-cell table:style-name="ce26" table:number-columns-repeated="1017"/>
        </table:table-row>
        <table:table-row table:style-name="ro4">
          <table:table-cell table:style-name="ce25" office:value-type="string">
            <text:p>OpenLDAP License, Version 2.7 (#newOpenLDAP)</text:p>
          </table:table-cell>
          <table:table-cell table:style-name="ce25" office:value-type="string">
            <text:p>FSF link is to version 2.8 which is already on SPDX list</text:p>
          </table:table-cell>
          <table:table-cell table:style-name="ce25" office:value-type="string">
            <text:p>http://www.openldap.org/software/release/license.html</text:p>
          </table:table-cell>
          <table:table-cell table:style-name="ce25" table:number-columns-repeated="2"/>
          <table:table-cell table:style-name="ce25" office:value-type="string">
            <text:p>is there other versions? I couldn't find earlier version, all links led to v2.8 which is on list</text:p>
          </table:table-cell>
          <table:table-cell table:style-name="ce25"/>
          <table:table-cell table:style-name="ce26" table:number-columns-repeated="1017"/>
        </table:table-row>
        <table:table-row table:style-name="ro7">
          <table:table-cell table:style-name="ce25" office:value-type="string">
            <text:p>Jahia Community Source License (#Jahia)</text:p>
          </table:table-cell>
          <table:table-cell table:style-name="ce25" office:value-type="string">
            <text:p>Jahia project has moved to GPLv2 with FLOSS exception could not find any copy of the old license</text:p>
          </table:table-cell>
          <table:table-cell table:style-name="ce25" office:value-type="string">
            <text:p>no URL found</text:p>
          </table:table-cell>
          <table:table-cell table:style-name="ce25" table:number-columns-repeated="2"/>
          <table:table-cell table:style-name="ce25" office:value-type="string">
            <text:p>no opinion</text:p>
          </table:table-cell>
          <table:table-cell table:style-name="ce25"/>
          <table:table-cell table:style-name="ce26" table:number-columns-repeated="1017"/>
        </table:table-row>
        <table:table-row table:style-name="ro4">
          <table:table-cell table:style-name="ce25" office:value-type="string">
            <text:p>Sun Solaris Source Code (Foundation Release) License, Version 1.1 (#SunSolarisSourceCode)</text:p>
          </table:table-cell>
          <table:table-cell table:style-name="ce25" office:value-type="string">
            <text:p>Not a free license--no right to redistribute</text:p>
          </table:table-cell>
          <table:table-cell table:style-name="ce25" office:value-type="string">
            <text:p>http://www.mibsoftware.com/librock/librock/license/ssscfr.txt</text:p>
          </table:table-cell>
          <table:table-cell table:style-name="ce25" table:number-columns-repeated="2"/>
          <table:table-cell table:style-name="ce25" office:value-type="string">
            <text:p>no opinion</text:p>
          </table:table-cell>
          <table:table-cell table:style-name="ce25"/>
          <table:table-cell table:style-name="ce26" table:number-columns-repeated="1017"/>
        </table:table-row>
        <table:table-row table:style-name="ro5">
          <table:table-cell table:style-name="ce25" office:value-type="string">
            <text:p>License of PINE (#PINE)</text:p>
          </table:table-cell>
          <table:table-cell table:style-name="ce25" office:value-type="string">
            <text:p>Not an open source license</text:p>
          </table:table-cell>
          <table:table-cell table:style-name="ce25" table:number-columns-repeated="5"/>
          <table:table-cell table:style-name="ce26" table:number-columns-repeated="1017"/>
        </table:table-row>
        <table:table-row table:style-name="ro4">
          <table:table-cell table:style-name="ce25" office:value-type="string">
            <text:p>Microsoft's Shared Source CLI, C#, and Jscript License (#Ms-SS)</text:p>
          </table:table-cell>
          <table:table-cell table:style-name="ce25" office:value-type="string">
            <text:p>Not an open source license: Not in use</text:p>
          </table:table-cell>
          <table:table-cell table:style-name="ce25" office:value-type="string">
            <text:p>http://fedoraproject.org/wiki/Licensing/Microsoft_Shared_Source_License</text:p>
          </table:table-cell>
          <table:table-cell table:style-name="ce25" table:number-columns-repeated="2"/>
          <table:table-cell table:style-name="ce25" office:value-type="string">
            <text:p>no opinion</text:p>
          </table:table-cell>
          <table:table-cell table:style-name="ce25"/>
          <table:table-cell table:style-name="ce26" table:number-columns-repeated="1017"/>
        </table:table-row>
        <table:table-row table:style-name="ro4">
          <table:table-cell table:style-name="ce25" office:value-type="string">
            <text:p>Sun Community Source License (#SunCommunitySourceLicense)</text:p>
          </table:table-cell>
          <table:table-cell table:style-name="ce25" office:value-type="string">
            <text:p>Not considered a FOSS license</text:p>
          </table:table-cell>
          <table:table-cell table:style-name="ce25" office:value-type="string">
            <text:p>http://www.oracle.com/technetwork/java/scsl-1-1-149938.txt</text:p>
          </table:table-cell>
          <table:table-cell table:style-name="ce25" table:number-columns-repeated="2"/>
          <table:table-cell table:style-name="ce25" office:value-type="string">
            <text:p>if used/found still, I'd add</text:p>
          </table:table-cell>
          <table:table-cell table:style-name="ce25"/>
          <table:table-cell table:style-name="ce26" table:number-columns-repeated="1017"/>
        </table:table-row>
        <table:table-row table:style-name="ro10">
          <table:table-cell table:style-name="ce25" office:value-type="string">
            <text:p>BitTorrent Open Source License (#bittorrent)</text:p>
          </table:table-cell>
          <table:table-cell table:style-name="ce25" office:value-type="string">
            <text:p>not currenlty used--derivative of jabber license (Fedora link to license http://fedoraproject.org/wiki/Licensing/BitTorrent_Open_Source_License</text:p>
          </table:table-cell>
          <table:table-cell table:style-name="ce25" office:value-type="string">
            <text:p>link no longer good</text:p>
          </table:table-cell>
          <table:table-cell table:style-name="ce25" office:value-type="string">
            <text:p>BitTorrent Open Source License v1.1</text:p>
          </table:table-cell>
          <table:table-cell table:style-name="ce25" office:value-type="string">
            <text:p>BitTorrent-1.1</text:p>
          </table:table-cell>
          <table:table-cell table:style-name="ce25" office:value-type="string">
            <text:p>I would add. There was also a version 1.0...</text:p>
          </table:table-cell>
          <table:table-cell table:style-name="ce25" office:value-type="string">
            <text:p>Fedora uses "BitTorrent" with no version number - do we need version number here?</text:p>
          </table:table-cell>
          <table:table-cell table:style-name="ce26" table:number-columns-repeated="1017"/>
        </table:table-row>
        <table:table-row table:style-name="ro2">
          <table:table-cell table:style-name="ce25" office:value-type="string">
            <text:p>YaST License (#YaST)</text:p>
          </table:table-cell>
          <table:table-cell table:style-name="ce25" office:value-type="string">
            <text:p>Old Yast license…could not find copy of license…is not used by author</text:p>
          </table:table-cell>
          <table:table-cell table:style-name="ce25" table:number-columns-repeated="5"/>
          <table:table-cell table:style-name="ce26" table:number-columns-repeated="1017"/>
        </table:table-row>
        <table:table-row table:style-name="ro5">
          <table:table-cell table:style-name="ce26" office:value-type="string">
            <text:p>Old license of ksh93 (#ksh93)</text:p>
          </table:table-cell>
          <table:table-cell table:style-name="ce26" office:value-type="string">
            <text:p>Project--not license</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License of Python 1.6b1 through 2.0 and 2.1 (#PythonOld)</text:p>
          </table:table-cell>
          <table:table-cell table:style-name="ce26" office:value-type="string">
            <text:p>Specific project--not license</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License of Python 2.0.1, 2.1.1, and newer versions (#Python)</text:p>
          </table:table-cell>
          <table:table-cell table:style-name="ce26" office:value-type="string">
            <text:p>Specific project--not license</text:p>
          </table:table-cell>
          <table:table-cell table:style-name="ce26"/>
          <table:table-cell table:style-name="ce31" table:number-columns-repeated="2"/>
          <table:table-cell table:style-name="ce26" table:number-columns-repeated="1019"/>
        </table:table-row>
        <table:table-row table:style-name="ro5">
          <table:table-cell table:style-name="ce26" office:value-type="string">
            <text:p>License of Ruby (#Ruby)</text:p>
          </table:table-cell>
          <table:table-cell table:style-name="ce26" office:value-type="string">
            <text:p>Specific project--not license</text:p>
          </table:table-cell>
          <table:table-cell table:style-name="ce26"/>
          <table:table-cell table:style-name="ce31" table:number-columns-repeated="2"/>
          <table:table-cell table:style-name="ce26" table:number-columns-repeated="1019"/>
        </table:table-row>
        <table:table-row table:style-name="ro5">
          <table:table-cell table:style-name="ce26" office:value-type="string">
            <text:p>License of the ec fonts for LaTeX (#ecfonts)</text:p>
          </table:table-cell>
          <table:table-cell table:style-name="ce26" office:value-type="string">
            <text:p>Specific project--not license</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License of the iMatix Standard Function Library (#iMatix)</text:p>
          </table:table-cell>
          <table:table-cell table:style-name="ce26" office:value-type="string">
            <text:p>Specific project--not license</text:p>
          </table:table-cell>
          <table:table-cell table:style-name="ce26"/>
          <table:table-cell table:style-name="ce31" table:number-columns-repeated="2"/>
          <table:table-cell table:style-name="ce26" table:number-columns-repeated="1019"/>
        </table:table-row>
        <table:table-row table:style-name="ro5">
          <table:table-cell table:style-name="ce26" office:value-type="string">
            <text:p>License of Vim, Version 6.1 or later (#Vim)</text:p>
          </table:table-cell>
          <table:table-cell table:style-name="ce26" office:value-type="string">
            <text:p>Specific project--not license</text:p>
          </table:table-cell>
          <table:table-cell table:style-name="ce26"/>
          <table:table-cell table:style-name="ce31" table:number-columns-repeated="2"/>
          <table:table-cell table:style-name="ce26" table:number-columns-repeated="1019"/>
        </table:table-row>
        <table:table-row table:style-name="ro5">
          <table:table-cell table:style-name="ce26" office:value-type="string">
            <text:p>License of WebM (#WebM)</text:p>
          </table:table-cell>
          <table:table-cell table:style-name="ce26" office:value-type="string">
            <text:p>Specific project--not license</text:p>
          </table:table-cell>
          <table:table-cell table:style-name="ce26"/>
          <table:table-cell table:style-name="ce31" table:number-columns-repeated="2"/>
          <table:table-cell table:style-name="ce26" table:number-columns-repeated="1019"/>
        </table:table-row>
        <table:table-row table:style-name="ro5">
          <table:table-cell table:style-name="ce26" office:value-type="string">
            <text:p>License of xinetd (#xinetd)</text:p>
          </table:table-cell>
          <table:table-cell table:style-name="ce26" office:value-type="string">
            <text:p>Specific project--not license</text:p>
          </table:table-cell>
          <table:table-cell table:style-name="ce26"/>
          <table:table-cell table:style-name="ce31" table:number-columns-repeated="2"/>
          <table:table-cell table:style-name="ce26" table:number-columns-repeated="1019"/>
        </table:table-row>
        <table:table-row table:style-name="ro5">
          <table:table-cell table:style-name="ce26" office:value-type="string">
            <text:p>License of ZLib (#ZLib)</text:p>
          </table:table-cell>
          <table:table-cell table:style-name="ce26" office:value-type="string">
            <text:p>Specific project--not license</text:p>
          </table:table-cell>
          <table:table-cell table:style-name="ce26"/>
          <table:table-cell table:style-name="ce31" table:number-columns-repeated="2"/>
          <table:table-cell table:style-name="ce26" table:number-columns-repeated="1019"/>
        </table:table-row>
        <table:table-row table:style-name="ro5">
          <table:table-cell table:style-name="ce26" office:value-type="string">
            <text:p>Old Plan 9 license (#Plan9)</text:p>
          </table:table-cell>
          <table:table-cell table:style-name="ce26" office:value-type="string">
            <text:p>Specific project--not license</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License of Netscape JavaScript (#NetscapeJavaScript)</text:p>
          </table:table-cell>
          <table:table-cell table:style-name="ce26" office:value-type="string">
            <text:p>this is not a unique license, but FSF indicating dual license</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License of Perl 5 and below (#PerlLicense)</text:p>
          </table:table-cell>
          <table:table-cell table:style-name="ce26" office:value-type="string">
            <text:p>this is not a unique license, but FSF indicating dual license</text:p>
          </table:table-cell>
          <table:table-cell table:style-name="ce26"/>
          <table:table-cell table:style-name="ce31" table:number-columns-repeated="2"/>
          <table:table-cell table:style-name="ce26" table:number-columns-repeated="1019"/>
        </table:table-row>
        <table:table-row table:style-name="ro5">
          <table:table-cell table:style-name="ce26" office:value-type="string">
            <text:p>FreeBSD license (#FreeBSD)</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Academic Free License, all versions through 3.0 (#AcademicFreeLicense)</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5">
          <table:table-cell table:style-name="ce26" office:value-type="string">
            <text:p>Apache License, Version 1.0 (#apache1)</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5">
          <table:table-cell table:style-name="ce26" office:value-type="string">
            <text:p>Apache License, Version 1.1 (#apache1.1)</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5">
          <table:table-cell table:style-name="ce26" office:value-type="string">
            <text:p>Apache License, Version 2.0 (#apache2)</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Apple Public Source License (APSL), version 1.x (#apsl1)</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Apple Public Source License (APSL), version 2 (#apsl2)</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5">
          <table:table-cell table:style-name="ce26" office:value-type="string">
            <text:p>Artistic License 1.0 (#ArtisticLicense)</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5">
          <table:table-cell table:style-name="ce26" office:value-type="string">
            <text:p>Artistic License 2.0 (#ArtisticLicense2)</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5">
          <table:table-cell table:style-name="ce26" office:value-type="string">
            <text:p>Boost Software License (#boost)</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3">
          <table:table-cell table:style-name="ce26" office:value-type="string">
            <text:p>CC0 (#CC0)</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5">
          <table:table-cell table:style-name="ce26" office:value-type="string">
            <text:p>CeCILL version 2 (#CeCIL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4">
          <table:table-cell table:style-name="ce26" office:value-type="string">
            <text:p>Common Development and Distribution License (CDDL), version 1.0 (#CDD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Common Public Attribution License 1.0 (CPAL) (#CPA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4">
          <table:table-cell table:style-name="ce26" office:value-type="string">
            <text:p>Common Public License Version 1.0 (#CommonPublicLicense10)</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5">
          <table:table-cell table:style-name="ce26" office:value-type="string">
            <text:p>Eclipse Public License Version 1.0 (#EP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5">
          <table:table-cell table:style-name="ce26" office:value-type="string">
            <text:p>eCos license version 2.0 (#eCos2.0)</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5">
          <table:table-cell table:style-name="ce26" office:value-type="string">
            <text:p>Educational Community License 2.0 (#ECL2.0)</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5">
          <table:table-cell table:style-name="ce26" office:value-type="string">
            <text:p>Eiffel Forum License, version 2 (#Eiffe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5">
          <table:table-cell table:style-name="ce26" office:value-type="string">
            <text:p>EU DataGrid Software License (#EUDataGrid)</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European Union Public License (EUPL) version 1.1 (#EUP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5">
          <table:table-cell table:style-name="ce26" office:value-type="string">
            <text:p>IBM Public License, Version 1.0 (#IBMP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3">
          <table:table-cell table:style-name="ce26" office:value-type="string">
            <text:p>ISC License (#ISC)</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5">
          <table:table-cell table:style-name="ce26" office:value-type="string">
            <text:p>LaTeX Project Public License 1.2 (#LPPL-1.2)</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Lucent Public License Version 1.02 (Plan 9 license) (#lucent102)</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5">
          <table:table-cell table:style-name="ce26" office:value-type="string">
            <text:p>Microsoft Public License (Ms-PL) (#ms-p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5">
          <table:table-cell table:style-name="ce26" office:value-type="string">
            <text:p>Microsoft Reciprocal License (Ms-RL) (#ms-r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5">
          <table:table-cell table:style-name="ce26" office:value-type="string">
            <text:p>Modified BSD license (#ModifiedBSD)</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5">
          <table:table-cell table:style-name="ce26" office:value-type="string">
            <text:p>Mozilla Public License (MPL) version 1.1 (#MP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Mozilla Public License (MPL) version 2.0 (#MPL-2.0)</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5">
          <table:table-cell table:style-name="ce26" office:value-type="string">
            <text:p>NASA Open Source Agreement (#NASA)</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5">
          <table:table-cell table:style-name="ce26" office:value-type="string">
            <text:p>Nokia Open Source License (#Nokia)</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Open Software License, all versions through 3.0 (#OS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5">
          <table:table-cell table:style-name="ce26" office:value-type="string">
            <text:p>OpenSSL license (#OpenSS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5">
          <table:table-cell table:style-name="ce26" office:value-type="string">
            <text:p>Original BSD license (#OriginalBSD)</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5">
          <table:table-cell table:style-name="ce26" office:value-type="string">
            <text:p>PHP License, Version 3.01 (#PHP-3.01)</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5">
          <table:table-cell table:style-name="ce26" office:value-type="string">
            <text:p>Q Public License (QPL), Version 1.0 (#QP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RealNetworks Public Source License (RPSL), Version 1.0 (#RPS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5">
          <table:table-cell table:style-name="ce26" office:value-type="string">
            <text:p>Reciprocal Public License (#RP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3">
          <table:table-cell table:style-name="ce26" office:value-type="string">
            <text:p>Sun Public License (#SPL)</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Sybase Open Watcom Public License version 1.0 (#Watcom)</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5">
          <table:table-cell table:style-name="ce26" office:value-type="string">
            <text:p>W3C Software Notice and License (#W3C)</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5">
          <table:table-cell table:style-name="ce26" office:value-type="string">
            <text:p>XFree86 1.1 License (#XFree861.1License)</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5">
          <table:table-cell table:style-name="ce26" office:value-type="string">
            <text:p>Yahoo! Public License 1.1 (#Yahoo)</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5">
          <table:table-cell table:style-name="ce26" office:value-type="string">
            <text:p>Zimbra Public License 1.3 (#Zimbra)</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5">
          <table:table-cell table:style-name="ce26" office:value-type="string">
            <text:p>Zope Public License version 1 (#Zope)</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Zope Public License, versions 2.0 and 2.1 (#Zope2.0)</text:p>
          </table:table-cell>
          <table:table-cell table:style-name="ce26" office:value-type="string">
            <text:p>Yes</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License of Python 1.6a2 and earlier versions (#Python1.6a2)</text:p>
          </table:table-cell>
          <table:table-cell table:style-name="ce26" office:value-type="string">
            <text:p>Yes--CNRI license</text:p>
          </table:table-cell>
          <table:table-cell table:style-name="ce26" office:value-type="string">
            <text:p>http://docs.python.org/license.html</text:p>
          </table:table-cell>
          <table:table-cell table:style-name="ce31" table:number-columns-repeated="2"/>
          <table:table-cell table:style-name="ce26" table:number-columns-repeated="1019"/>
        </table:table-row>
        <table:table-row table:style-name="ro2">
          <table:table-cell table:style-name="ce26" office:value-type="string">
            <text:p>NCSA/University of Illinois Open Source License (#NCSA)</text:p>
          </table:table-cell>
          <table:table-cell table:style-name="ce26" office:value-type="string">
            <text:p>Yes--on SPDX license list in reverse order</text:p>
          </table:table-cell>
          <table:table-cell table:style-name="ce26"/>
          <table:table-cell table:style-name="ce31" table:number-columns-repeated="2"/>
          <table:table-cell table:style-name="ce26" table:number-columns-repeated="1019"/>
        </table:table-row>
        <table:table-row table:style-name="ro2">
          <table:table-cell table:style-name="ce26" office:value-type="string">
            <text:p>Affero General Public License version 1 (#AGPLv1.0)</text:p>
          </table:table-cell>
          <table:table-cell table:style-name="ce26" table:number-columns-repeated="2"/>
          <table:table-cell table:style-name="ce31" table:number-columns-repeated="2"/>
          <table:table-cell table:style-name="ce26" table:number-columns-repeated="1019"/>
        </table:table-row>
        <table:table-row table:style-name="ro5">
          <table:table-cell table:style-name="ce26" office:value-type="string">
            <text:p>AT&amp;T Public License (#ATTPublicLicense)</text:p>
          </table:table-cell>
          <table:table-cell table:style-name="ce26"/>
          <table:table-cell table:style-name="ce26" office:value-type="string">
            <text:p>no link on FSF website</text:p>
          </table:table-cell>
          <table:table-cell table:style-name="ce31" table:number-columns-repeated="2"/>
          <table:table-cell table:style-name="ce26" table:number-columns-repeated="1019"/>
        </table:table-row>
        <table:table-row table:style-name="ro4">
          <table:table-cell table:style-name="ce26" office:value-type="string">
            <text:p>Berkeley Database License (a.k.a. the Sleepycat Software Product License) (#BerkeleyDB)</text:p>
          </table:table-cell>
          <table:table-cell table:style-name="ce26" table:number-columns-repeated="2"/>
          <table:table-cell table:style-name="ce31" table:number-columns-repeated="2"/>
          <table:table-cell table:style-name="ce26" table:number-columns-repeated="1019"/>
        </table:table-row>
        <table:table-row table:style-name="ro5">
          <table:table-cell table:style-name="ce26" office:value-type="string">
            <text:p>Code Project Open License, version 1.02 (#cpol)</text:p>
          </table:table-cell>
          <table:table-cell table:style-name="ce26"/>
          <table:table-cell table:style-name="ce26" office:value-type="string">
            <text:p>no link on FSF website</text:p>
          </table:table-cell>
          <table:table-cell table:style-name="ce31" table:number-columns-repeated="2"/>
          <table:table-cell table:style-name="ce26" table:number-columns-repeated="1019"/>
        </table:table-row>
        <table:table-row table:style-name="ro5">
          <table:table-cell table:style-name="ce26" office:value-type="string">
            <text:p>eCos Public License, version 1.1 (#eCos11)</text:p>
          </table:table-cell>
          <table:table-cell table:style-name="ce26"/>
          <table:table-cell table:style-name="ce26" office:value-type="string">
            <text:p>no link on FSF website</text:p>
          </table:table-cell>
          <table:table-cell table:style-name="ce31" table:number-columns-repeated="2"/>
          <table:table-cell table:style-name="ce26" table:number-columns-repeated="1019"/>
        </table:table-row>
        <table:table-row table:style-name="ro5" table:number-rows-repeated="1048465">
          <table:table-cell table:number-columns-repeated="1024"/>
        </table:table-row>
        <table:table-row table:style-name="ro5">
          <table:table-cell table:number-columns-repeated="1024"/>
        </table:table-row>
      </table:table>
      <table:named-expressions>
        <table:named-range table:name="Excel_BuiltIn__FilterDatabase" table:base-cell-address="$licenses.$A$1" table:cell-range-address="$licenses.$A$1:.$G$165"/>
        <table:named-range table:name="howto" table:base-cell-address="$licenses.$A$1" table:cell-range-address="$licenses.$D$157:.$D$158"/>
        <table:named-range table:name="preamble" table:base-cell-address="$licenses.$A$1" table:cell-range-address="$licenses.$D$18"/>
        <table:named-range table:name="section0" table:base-cell-address="$licenses.$A$1" table:cell-range-address="$licenses.$D$43"/>
        <table:named-range table:name="section1" table:base-cell-address="$licenses.$A$1" table:cell-range-address="$licenses.$D$60"/>
        <table:named-range table:name="section10" table:base-cell-address="$licenses.$A$1" table:cell-range-address="$licenses.$D$157:.$D$158"/>
        <table:named-range table:name="section11" table:base-cell-address="$licenses.$A$1" table:cell-range-address="$licenses.$D$157:.$D$158"/>
        <table:named-range table:name="section12" table:base-cell-address="$licenses.$A$1" table:cell-range-address="$licenses.$D$157:.$D$158"/>
        <table:named-range table:name="section13" table:base-cell-address="$licenses.$A$1" table:cell-range-address="$licenses.$D$157:.$D$158"/>
        <table:named-range table:name="section14" table:base-cell-address="$licenses.$A$1" table:cell-range-address="$licenses.$D$157:.$D$158"/>
        <table:named-range table:name="section15" table:base-cell-address="$licenses.$A$1" table:cell-range-address="$licenses.$D$157:.$D$158"/>
        <table:named-range table:name="section16" table:base-cell-address="$licenses.$A$1" table:cell-range-address="$licenses.$D$157:.$D$158"/>
        <table:named-range table:name="section17" table:base-cell-address="$licenses.$A$1" table:cell-range-address="$licenses.$D$157:.$D$158"/>
        <table:named-range table:name="section3" table:base-cell-address="$licenses.$A$1" table:cell-range-address="$licenses.$D$91"/>
        <table:named-range table:name="section4" table:base-cell-address="$licenses.$A$1" table:cell-range-address="$licenses.$D$96"/>
        <table:named-range table:name="section5" table:base-cell-address="$licenses.$A$1" table:cell-range-address="$licenses.$D$100"/>
        <table:named-range table:name="section6" table:base-cell-address="$licenses.$A$1" table:cell-range-address="$licenses.$D$115"/>
        <table:named-range table:name="section7" table:base-cell-address="$licenses.$A$1" table:cell-range-address="$licenses.$D$136"/>
        <table:named-range table:name="section8" table:base-cell-address="$licenses.$A$1" table:cell-range-address="$licenses.$D$157:.$D$158"/>
        <table:named-range table:name="section9" table:base-cell-address="$licenses.$A$1" table:cell-range-address="$licenses.$D$157:.$D$158"/>
        <table:named-range table:name="terms" table:base-cell-address="$licenses.$A$1" table:cell-range-address="$licenses.$D$41"/>
        <table:named-range table:name="Z_79319976_E632_E944_A89E_FB128C7B2531_.wvu.FilterData" table:base-cell-address="$licenses.$A$1" table:cell-range-address="$licenses.$A$1:.$G$16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vertical-align="middl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ext-properties fo:color="#0000d4"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2">08/22/2012</text:date>, <text:time>12:03:29</text:time></text:p>
        </style:region-right>
      </style:header>
      <style:header-left style:display="false"/>
      <style:footer>
        <text:p>Page <text:page-number>1</text:page-number> / <text:page-count>99</text:page-count></text:p>
      </style:footer>
      <style:footer-left style:display="false"/>
    </style:master-page>
    <style:master-page style:name="PageStyle_5f_licenses" style:display-name="PageStyle_licenses" style:page-layout-name="Mpm3">
      <style:header style:display="false"/>
      <style:header-left style:display="false"/>
      <style:footer style:display="false"/>
      <style:footer-left style:display="false"/>
    </style:master-page>
    <style:master-page style:name="PageStyle_5f_FSF" style:display-name="PageStyle_FSF"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urce Auditor</meta:initial-creator>
    <meta:creation-date>2011-05-04T08:43:46</meta:creation-date>
    <dc:creator>J Lovejoy</dc:creator>
    <dc:date>2012-08-22T10:54:23</dc:date>
    <meta:document-statistic meta:table-count="2" meta:cell-count="1308" meta:object-count="0"/>
    <meta:generator>OpenOffice.org/3.4$Unix OpenOffice.org_project/340m1$Build-9590</meta:generator>
  </office:meta>
</office:document-meta>
</file>